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2.85mm"/>
    </style:style>
    <style:style style:name="co3" style:family="table-column">
      <style:table-column-properties fo:break-before="auto" style:column-width="37.64mm"/>
    </style:style>
    <style:style style:name="co4" style:family="table-column">
      <style:table-column-properties fo:break-before="auto" style:column-width="22.67mm"/>
    </style:style>
    <style:style style:name="co5" style:family="table-column">
      <style:table-column-properties fo:break-before="auto" style:column-width="49.71mm"/>
    </style:style>
    <style:style style:name="co6" style:family="table-column">
      <style:table-column-properties fo:break-before="auto" style:column-width="97.38mm"/>
    </style:style>
    <style:style style:name="co7" style:family="table-column">
      <style:table-column-properties fo:break-before="auto" style:column-width="40.27mm"/>
    </style:style>
    <style:style style:name="co8" style:family="table-column">
      <style:table-column-properties fo:break-before="auto" style:column-width="49.16mm"/>
    </style:style>
    <style:style style:name="ro1" style:family="table-row">
      <style:table-row-properties style:row-height="4.27mm" fo:break-before="auto" style:use-optimal-row-height="true"/>
    </style:style>
    <style:style style:name="ro2" style:family="table-row">
      <style:table-row-properties style:row-height="4.46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5.79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 style:data-style-name="N99"/>
    <style:style style:name="ce2" style:family="table-cell" style:parent-style-name="Default" style:data-style-name="N100"/>
    <style:style style:name="ce3" style:family="table-cell" style:parent-style-name="Default">
      <style:text-properties style:font-name="Liberation Sans" style:font-name-asian="DejaVu Sans" style:font-name-complex="FreeSans"/>
    </style:style>
    <style:style style:name="ce4" style:family="table-cell" style:parent-style-name="Default">
      <style:text-properties style:font-name="Arial" fo:font-size="10pt" fo:language="uk" fo:country="UA" style:font-size-asian="10pt" style:language-asian="zh" style:country-asian="CN" style:font-name-complex="FreeSans" style:font-size-complex="10pt" style:language-complex="hi" style:country-complex="IN"/>
    </style:style>
  </office:automatic-styles>
  <office:body>
    <office:spreadsheet>
      <table:table table:name="Аркуш2" table:style-name="ta1" table:print-ranges="Аркуш2.A1:Аркуш2.G178">
        <table:table-column table:style-name="co1" table:number-columns-repeated="6" table:default-cell-style-name="Default"/>
        <table:table-column table:style-name="co2" table:default-cell-style-name="Default"/>
        <table:table-column table:style-name="co3" table:default-cell-style-name="ce3"/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Тег</text:p>
          </table:table-cell>
          <table:table-cell office:value-type="string" calcext:value-type="string">
            <text:p>Адреса</text:p>
          </table:table-cell>
          <table:table-cell office:value-type="string" calcext:value-type="string">
            <text:p>Тип</text:p>
          </table:table-cell>
          <table:table-cell office:value-type="string" calcext:value-type="string">
            <text:p>Читати</text:p>
          </table:table-cell>
          <table:table-cell office:value-type="string" calcext:value-type="string">
            <text:p>Історія</text:p>
          </table:table-cell>
          <table:table-cell table:style-name="ce2" office:value-type="string" calcext:value-type="string">
            <text:p>Шкала</text:p>
          </table:table-cell>
          <table:table-cell office:value-type="string" calcext:value-type="string">
            <text:p>Текст</text:p>
          </table:table-cell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Name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Format</text:p>
          </table:table-cell>
          <table:table-cell table:number-columns-repeated="2"/>
          <table:table-cell table:style-name="ce2"/>
          <table:table-cell/>
          <table:table-cell table:style-name="Default"/>
          <table:table-cell table:number-columns-repeated="7"/>
        </table:table-row>
        <table:table-row table:style-name="ro2">
          <table:table-cell table:number-columns-repeated="3"/>
          <table:table-cell table:style-name="ce1" table:number-columns-repeated="2"/>
          <table:table-cell table:number-columns-repeated="6"/>
          <table:table-cell office:value-type="string" calcext:value-type="string">
            <text:p>create table Cf1(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ame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Attribute</text:p>
          </table:table-cell>
          <table:table-cell table:style-name="ce1" office:value-type="boolean" office:boolean-value="false" calcext:value-type="boolean">
            <text:p>БРЕХНЯ</text:p>
          </table:table-cell>
          <table:table-cell table:style-name="ce1" office:value-type="boolean" office:boolean-value="true" calcext:value-type="boolean">
            <text:p>ІСТИНА</text:p>
          </table:table-cell>
          <table:table-cell/>
          <table:table-cell office:value-type="string" calcext:value-type="string">
            <text:p>Comment</text:p>
          </table:table-cell>
          <table:table-cell table:number-columns-repeated="4"/>
          <table:table-cell office:value-type="string" calcext:value-type="string">
            <text:p>Dt integer unsigned not null,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u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oo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CONCATENATE([.A5];&quot;,MODBUS,&quot;;IF([.C5]=&quot;Bool&quot;;&quot;0x&quot;;&quot;4x&quot;);&quot;,&quot;;[.B5])" office:value-type="string" office:string-value="Run,MODBUS,0x,11" calcext:value-type="string">
            <text:p>Run,MODBUS,0x,11</text:p>
          </table:table-cell>
          <table:table-cell table:style-name="ce3"/>
          <table:table-cell table:number-columns-repeated="2"/>
          <table:table-cell table:formula="of:=IF([.E5:.E5]=1;CONCATENATE([.A5:.A5];&quot; integer default '0',&quot;);&quot;&quot;)">
            <text:p/>
          </table:table-cell>
          <table:table-cell table:number-columns-repeated="3"/>
        </table:table-row>
        <table:table-row table:style-name="ro2">
          <table:table-cell office:value-type="string" calcext:value-type="string">
            <text:p>Sav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oo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CONCATENATE([.A6];&quot;,MODBUS,&quot;;IF([.C6]=&quot;Bool&quot;;&quot;0x&quot;;&quot;4x&quot;);&quot;,&quot;;[.B6])" office:value-type="string" office:string-value="Save,MODBUS,0x,12" calcext:value-type="string">
            <text:p>Save,MODBUS,0x,12</text:p>
          </table:table-cell>
          <table:table-cell table:number-columns-repeated="3"/>
          <table:table-cell table:formula="of:=IF([.E6:.E6]=1;CONCATENATE([.A6:.A6];&quot; smallint default '0',&quot;);&quot;&quot;)">
            <text:p/>
          </table:table-cell>
          <table:table-cell table:number-columns-repeated="3"/>
        </table:table-row>
        <table:table-row table:style-name="ro2">
          <table:table-cell office:value-type="string" calcext:value-type="string">
            <text:p>X_torm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Кінцевик тормозу</text:p>
          </table:table-cell>
          <table:table-cell table:formula="of:=CONCATENATE([.A7];&quot;,MODBUS,&quot;;IF([.C7]=&quot;Bool&quot;;&quot;0x&quot;;&quot;4x&quot;);&quot;,&quot;;[.B7])" office:value-type="string" office:string-value="X_torm,MODBUS,0x,13" calcext:value-type="string">
            <text:p>X_torm,MODBUS,0x,13</text:p>
          </table:table-cell>
          <table:table-cell table:number-columns-repeated="3"/>
          <table:table-cell table:formula="of:=IF([.E7:.E7]=1;CONCATENATE([.A7:.A7];&quot; integer default '0',&quot;);&quot;&quot;)" office:value-type="string" office:string-value="X_torm integer default '0'," calcext:value-type="string">
            <text:p>X_torm integer default '0',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X_lotok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Кінцевик лотка</text:p>
          </table:table-cell>
          <table:table-cell table:formula="of:=CONCATENATE([.A8];&quot;,MODBUS,&quot;;IF([.C8]=&quot;Bool&quot;;&quot;0x&quot;;&quot;4x&quot;);&quot;,&quot;;[.B8])" office:value-type="string" office:string-value="X_lotok,MODBUS,0x,14" calcext:value-type="string">
            <text:p>X_lotok,MODBUS,0x,14</text:p>
          </table:table-cell>
          <table:table-cell table:number-columns-repeated="3"/>
          <table:table-cell table:formula="of:=IF([.E8:.E8]=1;CONCATENATE([.A8:.A8];&quot; integer default '0',&quot;);&quot;&quot;)" office:value-type="string" office:string-value="X_lotok integer default '0'," calcext:value-type="string">
            <text:p>X_lotok integer default '0',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X_shib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Кінцевик шибера</text:p>
          </table:table-cell>
          <table:table-cell table:formula="of:=CONCATENATE([.A9];&quot;,MODBUS,&quot;;IF([.C9]=&quot;Bool&quot;;&quot;0x&quot;;&quot;4x&quot;);&quot;,&quot;;[.B9])" office:value-type="string" office:string-value="X_shib,MODBUS,0x,15" calcext:value-type="string">
            <text:p>X_shib,MODBUS,0x,15</text:p>
          </table:table-cell>
          <table:table-cell table:number-columns-repeated="3"/>
          <table:table-cell table:formula="of:=IF([.E9:.E9]=1;CONCATENATE([.A9:.A9];&quot; integer default '0',&quot;);&quot;&quot;)" office:value-type="string" office:string-value="X_shib integer default '0'," calcext:value-type="string">
            <text:p>X_shib integer default '0',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X_vv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Коливання вала</text:p>
          </table:table-cell>
          <table:table-cell table:formula="of:=CONCATENATE([.A10];&quot;,MODBUS,&quot;;IF([.C10]=&quot;Bool&quot;;&quot;0x&quot;;&quot;4x&quot;);&quot;,&quot;;[.B10])" office:value-type="string" office:string-value="X_vv,MODBUS,0x,16" calcext:value-type="string">
            <text:p>X_vv,MODBUS,0x,16</text:p>
          </table:table-cell>
          <table:table-cell table:number-columns-repeated="3"/>
          <table:table-cell table:formula="of:=IF([.E10:.E10]=1;CONCATENATE([.A10:.A10];&quot; integer default '0',&quot;);&quot;&quot;)" office:value-type="string" office:string-value="X_vv integer default '0'," calcext:value-type="string">
            <text:p>X_vv integer default '0',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X_Dsp_l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Центровка</text:p>
          </table:table-cell>
          <table:table-cell table:formula="of:=CONCATENATE([.A11];&quot;,MODBUS,&quot;;IF([.C11]=&quot;Bool&quot;;&quot;0x&quot;;&quot;4x&quot;);&quot;,&quot;;[.B11])" office:value-type="string" office:string-value="X_Dsp_l,MODBUS,0x,17" calcext:value-type="string">
            <text:p>X_Dsp_l,MODBUS,0x,17</text:p>
          </table:table-cell>
          <table:table-cell table:number-columns-repeated="3"/>
          <table:table-cell table:formula="of:=IF([.E11:.E11]=1;CONCATENATE([.A11:.A11];&quot; integer default '0',&quot;);&quot;&quot;)" office:value-type="string" office:string-value="X_Dsp_l integer default '0'," calcext:value-type="string">
            <text:p>X_Dsp_l integer default '0',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X_Dsp_h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Конус відкритий</text:p>
          </table:table-cell>
          <table:table-cell table:formula="of:=CONCATENATE([.A12];&quot;,MODBUS,&quot;;IF([.C12]=&quot;Bool&quot;;&quot;0x&quot;;&quot;4x&quot;);&quot;,&quot;;[.B12])" office:value-type="string" office:string-value="X_Dsp_h,MODBUS,0x,18" calcext:value-type="string">
            <text:p>X_Dsp_h,MODBUS,0x,18</text:p>
          </table:table-cell>
          <table:table-cell table:number-columns-repeated="3"/>
          <table:table-cell table:formula="of:=IF([.E12:.E12]=1;CONCATENATE([.A12:.A12];&quot; integer default '0',&quot;);&quot;&quot;)" office:value-type="string" office:string-value="X_Dsp_h integer default '0'," calcext:value-type="string">
            <text:p>X_Dsp_h integer default '0',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X_nv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Ніж від сита</text:p>
          </table:table-cell>
          <table:table-cell table:formula="of:=CONCATENATE([.A13];&quot;,MODBUS,&quot;;IF([.C13]=&quot;Bool&quot;;&quot;0x&quot;;&quot;4x&quot;);&quot;,&quot;;[.B13])" office:value-type="string" office:string-value="X_nvs,MODBUS,0x,19" calcext:value-type="string">
            <text:p>X_nvs,MODBUS,0x,19</text:p>
          </table:table-cell>
          <table:table-cell table:number-columns-repeated="3"/>
          <table:table-cell table:formula="of:=IF([.E13:.E13]=1;CONCATENATE([.A13:.A13];&quot; integer default '0',&quot;);&quot;&quot;)" office:value-type="string" office:string-value="X_nvs integer default '0'," calcext:value-type="string">
            <text:p>X_nvs integer default '0',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X_nd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Ніж до сита</text:p>
          </table:table-cell>
          <table:table-cell table:formula="of:=CONCATENATE([.A14];&quot;,MODBUS,&quot;;IF([.C14]=&quot;Bool&quot;;&quot;0x&quot;;&quot;4x&quot;);&quot;,&quot;;[.B14])" office:value-type="string" office:string-value="X_nds,MODBUS,0x,20" calcext:value-type="string">
            <text:p>X_nds,MODBUS,0x,20</text:p>
          </table:table-cell>
          <table:table-cell table:number-columns-repeated="3"/>
          <table:table-cell table:formula="of:=IF([.E14:.E14]=1;CONCATENATE([.A14:.A14];&quot; integer default '0',&quot;);&quot;&quot;)" office:value-type="string" office:string-value="X_nds integer default '0'," calcext:value-type="string">
            <text:p>X_nds integer default '0',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X_nup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Ніж вверху</text:p>
          </table:table-cell>
          <table:table-cell table:formula="of:=CONCATENATE([.A15];&quot;,MODBUS,&quot;;IF([.C15]=&quot;Bool&quot;;&quot;0x&quot;;&quot;4x&quot;);&quot;,&quot;;[.B15])" office:value-type="string" office:string-value="X_nup,MODBUS,0x,21" calcext:value-type="string">
            <text:p>X_nup,MODBUS,0x,21</text:p>
          </table:table-cell>
          <table:table-cell table:number-columns-repeated="3"/>
          <table:table-cell table:formula="of:=IF([.E15:.E15]=1;CONCATENATE([.A15:.A15];&quot; integer default '0',&quot;);&quot;&quot;)" office:value-type="string" office:string-value="X_nup integer default '0'," calcext:value-type="string">
            <text:p>X_nup integer default '0',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X_ndw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Ніж внизу</text:p>
          </table:table-cell>
          <table:table-cell table:formula="of:=CONCATENATE([.A16];&quot;,MODBUS,&quot;;IF([.C16]=&quot;Bool&quot;;&quot;0x&quot;;&quot;4x&quot;);&quot;,&quot;;[.B16])" office:value-type="string" office:string-value="X_ndw,MODBUS,0x,22" calcext:value-type="string">
            <text:p>X_ndw,MODBUS,0x,22</text:p>
          </table:table-cell>
          <table:table-cell table:number-columns-repeated="3"/>
          <table:table-cell table:formula="of:=IF([.E16:.E16]=1;CONCATENATE([.A16:.A16];&quot; integer default '0',&quot;);&quot;&quot;)" office:value-type="string" office:string-value="X_ndw integer default '0'," calcext:value-type="string">
            <text:p>X_ndw integer default '0',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X_sgr_z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Сегрегатор на зелену </text:p>
          </table:table-cell>
          <table:table-cell table:formula="of:=CONCATENATE([.A17];&quot;,MODBUS,&quot;;IF([.C17]=&quot;Bool&quot;;&quot;0x&quot;;&quot;4x&quot;);&quot;,&quot;;[.B17])" office:value-type="string" office:string-value="X_sgr_z,MODBUS,0x,23" calcext:value-type="string">
            <text:p>X_sgr_z,MODBUS,0x,23</text:p>
          </table:table-cell>
          <table:table-cell table:number-columns-repeated="3"/>
          <table:table-cell table:formula="of:=IF([.E17:.E17]=1;CONCATENATE([.A17:.A17];&quot; integer default '0',&quot;);&quot;&quot;)" office:value-type="string" office:string-value="X_sgr_z integer default '0'," calcext:value-type="string">
            <text:p>X_sgr_z integer default '0',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X_sgr_b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Сегрегатор на білу</text:p>
          </table:table-cell>
          <table:table-cell table:formula="of:=CONCATENATE([.A18];&quot;,MODBUS,&quot;;IF([.C18]=&quot;Bool&quot;;&quot;0x&quot;;&quot;4x&quot;);&quot;,&quot;;[.B18])" office:value-type="string" office:string-value="X_sgr_b,MODBUS,0x,24" calcext:value-type="string">
            <text:p>X_sgr_b,MODBUS,0x,24</text:p>
          </table:table-cell>
          <table:table-cell table:number-columns-repeated="3"/>
          <table:table-cell table:formula="of:=IF([.E18:.E18]=1;CONCATENATE([.A18:.A18];&quot; integer default '0',&quot;);&quot;&quot;)" office:value-type="string" office:string-value="X_sgr_b integer default '0'," calcext:value-type="string">
            <text:p>X_sgr_b integer default '0',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X_luk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Кришка люка</text:p>
          </table:table-cell>
          <table:table-cell table:formula="of:=CONCATENATE([.A19];&quot;,MODBUS,&quot;;IF([.C19]=&quot;Bool&quot;;&quot;0x&quot;;&quot;4x&quot;);&quot;,&quot;;[.B19])" office:value-type="string" office:string-value="X_luk,MODBUS,0x,25" calcext:value-type="string">
            <text:p>X_luk,MODBUS,0x,25</text:p>
          </table:table-cell>
          <table:table-cell table:number-columns-repeated="3"/>
          <table:table-cell table:formula="of:=IF([.E19:.E19]=1;CONCATENATE([.A19:.A19];&quot; integer default '0',&quot;);&quot;&quot;)" office:value-type="string" office:string-value="X_luk integer default '0'," calcext:value-type="string">
            <text:p>X_luk integer default '0',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usk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Кнопка пуск</text:p>
          </table:table-cell>
          <table:table-cell table:formula="of:=CONCATENATE([.A20];&quot;,MODBUS,&quot;;IF([.C20]=&quot;Bool&quot;;&quot;0x&quot;;&quot;4x&quot;);&quot;,&quot;;[.B20])" office:value-type="string" office:string-value="Pusk,MODBUS,0x,26" calcext:value-type="string">
            <text:p>Pusk,MODBUS,0x,26</text:p>
          </table:table-cell>
          <table:table-cell table:number-columns-repeated="3"/>
          <table:table-cell table:formula="of:=IF([.E20:.E20]=1;CONCATENATE([.A20:.A20];&quot; integer default '0',&quot;);&quot;&quot;)" office:value-type="string" office:string-value="Pusk integer default '0'," calcext:value-type="string">
            <text:p>Pusk integer default '0',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X_stop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Кнопка стор</text:p>
          </table:table-cell>
          <table:table-cell table:formula="of:=CONCATENATE([.A21];&quot;,MODBUS,&quot;;IF([.C21]=&quot;Bool&quot;;&quot;0x&quot;;&quot;4x&quot;);&quot;,&quot;;[.B21])" office:value-type="string" office:string-value="X_stop,MODBUS,0x,27" calcext:value-type="string">
            <text:p>X_stop,MODBUS,0x,27</text:p>
          </table:table-cell>
          <table:table-cell table:number-columns-repeated="3"/>
          <table:table-cell table:formula="of:=IF([.E21:.E21]=1;CONCATENATE([.A21:.A21];&quot; integer default '0',&quot;);&quot;&quot;)" office:value-type="string" office:string-value="X_stop integer default '0'," calcext:value-type="string">
            <text:p>X_stop integer default '0',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X_Alarm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Аварійний стор</text:p>
          </table:table-cell>
          <table:table-cell table:formula="of:=CONCATENATE([.A22];&quot;,MODBUS,&quot;;IF([.C22]=&quot;Bool&quot;;&quot;0x&quot;;&quot;4x&quot;);&quot;,&quot;;[.B22])" office:value-type="string" office:string-value="X_Alarm,MODBUS,0x,28" calcext:value-type="string">
            <text:p>X_Alarm,MODBUS,0x,28</text:p>
          </table:table-cell>
          <table:table-cell table:number-columns-repeated="3"/>
          <table:table-cell table:formula="of:=IF([.E22:.E22]=1;CONCATENATE([.A22:.A22];&quot; integer default '0',&quot;);&quot;&quot;)" office:value-type="string" office:string-value="X_Alarm integer default '0'," calcext:value-type="string">
            <text:p>X_Alarm integer default '0',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X_Endz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Недогруз</text:p>
          </table:table-cell>
          <table:table-cell table:formula="of:=CONCATENATE([.A23];&quot;,MODBUS,&quot;;IF([.C23]=&quot;Bool&quot;;&quot;0x&quot;;&quot;4x&quot;);&quot;,&quot;;[.B23])" office:value-type="string" office:string-value="X_Endz,MODBUS,0x,29" calcext:value-type="string">
            <text:p>X_Endz,MODBUS,0x,29</text:p>
          </table:table-cell>
          <table:table-cell table:number-columns-repeated="3"/>
          <table:table-cell table:formula="of:=IF([.E23:.E23]=1;CONCATENATE([.A23:.A23];&quot; integer default '0',&quot;);&quot;&quot;)" office:value-type="string" office:string-value="X_Endz integer default '0'," calcext:value-type="string">
            <text:p>X_Endz integer default '0',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X_man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Ручна промивка</text:p>
          </table:table-cell>
          <table:table-cell table:formula="of:=CONCATENATE([.A24];&quot;,MODBUS,&quot;;IF([.C24]=&quot;Bool&quot;;&quot;0x&quot;;&quot;4x&quot;);&quot;,&quot;;[.B24])" office:value-type="string" office:string-value="X_man,MODBUS,0x,30" calcext:value-type="string">
            <text:p>X_man,MODBUS,0x,30</text:p>
          </table:table-cell>
          <table:table-cell table:number-columns-repeated="3"/>
          <table:table-cell table:formula="of:=IF([.E24:.E24]=1;CONCATENATE([.A24:.A24];&quot; integer default '0',&quot;);&quot;&quot;)" office:value-type="string" office:string-value="X_man integer default '0'," calcext:value-type="string">
            <text:p>X_man integer default '0',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X_vc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Лічильник води</text:p>
          </table:table-cell>
          <table:table-cell table:formula="of:=CONCATENATE([.A25];&quot;,MODBUS,&quot;;IF([.C25]=&quot;Bool&quot;;&quot;0x&quot;;&quot;4x&quot;);&quot;,&quot;;[.B25])" office:value-type="string" office:string-value="X_vc,MODBUS,0x,31" calcext:value-type="string">
            <text:p>X_vc,MODBUS,0x,31</text:p>
          </table:table-cell>
          <table:table-cell table:number-columns-repeated="3"/>
          <table:table-cell table:formula="of:=IF([.E25:.E25]=1;CONCATENATE([.A25:.A25];&quot; integer default '0',&quot;);&quot;&quot;)" office:value-type="string" office:string-value="X_vc integer default '0'," calcext:value-type="string">
            <text:p>X_vc integer default '0',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X_cool_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Вентилятор шафи</text:p>
          </table:table-cell>
          <table:table-cell table:formula="of:=CONCATENATE([.A26];&quot;,MODBUS,&quot;;IF([.C26]=&quot;Bool&quot;;&quot;0x&quot;;&quot;4x&quot;);&quot;,&quot;;[.B26])" office:value-type="string" office:string-value="X_cool_1,MODBUS,0x,32" calcext:value-type="string">
            <text:p>X_cool_1,MODBUS,0x,32</text:p>
          </table:table-cell>
          <table:table-cell table:number-columns-repeated="3"/>
          <table:table-cell table:formula="of:=IF([.E26:.E26]=1;CONCATENATE([.A26:.A26];&quot; integer default '0',&quot;);&quot;&quot;)" office:value-type="string" office:string-value="X_cool_1 integer default '0'," calcext:value-type="string">
            <text:p>X_cool_1 integer default '0',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X_cool_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Вентилятор двигуна</text:p>
          </table:table-cell>
          <table:table-cell table:formula="of:=CONCATENATE([.A27];&quot;,MODBUS,&quot;;IF([.C27]=&quot;Bool&quot;;&quot;0x&quot;;&quot;4x&quot;);&quot;,&quot;;[.B27])" office:value-type="string" office:string-value="X_cool_2,MODBUS,0x,33" calcext:value-type="string">
            <text:p>X_cool_2,MODBUS,0x,33</text:p>
          </table:table-cell>
          <table:table-cell table:number-columns-repeated="3"/>
          <table:table-cell table:formula="of:=IF([.E27:.E27]=1;CONCATENATE([.A27:.A27];&quot; integer default '0',&quot;);&quot;&quot;)" office:value-type="string" office:string-value="X_cool_2 integer default '0'," calcext:value-type="string">
            <text:p>X_cool_2 integer default '0',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X_dal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Аварія ЧП вивантажувача</text:p>
          </table:table-cell>
          <table:table-cell table:formula="of:=CONCATENATE([.A28];&quot;,MODBUS,&quot;;IF([.C28]=&quot;Bool&quot;;&quot;0x&quot;;&quot;4x&quot;);&quot;,&quot;;[.B28])" office:value-type="string" office:string-value="X_dal,MODBUS,0x,34" calcext:value-type="string">
            <text:p>X_dal,MODBUS,0x,34</text:p>
          </table:table-cell>
          <table:table-cell table:number-columns-repeated="3"/>
          <table:table-cell table:formula="of:=IF([.E28:.E28]=1;CONCATENATE([.A28:.A28];&quot; integer default '0',&quot;);&quot;&quot;)" office:value-type="string" office:string-value="X_dal integer default '0'," calcext:value-type="string">
            <text:p>X_dal integer default '0',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X_pdrv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Горовність привода</text:p>
          </table:table-cell>
          <table:table-cell table:formula="of:=CONCATENATE([.A29];&quot;,MODBUS,&quot;;IF([.C29]=&quot;Bool&quot;;&quot;0x&quot;;&quot;4x&quot;);&quot;,&quot;;[.B29])" office:value-type="string" office:string-value="X_pdrv,MODBUS,0x,35" calcext:value-type="string">
            <text:p>X_pdrv,MODBUS,0x,35</text:p>
          </table:table-cell>
          <table:table-cell table:number-columns-repeated="3"/>
          <table:table-cell table:formula="of:=IF([.E29:.E29]=1;CONCATENATE([.A29:.A29];&quot; integer default '0',&quot;);&quot;&quot;)" office:value-type="string" office:string-value="X_pdrv integer default '0'," calcext:value-type="string">
            <text:p>X_pdrv integer default '0',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X_run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Робота привода</text:p>
          </table:table-cell>
          <table:table-cell table:formula="of:=CONCATENATE([.A30];&quot;,MODBUS,&quot;;IF([.C30]=&quot;Bool&quot;;&quot;0x&quot;;&quot;4x&quot;);&quot;,&quot;;[.B30])" office:value-type="string" office:string-value="X_run,MODBUS,0x,36" calcext:value-type="string">
            <text:p>X_run,MODBUS,0x,36</text:p>
          </table:table-cell>
          <table:table-cell table:number-columns-repeated="3"/>
          <table:table-cell table:formula="of:=IF([.E30:.E30]=1;CONCATENATE([.A30:.A30];&quot; integer default '0',&quot;);&quot;&quot;)" office:value-type="string" office:string-value="X_run integer default '0'," calcext:value-type="string">
            <text:p>X_run integer default '0',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X_fault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Аварія привода</text:p>
          </table:table-cell>
          <table:table-cell table:formula="of:=CONCATENATE([.A31];&quot;,MODBUS,&quot;;IF([.C31]=&quot;Bool&quot;;&quot;0x&quot;;&quot;4x&quot;);&quot;,&quot;;[.B31])" office:value-type="string" office:string-value="X_fault,MODBUS,0x,37" calcext:value-type="string">
            <text:p>X_fault,MODBUS,0x,37</text:p>
          </table:table-cell>
          <table:table-cell table:number-columns-repeated="3"/>
          <table:table-cell table:formula="of:=IF([.E31:.E31]=1;CONCATENATE([.A31:.A31];&quot; integer default '0',&quot;);&quot;&quot;)" office:value-type="string" office:string-value="X_fault integer default '0'," calcext:value-type="string">
            <text:p>X_fault integer default '0',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X_ob30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Оберти &gt; 300</text:p>
          </table:table-cell>
          <table:table-cell table:formula="of:=CONCATENATE([.A32];&quot;,MODBUS,&quot;;IF([.C32]=&quot;Bool&quot;;&quot;0x&quot;;&quot;4x&quot;);&quot;,&quot;;[.B32])" office:value-type="string" office:string-value="X_ob300,MODBUS,0x,38" calcext:value-type="string">
            <text:p>X_ob300,MODBUS,0x,38</text:p>
          </table:table-cell>
          <table:table-cell table:number-columns-repeated="3"/>
          <table:table-cell table:formula="of:=IF([.E32:.E32]=1;CONCATENATE([.A32:.A32];&quot; integer default '0',&quot;);&quot;&quot;)" office:value-type="string" office:string-value="X_ob300 integer default '0'," calcext:value-type="string">
            <text:p>X_ob300 integer default '0',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Y_torm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Гальмо</text:p>
          </table:table-cell>
          <table:table-cell table:formula="of:=CONCATENATE([.A33];&quot;,MODBUS,&quot;;IF([.C33]=&quot;Bool&quot;;&quot;0x&quot;;&quot;4x&quot;);&quot;,&quot;;[.B33])" office:value-type="string" office:string-value="Y_torm,MODBUS,0x,39" calcext:value-type="string">
            <text:p>Y_torm,MODBUS,0x,39</text:p>
          </table:table-cell>
          <table:table-cell table:number-columns-repeated="3"/>
          <table:table-cell table:formula="of:=IF([.E33:.E33]=1;CONCATENATE([.A33:.A33];&quot; integer default '0',&quot;);&quot;&quot;)" office:value-type="string" office:string-value="Y_torm integer default '0'," calcext:value-type="string">
            <text:p>Y_torm integer default '0',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Y_lotok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Опускання лотка</text:p>
          </table:table-cell>
          <table:table-cell table:formula="of:=CONCATENATE([.A34];&quot;,MODBUS,&quot;;IF([.C34]=&quot;Bool&quot;;&quot;0x&quot;;&quot;4x&quot;);&quot;,&quot;;[.B34])" office:value-type="string" office:string-value="Y_lotok,MODBUS,0x,40" calcext:value-type="string">
            <text:p>Y_lotok,MODBUS,0x,40</text:p>
          </table:table-cell>
          <table:table-cell table:number-columns-repeated="3"/>
          <table:table-cell table:formula="of:=IF([.E34:.E34]=1;CONCATENATE([.A34:.A34];&quot; integer default '0',&quot;);&quot;&quot;)" office:value-type="string" office:string-value="Y_lotok integer default '0'," calcext:value-type="string">
            <text:p>Y_lotok integer default '0',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Y_sgr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Сегрегатор на ЗП</text:p>
          </table:table-cell>
          <table:table-cell table:formula="of:=CONCATENATE([.A35];&quot;,MODBUS,&quot;;IF([.C35]=&quot;Bool&quot;;&quot;0x&quot;;&quot;4x&quot;);&quot;,&quot;;[.B35])" office:value-type="string" office:string-value="Y_sgr,MODBUS,0x,41" calcext:value-type="string">
            <text:p>Y_sgr,MODBUS,0x,41</text:p>
          </table:table-cell>
          <table:table-cell table:number-columns-repeated="3"/>
          <table:table-cell table:formula="of:=IF([.E35:.E35]=1;CONCATENATE([.A35:.A35];&quot; integer default '0',&quot;);&quot;&quot;)" office:value-type="string" office:string-value="Y_sgr integer default '0'," calcext:value-type="string">
            <text:p>Y_sgr integer default '0',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Y_L_fw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Датчик завантаження до сита</text:p>
          </table:table-cell>
          <table:table-cell table:formula="of:=CONCATENATE([.A36];&quot;,MODBUS,&quot;;IF([.C36]=&quot;Bool&quot;;&quot;0x&quot;;&quot;4x&quot;);&quot;,&quot;;[.B36])" office:value-type="string" office:string-value="Y_L_fw,MODBUS,0x,42" calcext:value-type="string">
            <text:p>Y_L_fw,MODBUS,0x,42</text:p>
          </table:table-cell>
          <table:table-cell table:number-columns-repeated="3"/>
          <table:table-cell table:formula="of:=IF([.E36:.E36]=1;CONCATENATE([.A36:.A36];&quot; integer default '0',&quot;);&quot;&quot;)" office:value-type="string" office:string-value="Y_L_fw integer default '0'," calcext:value-type="string">
            <text:p>Y_L_fw integer default '0',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Y_L_bw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Датчик завантаження від сита</text:p>
          </table:table-cell>
          <table:table-cell table:formula="of:=CONCATENATE([.A37];&quot;,MODBUS,&quot;;IF([.C37]=&quot;Bool&quot;;&quot;0x&quot;;&quot;4x&quot;);&quot;,&quot;;[.B37])" office:value-type="string" office:string-value="Y_L_bw,MODBUS,0x,43" calcext:value-type="string">
            <text:p>Y_L_bw,MODBUS,0x,43</text:p>
          </table:table-cell>
          <table:table-cell table:number-columns-repeated="3"/>
          <table:table-cell table:formula="of:=IF([.E37:.E37]=1;CONCATENATE([.A37:.A37];&quot; integer default '0',&quot;);&quot;&quot;)" office:value-type="string" office:string-value="Y_L_bw integer default '0'," calcext:value-type="string">
            <text:p>Y_L_bw integer default '0',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Y_prl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Промивка лотка</text:p>
          </table:table-cell>
          <table:table-cell table:formula="of:=CONCATENATE([.A38];&quot;,MODBUS,&quot;;IF([.C38]=&quot;Bool&quot;;&quot;0x&quot;;&quot;4x&quot;);&quot;,&quot;;[.B38])" office:value-type="string" office:string-value="Y_prl,MODBUS,0x,44" calcext:value-type="string">
            <text:p>Y_prl,MODBUS,0x,44</text:p>
          </table:table-cell>
          <table:table-cell table:number-columns-repeated="3"/>
          <table:table-cell table:formula="of:=IF([.E38:.E38]=1;CONCATENATE([.A38:.A38];&quot; integer default '0',&quot;);&quot;&quot;)" office:value-type="string" office:string-value="Y_prl integer default '0'," calcext:value-type="string">
            <text:p>Y_prl integer default '0',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Y_pr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Промивка цукру</text:p>
          </table:table-cell>
          <table:table-cell table:formula="of:=CONCATENATE([.A39];&quot;,MODBUS,&quot;;IF([.C39]=&quot;Bool&quot;;&quot;0x&quot;;&quot;4x&quot;);&quot;,&quot;;[.B39])" office:value-type="string" office:string-value="Y_pr,MODBUS,0x,45" calcext:value-type="string">
            <text:p>Y_pr,MODBUS,0x,45</text:p>
          </table:table-cell>
          <table:table-cell table:number-columns-repeated="3"/>
          <table:table-cell table:formula="of:=IF([.E39:.E39]=1;CONCATENATE([.A39:.A39];&quot; integer default '0',&quot;);&quot;&quot;)" office:value-type="string" office:string-value="Y_pr integer default '0'," calcext:value-type="string">
            <text:p>Y_pr integer default '0',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Y_sir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Промивка сиропом</text:p>
          </table:table-cell>
          <table:table-cell table:formula="of:=CONCATENATE([.A40];&quot;,MODBUS,&quot;;IF([.C40]=&quot;Bool&quot;;&quot;0x&quot;;&quot;4x&quot;);&quot;,&quot;;[.B40])" office:value-type="string" office:string-value="Y_sir,MODBUS,0x,46" calcext:value-type="string">
            <text:p>Y_sir,MODBUS,0x,46</text:p>
          </table:table-cell>
          <table:table-cell table:number-columns-repeated="3"/>
          <table:table-cell table:formula="of:=IF([.E40:.E40]=1;CONCATENATE([.A40:.A40];&quot; integer default '0',&quot;);&quot;&quot;)" office:value-type="string" office:string-value="Y_sir integer default '0'," calcext:value-type="string">
            <text:p>Y_sir integer default '0',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Y_shyb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Шибер</text:p>
          </table:table-cell>
          <table:table-cell table:formula="of:=CONCATENATE([.A41];&quot;,MODBUS,&quot;;IF([.C41]=&quot;Bool&quot;;&quot;0x&quot;;&quot;4x&quot;);&quot;,&quot;;[.B41])" office:value-type="string" office:string-value="Y_shyb,MODBUS,0x,47" calcext:value-type="string">
            <text:p>Y_shyb,MODBUS,0x,47</text:p>
          </table:table-cell>
          <table:table-cell table:number-columns-repeated="3"/>
          <table:table-cell table:formula="of:=IF([.E41:.E41]=1;CONCATENATE([.A41:.A41];&quot; integer default '0',&quot;);&quot;&quot;)" office:value-type="string" office:string-value="Y_shyb integer default '0'," calcext:value-type="string">
            <text:p>Y_shyb integer default '0',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Y_Dsp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Конус</text:p>
          </table:table-cell>
          <table:table-cell table:formula="of:=CONCATENATE([.A42];&quot;,MODBUS,&quot;;IF([.C42]=&quot;Bool&quot;;&quot;0x&quot;;&quot;4x&quot;);&quot;,&quot;;[.B42])" office:value-type="string" office:string-value="Y_Dsp,MODBUS,0x,48" calcext:value-type="string">
            <text:p>Y_Dsp,MODBUS,0x,48</text:p>
          </table:table-cell>
          <table:table-cell table:number-columns-repeated="3"/>
          <table:table-cell table:formula="of:=IF([.E42:.E42]=1;CONCATENATE([.A42:.A42];&quot; integer default '0',&quot;);&quot;&quot;)" office:value-type="string" office:string-value="Y_Dsp integer default '0'," calcext:value-type="string">
            <text:p>Y_Dsp integer default '0',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Y_nds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Ніж до сита</text:p>
          </table:table-cell>
          <table:table-cell table:formula="of:=CONCATENATE([.A43];&quot;,MODBUS,&quot;;IF([.C43]=&quot;Bool&quot;;&quot;0x&quot;;&quot;4x&quot;);&quot;,&quot;;[.B43])" office:value-type="string" office:string-value="Y_nds,MODBUS,0x,49" calcext:value-type="string">
            <text:p>Y_nds,MODBUS,0x,49</text:p>
          </table:table-cell>
          <table:table-cell table:number-columns-repeated="3"/>
          <table:table-cell table:formula="of:=IF([.E43:.E43]=1;CONCATENATE([.A43:.A43];&quot; integer default '0',&quot;);&quot;&quot;)" office:value-type="string" office:string-value="Y_nds integer default '0'," calcext:value-type="string">
            <text:p>Y_nds integer default '0',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Y_nv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Ніж від сита</text:p>
          </table:table-cell>
          <table:table-cell table:formula="of:=CONCATENATE([.A44];&quot;,MODBUS,&quot;;IF([.C44]=&quot;Bool&quot;;&quot;0x&quot;;&quot;4x&quot;);&quot;,&quot;;[.B44])" office:value-type="string" office:string-value="Y_nvs,MODBUS,0x,50" calcext:value-type="string">
            <text:p>Y_nvs,MODBUS,0x,50</text:p>
          </table:table-cell>
          <table:table-cell table:number-columns-repeated="3"/>
          <table:table-cell table:formula="of:=IF([.E44:.E44]=1;CONCATENATE([.A44:.A44];&quot; integer default '0',&quot;);&quot;&quot;)" office:value-type="string" office:string-value="Y_nvs integer default '0'," calcext:value-type="string">
            <text:p>Y_nvs integer default '0',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Y_nd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Ніж вниз</text:p>
          </table:table-cell>
          <table:table-cell table:formula="of:=CONCATENATE([.A45];&quot;,MODBUS,&quot;;IF([.C45]=&quot;Bool&quot;;&quot;0x&quot;;&quot;4x&quot;);&quot;,&quot;;[.B45])" office:value-type="string" office:string-value="Y_ndw,MODBUS,0x,51" calcext:value-type="string">
            <text:p>Y_ndw,MODBUS,0x,51</text:p>
          </table:table-cell>
          <table:table-cell table:number-columns-repeated="3"/>
          <table:table-cell table:formula="of:=IF([.E45:.E45]=1;CONCATENATE([.A45:.A45];&quot; integer default '0',&quot;);&quot;&quot;)" office:value-type="string" office:string-value="Y_ndw integer default '0'," calcext:value-type="string">
            <text:p>Y_ndw integer default '0',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Y_nup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Ніж вверх</text:p>
          </table:table-cell>
          <table:table-cell table:formula="of:=CONCATENATE([.A46];&quot;,MODBUS,&quot;;IF([.C46]=&quot;Bool&quot;;&quot;0x&quot;;&quot;4x&quot;);&quot;,&quot;;[.B46])" office:value-type="string" office:string-value="Y_nup,MODBUS,0x,52" calcext:value-type="string">
            <text:p>Y_nup,MODBUS,0x,52</text:p>
          </table:table-cell>
          <table:table-cell table:number-columns-repeated="3"/>
          <table:table-cell table:formula="of:=IF([.E46:.E46]=1;CONCATENATE([.A46:.A46];&quot; integer default '0',&quot;);&quot;&quot;)" office:value-type="string" office:string-value="Y_nup integer default '0'," calcext:value-type="string">
            <text:p>Y_nup integer default '0',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Y_alarm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Сигналізація Аварія</text:p>
          </table:table-cell>
          <table:table-cell table:formula="of:=CONCATENATE([.A47];&quot;,MODBUS,&quot;;IF([.C47]=&quot;Bool&quot;;&quot;0x&quot;;&quot;4x&quot;);&quot;,&quot;;[.B47])" office:value-type="string" office:string-value="Y_alarm,MODBUS,0x,53" calcext:value-type="string">
            <text:p>Y_alarm,MODBUS,0x,53</text:p>
          </table:table-cell>
          <table:table-cell table:number-columns-repeated="3"/>
          <table:table-cell table:formula="of:=IF([.E47:.E47]=1;CONCATENATE([.A47:.A47];&quot; integer default '0',&quot;);&quot;&quot;)" office:value-type="string" office:string-value="Y_alarm integer default '0'," calcext:value-type="string">
            <text:p>Y_alarm integer default '0',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Y_en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Пирвод увімкн</text:p>
          </table:table-cell>
          <table:table-cell table:formula="of:=CONCATENATE([.A48];&quot;,MODBUS,&quot;;IF([.C48]=&quot;Bool&quot;;&quot;0x&quot;;&quot;4x&quot;);&quot;,&quot;;[.B48])" office:value-type="string" office:string-value="Y_en,MODBUS,0x,54" calcext:value-type="string">
            <text:p>Y_en,MODBUS,0x,54</text:p>
          </table:table-cell>
          <table:table-cell table:number-columns-repeated="3"/>
          <table:table-cell table:formula="of:=IF([.E48:.E48]=1;CONCATENATE([.A48:.A48];&quot; integer default '0',&quot;);&quot;&quot;)" office:value-type="string" office:string-value="Y_en integer default '0'," calcext:value-type="string">
            <text:p>Y_en integer default '0',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Y_run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Привод пуск-стоп</text:p>
          </table:table-cell>
          <table:table-cell table:formula="of:=CONCATENATE([.A49];&quot;,MODBUS,&quot;;IF([.C49]=&quot;Bool&quot;;&quot;0x&quot;;&quot;4x&quot;);&quot;,&quot;;[.B49])" office:value-type="string" office:string-value="Y_run,MODBUS,0x,55" calcext:value-type="string">
            <text:p>Y_run,MODBUS,0x,55</text:p>
          </table:table-cell>
          <table:table-cell table:number-columns-repeated="3"/>
          <table:table-cell table:formula="of:=IF([.E49:.E49]=1;CONCATENATE([.A49:.A49];&quot; integer default '0',&quot;);&quot;&quot;)" office:value-type="string" office:string-value="Y_run integer default '0'," calcext:value-type="string">
            <text:p>Y_run integer default '0',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Y_kv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Квитування аварії</text:p>
          </table:table-cell>
          <table:table-cell table:formula="of:=CONCATENATE([.A50];&quot;,MODBUS,&quot;;IF([.C50]=&quot;Bool&quot;;&quot;0x&quot;;&quot;4x&quot;);&quot;,&quot;;[.B50])" office:value-type="string" office:string-value="Y_kv,MODBUS,0x,56" calcext:value-type="string">
            <text:p>Y_kv,MODBUS,0x,56</text:p>
          </table:table-cell>
          <table:table-cell table:number-columns-repeated="3"/>
          <table:table-cell table:formula="of:=IF([.E50:.E50]=1;CONCATENATE([.A50:.A50];&quot; integer default '0',&quot;);&quot;&quot;)" office:value-type="string" office:string-value="Y_kv integer default '0'," calcext:value-type="string">
            <text:p>Y_kv integer default '0',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_all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/>
          <table:table-cell table:formula="of:=CONCATENATE([.A51];&quot;,MODBUS,&quot;;IF([.C51]=&quot;Bool&quot;;&quot;0x&quot;;&quot;4x&quot;);&quot;,&quot;;[.B51])" office:value-type="string" office:string-value="a_all,MODBUS,0x,57" calcext:value-type="string">
            <text:p>a_all,MODBUS,0x,57</text:p>
          </table:table-cell>
          <table:table-cell table:number-columns-repeated="3"/>
          <table:table-cell table:formula="of:=IF([.E51:.E51]=1;CONCATENATE([.A51:.A51];&quot; integer default '0',&quot;);&quot;&quot;)" office:value-type="string" office:string-value="a_all integer default '0'," calcext:value-type="string">
            <text:p>a_all integer default '0',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hyb_cl_alm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/>
          <table:table-cell table:formula="of:=CONCATENATE([.A52];&quot;,MODBUS,&quot;;IF([.C52]=&quot;Bool&quot;;&quot;0x&quot;;&quot;4x&quot;);&quot;,&quot;;[.B52])" office:value-type="string" office:string-value="Shyb_cl_alm,MODBUS,0x,58" calcext:value-type="string">
            <text:p>Shyb_cl_alm,MODBUS,0x,58</text:p>
          </table:table-cell>
          <table:table-cell table:number-columns-repeated="3"/>
          <table:table-cell table:formula="of:=IF([.E52:.E52]=1;CONCATENATE([.A52:.A52];&quot; integer default '0',&quot;);&quot;&quot;)" office:value-type="string" office:string-value="Shyb_cl_alm integer default '0'," calcext:value-type="string">
            <text:p>Shyb_cl_alm integer default '0',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ibrat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/>
          <table:table-cell table:formula="of:=CONCATENATE([.A53];&quot;,MODBUS,&quot;;IF([.C53]=&quot;Bool&quot;;&quot;0x&quot;;&quot;4x&quot;);&quot;,&quot;;[.B53])" office:value-type="string" office:string-value="Vibrat,MODBUS,0x,59" calcext:value-type="string">
            <text:p>Vibrat,MODBUS,0x,59</text:p>
          </table:table-cell>
          <table:table-cell table:number-columns-repeated="3"/>
          <table:table-cell table:formula="of:=IF([.E53:.E53]=1;CONCATENATE([.A53:.A53];&quot; integer default '0',&quot;);&quot;&quot;)" office:value-type="string" office:string-value="Vibrat integer default '0'," calcext:value-type="string">
            <text:p>Vibrat integer default '0',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z_fail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/>
          <table:table-cell table:formula="of:=CONCATENATE([.A54];&quot;,MODBUS,&quot;;IF([.C54]=&quot;Bool&quot;;&quot;0x&quot;;&quot;4x&quot;);&quot;,&quot;;[.B54])" office:value-type="string" office:string-value="dz_fail,MODBUS,0x,60" calcext:value-type="string">
            <text:p>dz_fail,MODBUS,0x,60</text:p>
          </table:table-cell>
          <table:table-cell table:number-columns-repeated="3"/>
          <table:table-cell table:formula="of:=IF([.E54:.E54]=1;CONCATENATE([.A54:.A54];&quot; integer default '0',&quot;);&quot;&quot;)" office:value-type="string" office:string-value="dz_fail integer default '0'," calcext:value-type="string">
            <text:p>dz_fail integer default '0',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_lot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/>
          <table:table-cell table:formula="of:=CONCATENATE([.A55];&quot;,MODBUS,&quot;;IF([.C55]=&quot;Bool&quot;;&quot;0x&quot;;&quot;4x&quot;);&quot;,&quot;;[.B55])" office:value-type="string" office:string-value="a_lot,MODBUS,0x,61" calcext:value-type="string">
            <text:p>a_lot,MODBUS,0x,61</text:p>
          </table:table-cell>
          <table:table-cell table:number-columns-repeated="3"/>
          <table:table-cell table:formula="of:=IF([.E55:.E55]=1;CONCATENATE([.A55:.A55];&quot; integer default '0',&quot;);&quot;&quot;)" office:value-type="string" office:string-value="a_lot integer default '0'," calcext:value-type="string">
            <text:p>a_lot integer default '0',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_dsp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/>
          <table:table-cell table:formula="of:=CONCATENATE([.A56];&quot;,MODBUS,&quot;;IF([.C56]=&quot;Bool&quot;;&quot;0x&quot;;&quot;4x&quot;);&quot;,&quot;;[.B56])" office:value-type="string" office:string-value="a_dsp,MODBUS,0x,62" calcext:value-type="string">
            <text:p>a_dsp,MODBUS,0x,62</text:p>
          </table:table-cell>
          <table:table-cell table:number-columns-repeated="3"/>
          <table:table-cell table:formula="of:=IF([.E56:.E56]=1;CONCATENATE([.A56:.A56];&quot; integer default '0',&quot;);&quot;&quot;)" office:value-type="string" office:string-value="a_dsp integer default '0'," calcext:value-type="string">
            <text:p>a_dsp integer default '0',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_sgr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/>
          <table:table-cell table:formula="of:=CONCATENATE([.A57];&quot;,MODBUS,&quot;;IF([.C57]=&quot;Bool&quot;;&quot;0x&quot;;&quot;4x&quot;);&quot;,&quot;;[.B57])" office:value-type="string" office:string-value="a_sgr,MODBUS,0x,63" calcext:value-type="string">
            <text:p>a_sgr,MODBUS,0x,63</text:p>
          </table:table-cell>
          <table:table-cell table:number-columns-repeated="3"/>
          <table:table-cell table:formula="of:=IF([.E57:.E57]=1;CONCATENATE([.A57:.A57];&quot; integer default '0',&quot;);&quot;&quot;)" office:value-type="string" office:string-value="a_sgr integer default '0'," calcext:value-type="string">
            <text:p>a_sgr integer default '0',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ott_md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/>
          <table:table-cell table:formula="of:=CONCATENATE([.A58];&quot;,MODBUS,&quot;;IF([.C58]=&quot;Bool&quot;;&quot;0x&quot;;&quot;4x&quot;);&quot;,&quot;;[.B58])" office:value-type="string" office:string-value="Fott_md,MODBUS,0x,64" calcext:value-type="string">
            <text:p>Fott_md,MODBUS,0x,64</text:p>
          </table:table-cell>
          <table:table-cell table:number-columns-repeated="3"/>
          <table:table-cell table:formula="of:=IF([.E58:.E58]=1;CONCATENATE([.A58:.A58];&quot; integer default '0',&quot;);&quot;&quot;)" office:value-type="string" office:string-value="Fott_md integer default '0'," calcext:value-type="string">
            <text:p>Fott_md integer default '0',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_m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Integ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/>
          <table:table-cell table:formula="of:=CONCATENATE([.A59];&quot;,MODBUS,&quot;;IF([.C59]=&quot;Bool&quot;;&quot;0x&quot;;&quot;4x&quot;);&quot;,&quot;;[.B59])" office:value-type="string" office:string-value="I_m,MODBUS,4x,65" calcext:value-type="string">
            <text:p>I_m,MODBUS,4x,65</text:p>
          </table:table-cell>
          <table:table-cell table:number-columns-repeated="3"/>
          <table:table-cell table:formula="of:=IF([.E59:.E59]=1;CONCATENATE([.A59:.A59];&quot; integer default '0',&quot;);&quot;&quot;)" office:value-type="string" office:string-value="I_m integer default '0'," calcext:value-type="string">
            <text:p>I_m integer default '0',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_m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Integ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/>
          <table:table-cell table:formula="of:=CONCATENATE([.A60];&quot;,MODBUS,&quot;;IF([.C60]=&quot;Bool&quot;;&quot;0x&quot;;&quot;4x&quot;);&quot;,&quot;;[.B60])" office:value-type="string" office:string-value="U_m,MODBUS,4x,66" calcext:value-type="string">
            <text:p>U_m,MODBUS,4x,66</text:p>
          </table:table-cell>
          <table:table-cell table:number-columns-repeated="3"/>
          <table:table-cell table:formula="of:=IF([.E60:.E60]=1;CONCATENATE([.A60:.A60];&quot; integer default '0',&quot;);&quot;&quot;)" office:value-type="string" office:string-value="U_m integer default '0'," calcext:value-type="string">
            <text:p>U_m integer default '0',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b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Integ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/>
          <table:table-cell table:formula="of:=CONCATENATE([.A61];&quot;,MODBUS,&quot;;IF([.C61]=&quot;Bool&quot;;&quot;0x&quot;;&quot;4x&quot;);&quot;,&quot;;[.B61])" office:value-type="string" office:string-value="Ob,MODBUS,4x,67" calcext:value-type="string">
            <text:p>Ob,MODBUS,4x,67</text:p>
          </table:table-cell>
          <table:table-cell table:number-columns-repeated="3"/>
          <table:table-cell table:formula="of:=IF([.E61:.E61]=1;CONCATENATE([.A61:.A61];&quot; integer default '0',&quot;);&quot;&quot;)" office:value-type="string" office:string-value="Ob integer default '0'," calcext:value-type="string">
            <text:p>Ob integer default '0',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ott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Integ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/>
          <table:table-cell table:formula="of:=CONCATENATE([.A62];&quot;,MODBUS,&quot;;IF([.C62]=&quot;Bool&quot;;&quot;0x&quot;;&quot;4x&quot;);&quot;,&quot;;[.B62])" office:value-type="string" office:string-value="Fott,MODBUS,4x,68" calcext:value-type="string">
            <text:p>Fott,MODBUS,4x,68</text:p>
          </table:table-cell>
          <table:table-cell table:number-columns-repeated="3"/>
          <table:table-cell table:formula="of:=IF([.E62:.E62]=1;CONCATENATE([.A62:.A62];&quot; integer default '0',&quot;);&quot;&quot;)" office:value-type="string" office:string-value="Fott integer default '0'," calcext:value-type="string">
            <text:p>Fott integer default '0',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sgr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Integ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/>
          <table:table-cell table:formula="of:=CONCATENATE([.A63];&quot;,MODBUS,&quot;;IF([.C63]=&quot;Bool&quot;;&quot;0x&quot;;&quot;4x&quot;);&quot;,&quot;;[.B63])" office:value-type="string" office:string-value="Fsgr,MODBUS,4x,69" calcext:value-type="string">
            <text:p>Fsgr,MODBUS,4x,69</text:p>
          </table:table-cell>
          <table:table-cell table:number-columns-repeated="3"/>
          <table:table-cell table:formula="of:=IF([.E63:.E63]=1;CONCATENATE([.A63:.A63];&quot; integer default '0',&quot;);&quot;&quot;)" office:value-type="string" office:string-value="Fsgr integer default '0'," calcext:value-type="string">
            <text:p>Fsgr integer default '0',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atus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Integ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/>
          <table:table-cell table:formula="of:=CONCATENATE([.A64];&quot;,MODBUS,&quot;;IF([.C64]=&quot;Bool&quot;;&quot;0x&quot;;&quot;4x&quot;);&quot;,&quot;;[.B64])" office:value-type="string" office:string-value="Status,MODBUS,4x,70" calcext:value-type="string">
            <text:p>Status,MODBUS,4x,70</text:p>
          </table:table-cell>
          <table:table-cell table:number-columns-repeated="3"/>
          <table:table-cell table:formula="of:=IF([.E64:.E64]=1;CONCATENATE([.A64:.A64];&quot; integer default '0',&quot;);&quot;&quot;)" office:value-type="string" office:string-value="Status integer default '0'," calcext:value-type="string">
            <text:p>Status integer default '0',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hib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Integ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/>
          <table:table-cell table:formula="of:=CONCATENATE([.A65];&quot;,MODBUS,&quot;;IF([.C65]=&quot;Bool&quot;;&quot;0x&quot;;&quot;4x&quot;);&quot;,&quot;;[.B65])" office:value-type="string" office:string-value="Shib,MODBUS,4x,71" calcext:value-type="string">
            <text:p>Shib,MODBUS,4x,71</text:p>
          </table:table-cell>
          <table:table-cell table:number-columns-repeated="3"/>
          <table:table-cell table:formula="of:=IF([.E65:.E65]=1;CONCATENATE([.A65:.A65];&quot; integer default '0',&quot;);&quot;&quot;)" office:value-type="string" office:string-value="Shib integer default '0'," calcext:value-type="string">
            <text:p>Shib integer default '0',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_all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nteg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/>
          <table:table-cell table:formula="of:=CONCATENATE([.A66];&quot;,MODBUS,&quot;;IF([.C66]=&quot;Bool&quot;;&quot;0x&quot;;&quot;4x&quot;);&quot;,&quot;;[.B66])" office:value-type="string" office:string-value="T_all,MODBUS,4x,72" calcext:value-type="string">
            <text:p>T_all,MODBUS,4x,72</text:p>
          </table:table-cell>
          <table:table-cell table:number-columns-repeated="3"/>
          <table:table-cell table:formula="of:=IF([.E66:.E66]=1;CONCATENATE([.A66:.A66];&quot; integer default '0',&quot;);&quot;&quot;)" office:value-type="string" office:string-value="T_all integer default '0'," calcext:value-type="string">
            <text:p>T_all integer default '0',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_reg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Integ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/>
          <table:table-cell table:formula="of:=CONCATENATE([.A67];&quot;,MODBUS,&quot;;IF([.C67]=&quot;Bool&quot;;&quot;0x&quot;;&quot;4x&quot;);&quot;,&quot;;[.B67])" office:value-type="string" office:string-value="T_reg,MODBUS,4x,73" calcext:value-type="string">
            <text:p>T_reg,MODBUS,4x,73</text:p>
          </table:table-cell>
          <table:table-cell table:number-columns-repeated="3"/>
          <table:table-cell table:formula="of:=IF([.E67:.E67]=1;CONCATENATE([.A67:.A67];&quot; integer default '0',&quot;);&quot;&quot;)" office:value-type="string" office:string-value="T_reg integer default '0'," calcext:value-type="string">
            <text:p>T_reg integer default '0',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_prl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Integ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/>
          <table:table-cell table:formula="of:=CONCATENATE([.A68];&quot;,MODBUS,&quot;;IF([.C68]=&quot;Bool&quot;;&quot;0x&quot;;&quot;4x&quot;);&quot;,&quot;;[.B68])" office:value-type="string" office:string-value="T_prl,MODBUS,4x,74" calcext:value-type="string">
            <text:p>T_prl,MODBUS,4x,74</text:p>
          </table:table-cell>
          <table:table-cell table:number-columns-repeated="3"/>
          <table:table-cell table:formula="of:=IF([.E68:.E68]=1;CONCATENATE([.A68:.A68];&quot; integer default '0',&quot;);&quot;&quot;)" office:value-type="string" office:string-value="T_prl integer default '0'," calcext:value-type="string">
            <text:p>T_prl integer default '0',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_fug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Integ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/>
          <table:table-cell table:formula="of:=CONCATENATE([.A69];&quot;,MODBUS,&quot;;IF([.C69]=&quot;Bool&quot;;&quot;0x&quot;;&quot;4x&quot;);&quot;,&quot;;[.B69])" office:value-type="string" office:string-value="T_fug,MODBUS,4x,75" calcext:value-type="string">
            <text:p>T_fug,MODBUS,4x,75</text:p>
          </table:table-cell>
          <table:table-cell table:number-columns-repeated="3"/>
          <table:table-cell table:formula="of:=IF([.E69:.E69]=1;CONCATENATE([.A69:.A69];&quot; integer default '0',&quot;);&quot;&quot;)" office:value-type="string" office:string-value="T_fug integer default '0'," calcext:value-type="string">
            <text:p>T_fug integer default '0',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_pr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Integ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/>
          <table:table-cell table:formula="of:=CONCATENATE([.A70];&quot;,MODBUS,&quot;;IF([.C70]=&quot;Bool&quot;;&quot;0x&quot;;&quot;4x&quot;);&quot;,&quot;;[.B70])" office:value-type="string" office:string-value="T_pr,MODBUS,4x,76" calcext:value-type="string">
            <text:p>T_pr,MODBUS,4x,76</text:p>
          </table:table-cell>
          <table:table-cell table:number-columns-repeated="3"/>
          <table:table-cell table:formula="of:=IF([.E70:.E70]=1;CONCATENATE([.A70:.A70];&quot; integer default '0',&quot;);&quot;&quot;)" office:value-type="string" office:string-value="T_pr integer default '0'," calcext:value-type="string">
            <text:p>T_pr integer default '0',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_nt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Integ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/>
          <table:table-cell table:formula="of:=CONCATENATE([.A71];&quot;,MODBUS,&quot;;IF([.C71]=&quot;Bool&quot;;&quot;0x&quot;;&quot;4x&quot;);&quot;,&quot;;[.B71])" office:value-type="string" office:string-value="T_nt,MODBUS,4x,77" calcext:value-type="string">
            <text:p>T_nt,MODBUS,4x,77</text:p>
          </table:table-cell>
          <table:table-cell table:number-columns-repeated="3"/>
          <table:table-cell table:formula="of:=IF([.E71:.E71]=1;CONCATENATE([.A71:.A71];&quot; integer default '0',&quot;);&quot;&quot;)" office:value-type="string" office:string-value="T_nt integer default '0'," calcext:value-type="string">
            <text:p>T_nt integer default '0',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b_zd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Integ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/>
          <table:table-cell table:formula="of:=CONCATENATE([.A72];&quot;,MODBUS,&quot;;IF([.C72]=&quot;Bool&quot;;&quot;0x&quot;;&quot;4x&quot;);&quot;,&quot;;[.B72])" office:value-type="string" office:string-value="Ob_zd,MODBUS,4x,78" calcext:value-type="string">
            <text:p>Ob_zd,MODBUS,4x,78</text:p>
          </table:table-cell>
          <table:table-cell table:number-columns-repeated="3"/>
          <table:table-cell table:formula="of:=IF([.E72:.E72]=1;CONCATENATE([.A72:.A72];&quot; integer default '0',&quot;);&quot;&quot;)" office:value-type="string" office:string-value="Ob_zd integer default '0'," calcext:value-type="string">
            <text:p>Ob_zd integer default '0',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c_1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Integ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/>
          <table:table-cell table:formula="of:=CONCATENATE([.A73];&quot;,MODBUS,&quot;;IF([.C73]=&quot;Bool&quot;;&quot;0x&quot;;&quot;4x&quot;);&quot;,&quot;;[.B73])" office:value-type="string" office:string-value="Nc_1,MODBUS,4x,79" calcext:value-type="string">
            <text:p>Nc_1,MODBUS,4x,79</text:p>
          </table:table-cell>
          <table:table-cell table:number-columns-repeated="3"/>
          <table:table-cell table:formula="of:=IF([.E73:.E73]=1;CONCATENATE([.A73:.A73];&quot; integer default '0',&quot;);&quot;&quot;)" office:value-type="string" office:string-value="Nc_1 integer default '0'," calcext:value-type="string">
            <text:p>Nc_1 integer default '0',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Q_man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/>
          <table:table-cell table:formula="of:=CONCATENATE([.A74];&quot;,MODBUS,&quot;;IF([.C74]=&quot;Bool&quot;;&quot;0x&quot;;&quot;4x&quot;);&quot;,&quot;;[.B74])" office:value-type="string" office:string-value="Q_man,MODBUS,4x,80" calcext:value-type="string">
            <text:p>Q_man,MODBUS,4x,80</text:p>
          </table:table-cell>
          <table:table-cell table:number-columns-repeated="3"/>
          <table:table-cell table:formula="of:=IF([.E74:.E74]=1;CONCATENATE([.A74:.A74];&quot; integer default '0',&quot;);&quot;&quot;)" office:value-type="string" office:string-value="Q_man integer default '0'," calcext:value-type="string">
            <text:p>Q_man integer default '0',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zag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/>
          <table:table-cell table:formula="of:=CONCATENATE([.A75];&quot;,MODBUS,&quot;;IF([.C75]=&quot;Bool&quot;;&quot;0x&quot;;&quot;4x&quot;);&quot;,&quot;;[.B75])" office:value-type="string" office:string-value="Gzag,MODBUS,4x,82" calcext:value-type="string">
            <text:p>Gzag,MODBUS,4x,82</text:p>
          </table:table-cell>
          <table:table-cell table:number-columns-repeated="3"/>
          <table:table-cell table:formula="of:=IF([.E75:.E75]=1;CONCATENATE([.A75:.A75];&quot; integer default '0',&quot;);&quot;&quot;)" office:value-type="string" office:string-value="Gzag integer default '0'," calcext:value-type="string">
            <text:p>Gzag integer default '0',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Q_pr_zd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/>
          <table:table-cell table:formula="of:=CONCATENATE([.A76];&quot;,MODBUS,&quot;;IF([.C76]=&quot;Bool&quot;;&quot;0x&quot;;&quot;4x&quot;);&quot;,&quot;;[.B76])" office:value-type="string" office:string-value="Q_pr_zd,MODBUS,4x,84" calcext:value-type="string">
            <text:p>Q_pr_zd,MODBUS,4x,84</text:p>
          </table:table-cell>
          <table:table-cell table:number-columns-repeated="3"/>
          <table:table-cell table:formula="of:=IF([.E76:.E76]=1;CONCATENATE([.A76:.A76];&quot; integer default '0',&quot;);&quot;&quot;)" office:value-type="string" office:string-value="Q_pr_zd integer default '0'," calcext:value-type="string">
            <text:p>Q_pr_zd integer default '0',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Q_all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/>
          <table:table-cell table:formula="of:=CONCATENATE([.A77];&quot;,MODBUS,&quot;;IF([.C77]=&quot;Bool&quot;;&quot;0x&quot;;&quot;4x&quot;);&quot;,&quot;;[.B77])" office:value-type="string" office:string-value="Q_all,MODBUS,4x,86" calcext:value-type="string">
            <text:p>Q_all,MODBUS,4x,86</text:p>
          </table:table-cell>
          <table:table-cell table:number-columns-repeated="3"/>
          <table:table-cell table:formula="of:=IF([.E77:.E77]=1;CONCATENATE([.A77:.A77];&quot; integer default '0',&quot;);&quot;&quot;)" office:value-type="string" office:string-value="Q_all integer default '0'," calcext:value-type="string">
            <text:p>Q_all integer default '0',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Q_reg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/>
          <table:table-cell table:formula="of:=CONCATENATE([.A78];&quot;,MODBUS,&quot;;IF([.C78]=&quot;Bool&quot;;&quot;0x&quot;;&quot;4x&quot;);&quot;,&quot;;[.B78])" office:value-type="string" office:string-value="Q_reg,MODBUS,4x,88" calcext:value-type="string">
            <text:p>Q_reg,MODBUS,4x,88</text:p>
          </table:table-cell>
          <table:table-cell table:number-columns-repeated="3"/>
          <table:table-cell table:formula="of:=IF([.E78:.E78]=1;CONCATENATE([.A78:.A78];&quot; integer default '0',&quot;);&quot;&quot;)" office:value-type="string" office:string-value="Q_reg integer default '0'," calcext:value-type="string">
            <text:p>Q_reg integer default '0',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Q_prl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/>
          <table:table-cell table:formula="of:=CONCATENATE([.A79];&quot;,MODBUS,&quot;;IF([.C79]=&quot;Bool&quot;;&quot;0x&quot;;&quot;4x&quot;);&quot;,&quot;;[.B79])" office:value-type="string" office:string-value="Q_prl,MODBUS,4x,90" calcext:value-type="string">
            <text:p>Q_prl,MODBUS,4x,90</text:p>
          </table:table-cell>
          <table:table-cell table:number-columns-repeated="3"/>
          <table:table-cell table:formula="of:=IF([.E79:.E79]=1;CONCATENATE([.A79:.A79];&quot; integer default '0',&quot;);&quot;&quot;)" office:value-type="string" office:string-value="Q_prl integer default '0'," calcext:value-type="string">
            <text:p>Q_prl integer default '0',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Q_pr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/>
          <table:table-cell table:formula="of:=CONCATENATE([.A80];&quot;,MODBUS,&quot;;IF([.C80]=&quot;Bool&quot;;&quot;0x&quot;;&quot;4x&quot;);&quot;,&quot;;[.B80])" office:value-type="string" office:string-value="Q_pr,MODBUS,4x,92" calcext:value-type="string">
            <text:p>Q_pr,MODBUS,4x,92</text:p>
          </table:table-cell>
          <table:table-cell table:number-columns-repeated="3"/>
          <table:table-cell table:formula="of:=IF([.E80:.E80]=1;CONCATENATE([.A80:.A80];&quot; integer default '0',&quot;);&quot;&quot;)" office:value-type="string" office:string-value="Q_pr integer default '0'," calcext:value-type="string">
            <text:p>Q_pr integer default '0',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Q_man_r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/>
          <table:table-cell table:formula="of:=CONCATENATE([.A81];&quot;,MODBUS,&quot;;IF([.C81]=&quot;Bool&quot;;&quot;0x&quot;;&quot;4x&quot;);&quot;,&quot;;[.B81])" office:value-type="string" office:string-value="Q_man_r,MODBUS,4x,94" calcext:value-type="string">
            <text:p>Q_man_r,MODBUS,4x,94</text:p>
          </table:table-cell>
          <table:table-cell table:number-columns-repeated="3"/>
          <table:table-cell table:formula="of:=IF([.E81:.E81]=1;CONCATENATE([.A81:.A81];&quot; integer default '0',&quot;);&quot;&quot;)" office:value-type="string" office:string-value="Q_man_r integer default '0'," calcext:value-type="string">
            <text:p>Q_man_r integer default '0',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c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Lo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/>
          <table:table-cell table:formula="of:=CONCATENATE([.A82];&quot;,MODBUS,&quot;;IF([.C82]=&quot;Bool&quot;;&quot;0x&quot;;&quot;4x&quot;);&quot;,&quot;;[.B82])" office:value-type="string" office:string-value="Nc,MODBUS,4x,96" calcext:value-type="string">
            <text:p>Nc,MODBUS,4x,96</text:p>
          </table:table-cell>
          <table:table-cell table:number-columns-repeated="3"/>
          <table:table-cell table:formula="of:=IF([.E82:.E82]=1;CONCATENATE([.A82:.A82];&quot; integer default '0',&quot;);&quot;&quot;)" office:value-type="string" office:string-value="Nc integer default '0'," calcext:value-type="string">
            <text:p>Nc integer default '0',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_zagr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Integ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9"/>
        </table:table-row>
        <table:table-row table:style-name="ro1">
          <table:table-cell table:number-columns-repeated="15"/>
        </table:table-row>
        <table:table-row table:style-name="ro2">
          <table:table-cell office:value-type="string" calcext:value-type="string">
            <text:p>Psir_min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Integer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CONCATENATE([.A85];&quot;,MODBUS,&quot;;IF([.C85]=&quot;Bool&quot;;&quot;0x&quot;;&quot;4x&quot;);&quot;,&quot;;[.B85])" office:value-type="string" office:string-value="Psir_min,MODBUS,4x,256" calcext:value-type="string">
            <text:p>Psir_min,MODBUS,4x,256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Tvod_zd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Integer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CONCATENATE([.A86];&quot;,MODBUS,&quot;;IF([.C86]=&quot;Bool&quot;;&quot;0x&quot;;&quot;4x&quot;);&quot;,&quot;;[.B86])" office:value-type="string" office:string-value="Tvod_zd,MODBUS,4x,257" calcext:value-type="string">
            <text:p>Tvod_zd,MODBUS,4x,257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Imp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Integer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CONCATENATE([.A87];&quot;,MODBUS,&quot;;IF([.C87]=&quot;Bool&quot;;&quot;0x&quot;;&quot;4x&quot;);&quot;,&quot;;[.B87])" office:value-type="string" office:string-value="Imp,MODBUS,4x,258" calcext:value-type="string">
            <text:p>Imp,MODBUS,4x,258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T_zag_zd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Integer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CONCATENATE([.A88];&quot;,MODBUS,&quot;;IF([.C88]=&quot;Bool&quot;;&quot;0x&quot;;&quot;4x&quot;);&quot;,&quot;;[.B88])" office:value-type="string" office:string-value="T_zag_zd,MODBUS,4x,259" calcext:value-type="string">
            <text:p>T_zag_zd,MODBUS,4x,259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T_fug_zd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Integer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CONCATENATE([.A89];&quot;,MODBUS,&quot;;IF([.C89]=&quot;Bool&quot;;&quot;0x&quot;;&quot;4x&quot;);&quot;,&quot;;[.B89])" office:value-type="string" office:string-value="T_fug_zd,MODBUS,4x,260" calcext:value-type="string">
            <text:p>T_fug_zd,MODBUS,4x,260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T_sir_zd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Integer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CONCATENATE([.A90];&quot;,MODBUS,&quot;;IF([.C90]=&quot;Bool&quot;;&quot;0x&quot;;&quot;4x&quot;);&quot;,&quot;;[.B90])" office:value-type="string" office:string-value="T_sir_zd,MODBUS,4x,261" calcext:value-type="string">
            <text:p>T_sir_zd,MODBUS,4x,26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T_p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Integer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CONCATENATE([.A91];&quot;,MODBUS,&quot;;IF([.C91]=&quot;Bool&quot;;&quot;0x&quot;;&quot;4x&quot;);&quot;,&quot;;[.B91])" office:value-type="string" office:string-value="T_p,MODBUS,4x,262" calcext:value-type="string">
            <text:p>T_p,MODBUS,4x,26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Tnt_zd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Integer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CONCATENATE([.A92];&quot;,MODBUS,&quot;;IF([.C92]=&quot;Bool&quot;;&quot;0x&quot;;&quot;4x&quot;);&quot;,&quot;;[.B92])" office:value-type="string" office:string-value="Tnt_zd,MODBUS,4x,263" calcext:value-type="string">
            <text:p>Tnt_zd,MODBUS,4x,26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Ts_z_zd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Integer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CONCATENATE([.A93];&quot;,MODBUS,&quot;;IF([.C93]=&quot;Bool&quot;;&quot;0x&quot;;&quot;4x&quot;);&quot;,&quot;;[.B93])" office:value-type="string" office:string-value="Ts_z_zd,MODBUS,4x,264" calcext:value-type="string">
            <text:p>Ts_z_zd,MODBUS,4x,26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Ts_b_zd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Integer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CONCATENATE([.A94];&quot;,MODBUS,&quot;;IF([.C94]=&quot;Bool&quot;;&quot;0x&quot;;&quot;4x&quot;);&quot;,&quot;;[.B94])" office:value-type="string" office:string-value="Ts_b_zd,MODBUS,4x,265" calcext:value-type="string">
            <text:p>Ts_b_zd,MODBUS,4x,26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Tn_v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Integer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CONCATENATE([.A95];&quot;,MODBUS,&quot;;IF([.C95]=&quot;Bool&quot;;&quot;0x&quot;;&quot;4x&quot;);&quot;,&quot;;[.B95])" office:value-type="string" office:string-value="Tn_v,MODBUS,4x,266" calcext:value-type="string">
            <text:p>Tn_v,MODBUS,4x,266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Tn_n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Integer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CONCATENATE([.A96];&quot;,MODBUS,&quot;;IF([.C96]=&quot;Bool&quot;;&quot;0x&quot;;&quot;4x&quot;);&quot;,&quot;;[.B96])" office:value-type="string" office:string-value="Tn_n,MODBUS,4x,267" calcext:value-type="string">
            <text:p>Tn_n,MODBUS,4x,267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T_vigr_zd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Integer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CONCATENATE([.A97];&quot;,MODBUS,&quot;;IF([.C97]=&quot;Bool&quot;;&quot;0x&quot;;&quot;4x&quot;);&quot;,&quot;;[.B97])" office:value-type="string" office:string-value="T_vigr_zd,MODBUS,4x,268" calcext:value-type="string">
            <text:p>T_vigr_zd,MODBUS,4x,268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T_motor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Integer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CONCATENATE([.A98];&quot;,MODBUS,&quot;;IF([.C98]=&quot;Bool&quot;;&quot;0x&quot;;&quot;4x&quot;);&quot;,&quot;;[.B98])" office:value-type="string" office:string-value="T_motor,MODBUS,4x,269" calcext:value-type="string">
            <text:p>T_motor,MODBUS,4x,269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Fott_zd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Integer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CONCATENATE([.A99];&quot;,MODBUS,&quot;;IF([.C99]=&quot;Bool&quot;;&quot;0x&quot;;&quot;4x&quot;);&quot;,&quot;;[.B99])" office:value-type="string" office:string-value="Fott_zd,MODBUS,4x,270" calcext:value-type="string">
            <text:p>Fott_zd,MODBUS,4x,270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Kf_i_m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Integer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CONCATENATE([.A100];&quot;,MODBUS,&quot;;IF([.C100]=&quot;Bool&quot;;&quot;0x&quot;;&quot;4x&quot;);&quot;,&quot;;[.B100])" office:value-type="string" office:string-value="Kf_i_m,MODBUS,4x,271" calcext:value-type="string">
            <text:p>Kf_i_m,MODBUS,4x,27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kf_U_m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Integer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CONCATENATE([.A101];&quot;,MODBUS,&quot;;IF([.C101]=&quot;Bool&quot;;&quot;0x&quot;;&quot;4x&quot;);&quot;,&quot;;[.B101])" office:value-type="string" office:string-value="kf_U_m,MODBUS,4x,272" calcext:value-type="string">
            <text:p>kf_U_m,MODBUS,4x,27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Kf_ob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Integer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CONCATENATE([.A102];&quot;,MODBUS,&quot;;IF([.C102]=&quot;Bool&quot;;&quot;0x&quot;;&quot;4x&quot;);&quot;,&quot;;[.B102])" office:value-type="string" office:string-value="Kf_ob,MODBUS,4x,273" calcext:value-type="string">
            <text:p>Kf_ob,MODBUS,4x,27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Kf_fott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Integer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CONCATENATE([.A103];&quot;,MODBUS,&quot;;IF([.C103]=&quot;Bool&quot;;&quot;0x&quot;;&quot;4x&quot;);&quot;,&quot;;[.B103])" office:value-type="string" office:string-value="Kf_fott,MODBUS,4x,274" calcext:value-type="string">
            <text:p>Kf_fott,MODBUS,4x,27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Kf_fsgr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Integer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CONCATENATE([.A104];&quot;,MODBUS,&quot;;IF([.C104]=&quot;Bool&quot;;&quot;0x&quot;;&quot;4x&quot;);&quot;,&quot;;[.B104])" office:value-type="string" office:string-value="Kf_fsgr,MODBUS,4x,275" calcext:value-type="string">
            <text:p>Kf_fsgr,MODBUS,4x,27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Ob_zag_zd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Integer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CONCATENATE([.A105];&quot;,MODBUS,&quot;;IF([.C105]=&quot;Bool&quot;;&quot;0x&quot;;&quot;4x&quot;);&quot;,&quot;;[.B105])" office:value-type="string" office:string-value="Ob_zag_zd,MODBUS,4x,276" calcext:value-type="string">
            <text:p>Ob_zag_zd,MODBUS,4x,276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Ob_prl_zd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Integer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CONCATENATE([.A106];&quot;,MODBUS,&quot;;IF([.C106]=&quot;Bool&quot;;&quot;0x&quot;;&quot;4x&quot;);&quot;,&quot;;[.B106])" office:value-type="string" office:string-value="Ob_prl_zd,MODBUS,4x,277" calcext:value-type="string">
            <text:p>Ob_prl_zd,MODBUS,4x,277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Ob_fug_zd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Integer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CONCATENATE([.A107];&quot;,MODBUS,&quot;;IF([.C107]=&quot;Bool&quot;;&quot;0x&quot;;&quot;4x&quot;);&quot;,&quot;;[.B107])" office:value-type="string" office:string-value="Ob_fug_zd,MODBUS,4x,278" calcext:value-type="string">
            <text:p>Ob_fug_zd,MODBUS,4x,278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Ob_vigr_zd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Integer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CONCATENATE([.A108];&quot;,MODBUS,&quot;;IF([.C108]=&quot;Bool&quot;;&quot;0x&quot;;&quot;4x&quot;);&quot;,&quot;;[.B108])" office:value-type="string" office:string-value="Ob_vigr_zd,MODBUS,4x,279" calcext:value-type="string">
            <text:p>Ob_vigr_zd,MODBUS,4x,279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Ob_del_zd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Integer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CONCATENATE([.A109];&quot;,MODBUS,&quot;;IF([.C109]=&quot;Bool&quot;;&quot;0x&quot;;&quot;4x&quot;);&quot;,&quot;;[.B109])" office:value-type="string" office:string-value="Ob_del_zd,MODBUS,4x,280" calcext:value-type="string">
            <text:p>Ob_del_zd,MODBUS,4x,280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Shib_zd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Integer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CONCATENATE([.A110];&quot;,MODBUS,&quot;;IF([.C110]=&quot;Bool&quot;;&quot;0x&quot;;&quot;4x&quot;);&quot;,&quot;;[.B110])" office:value-type="string" office:string-value="Shib_zd,MODBUS,4x,281" calcext:value-type="string">
            <text:p>Shib_zd,MODBUS,4x,28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Q_reg_zd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CONCATENATE([.A111];&quot;,MODBUS,&quot;;IF([.C111]=&quot;Bool&quot;;&quot;0x&quot;;&quot;4x&quot;);&quot;,&quot;;[.B111])" office:value-type="string" office:string-value="Q_reg_zd,MODBUS,4x,282" calcext:value-type="string">
            <text:p>Q_reg_zd,MODBUS,4x,28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Q_prl_zd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CONCATENATE([.A112];&quot;,MODBUS,&quot;;IF([.C112]=&quot;Bool&quot;;&quot;0x&quot;;&quot;4x&quot;);&quot;,&quot;;[.B112])" office:value-type="string" office:string-value="Q_prl_zd,MODBUS,4x,284" calcext:value-type="string">
            <text:p>Q_prl_zd,MODBUS,4x,28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Q_man_zd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CONCATENATE([.A113];&quot;,MODBUS,&quot;;IF([.C113]=&quot;Bool&quot;;&quot;0x&quot;;&quot;4x&quot;);&quot;,&quot;;[.B113])" office:value-type="string" office:string-value="Q_man_zd,MODBUS,4x,286" calcext:value-type="string">
            <text:p>Q_man_zd,MODBUS,4x,286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Q_k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CONCATENATE([.A114];&quot;,MODBUS,&quot;;IF([.C114]=&quot;Bool&quot;;&quot;0x&quot;;&quot;4x&quot;);&quot;,&quot;;[.B114])" office:value-type="string" office:string-value="Q_k,MODBUS,4x,288" calcext:value-type="string">
            <text:p>Q_k,MODBUS,4x,288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Kf_prl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CONCATENATE([.A115];&quot;,MODBUS,&quot;;IF([.C115]=&quot;Bool&quot;;&quot;0x&quot;;&quot;4x&quot;);&quot;,&quot;;[.B115])" office:value-type="string" office:string-value="Kf_prl,MODBUS,4x,290" calcext:value-type="string">
            <text:p>Kf_prl,MODBUS,4x,290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Kf_pr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CONCATENATE([.A116];&quot;,MODBUS,&quot;;IF([.C116]=&quot;Bool&quot;;&quot;0x&quot;;&quot;4x&quot;);&quot;,&quot;;[.B116])" office:value-type="string" office:string-value="Kf_pr,MODBUS,4x,292" calcext:value-type="string">
            <text:p>Kf_pr,MODBUS,4x,29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K_imp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CONCATENATE([.A117];&quot;,MODBUS,&quot;;IF([.C117]=&quot;Bool&quot;;&quot;0x&quot;;&quot;4x&quot;);&quot;,&quot;;[.B117])" office:value-type="string" office:string-value="K_imp,MODBUS,4x,294" calcext:value-type="string">
            <text:p>K_imp,MODBUS,4x,29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kV_1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CONCATENATE([.A118];&quot;,MODBUS,&quot;;IF([.C118]=&quot;Bool&quot;;&quot;0x&quot;;&quot;4x&quot;);&quot;,&quot;;[.B118])" office:value-type="string" office:string-value="kV_1,MODBUS,4x,296" calcext:value-type="string">
            <text:p>kV_1,MODBUS,4x,296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kV_2</text:p>
          </table:table-cell>
          <table:table-cell office:value-type="float" office:value="298" calcext:value-type="float">
            <text:p>298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CONCATENATE([.A119];&quot;,MODBUS,&quot;;IF([.C119]=&quot;Bool&quot;;&quot;0x&quot;;&quot;4x&quot;);&quot;,&quot;;[.B119])" office:value-type="string" office:string-value="kV_2,MODBUS,4x,298" calcext:value-type="string">
            <text:p>kV_2,MODBUS,4x,298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max_I_m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CONCATENATE([.A120];&quot;,MODBUS,&quot;;IF([.C120]=&quot;Bool&quot;;&quot;0x&quot;;&quot;4x&quot;);&quot;,&quot;;[.B120])" office:value-type="string" office:string-value="max_I_m,MODBUS,4x,300" calcext:value-type="string">
            <text:p>max_I_m,MODBUS,4x,300</text:p>
          </table:table-cell>
          <table:table-cell table:number-columns-repeated="6"/>
          <table:table-cell table:formula="of:=HEX2DEC(158)" office:value-type="float" office:value="344" calcext:value-type="float">
            <text:p>344</text:p>
          </table:table-cell>
        </table:table-row>
        <table:table-row table:style-name="ro2">
          <table:table-cell office:value-type="string" calcext:value-type="string">
            <text:p>max_U_m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CONCATENATE([.A121];&quot;,MODBUS,&quot;;IF([.C121]=&quot;Bool&quot;;&quot;0x&quot;;&quot;4x&quot;);&quot;,&quot;;[.B121])" office:value-type="string" office:string-value="max_U_m,MODBUS,4x,302" calcext:value-type="string">
            <text:p>max_U_m,MODBUS,4x,30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max_Ob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CONCATENATE([.A122];&quot;,MODBUS,&quot;;IF([.C122]=&quot;Bool&quot;;&quot;0x&quot;;&quot;4x&quot;);&quot;,&quot;;[.B122])" office:value-type="string" office:string-value="max_Ob,MODBUS,4x,304" calcext:value-type="string">
            <text:p>max_Ob,MODBUS,4x,30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max_Fott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CONCATENATE([.A123];&quot;,MODBUS,&quot;;IF([.C123]=&quot;Bool&quot;;&quot;0x&quot;;&quot;4x&quot;);&quot;,&quot;;[.B123])" office:value-type="string" office:string-value="max_Fott,MODBUS,4x,306" calcext:value-type="string">
            <text:p>max_Fott,MODBUS,4x,306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max_Fsgr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CONCATENATE([.A124];&quot;,MODBUS,&quot;;IF([.C124]=&quot;Bool&quot;;&quot;0x&quot;;&quot;4x&quot;);&quot;,&quot;;[.B124])" office:value-type="string" office:string-value="max_Fsgr,MODBUS,4x,308" calcext:value-type="string">
            <text:p>max_Fsgr,MODBUS,4x,308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max_Gzag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CONCATENATE([.A125];&quot;,MODBUS,&quot;;IF([.C125]=&quot;Bool&quot;;&quot;0x&quot;;&quot;4x&quot;);&quot;,&quot;;[.B125])" office:value-type="string" office:string-value="max_Gzag,MODBUS,4x,310" calcext:value-type="string">
            <text:p>max_Gzag,MODBUS,4x,310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min_Fott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CONCATENATE([.A126];&quot;,MODBUS,&quot;;IF([.C126]=&quot;Bool&quot;;&quot;0x&quot;;&quot;4x&quot;);&quot;,&quot;;[.B126])" office:value-type="string" office:string-value="min_Fott,MODBUS,4x,312" calcext:value-type="string">
            <text:p>min_Fott,MODBUS,4x,31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min_Fsgr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CONCATENATE([.A127];&quot;,MODBUS,&quot;;IF([.C127]=&quot;Bool&quot;;&quot;0x&quot;;&quot;4x&quot;);&quot;,&quot;;[.B127])" office:value-type="string" office:string-value="min_Fsgr,MODBUS,4x,314" calcext:value-type="string">
            <text:p>min_Fsgr,MODBUS,4x,31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kf_Ob_zd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CONCATENATE([.A128];&quot;,MODBUS,&quot;;IF([.C128]=&quot;Bool&quot;;&quot;0x&quot;;&quot;4x&quot;);&quot;,&quot;;[.B128])" office:value-type="string" office:string-value="kf_Ob_zd,MODBUS,4x,316" calcext:value-type="string">
            <text:p>kf_Ob_zd,MODBUS,4x,316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min_Gzag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CONCATENATE([.A129];&quot;,MODBUS,&quot;;IF([.C129]=&quot;Bool&quot;;&quot;0x&quot;;&quot;4x&quot;);&quot;,&quot;;[.B129])" office:value-type="string" office:string-value="min_Gzag,MODBUS,4x,318" calcext:value-type="string">
            <text:p>min_Gzag,MODBUS,4x,318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Gzag_zd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CONCATENATE([.A130];&quot;,MODBUS,&quot;;IF([.C130]=&quot;Bool&quot;;&quot;0x&quot;;&quot;4x&quot;);&quot;,&quot;;[.B130])" office:value-type="string" office:string-value="Gzag_zd,MODBUS,4x,320" calcext:value-type="string">
            <text:p>Gzag_zd,MODBUS,4x,320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rej_tvod</text:p>
          </table:table-cell>
          <table:table-cell office:value-type="float" office:value="322" calcext:value-type="float">
            <text:p>322</text:p>
          </table:table-cell>
          <table:table-cell office:value-type="string" calcext:value-type="string">
            <text:p>Boo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CONCATENATE([.A131];&quot;,MODBUS,&quot;;IF([.C131]=&quot;Bool&quot;;&quot;0x&quot;;&quot;4x&quot;);&quot;,&quot;;[.B131])" office:value-type="string" office:string-value="rej_tvod,MODBUS,0x,322" calcext:value-type="string">
            <text:p>rej_tvod,MODBUS,0x,32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Rej_fug</text:p>
          </table:table-cell>
          <table:table-cell office:value-type="float" office:value="323" calcext:value-type="float">
            <text:p>323</text:p>
          </table:table-cell>
          <table:table-cell office:value-type="string" calcext:value-type="string">
            <text:p>Boo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CONCATENATE([.A132];&quot;,MODBUS,&quot;;IF([.C132]=&quot;Bool&quot;;&quot;0x&quot;;&quot;4x&quot;);&quot;,&quot;;[.B132])" office:value-type="string" office:string-value="Rej_fug,MODBUS,0x,323" calcext:value-type="string">
            <text:p>Rej_fug,MODBUS,0x,32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rej_sync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Boo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CONCATENATE([.A133];&quot;,MODBUS,&quot;;IF([.C133]=&quot;Bool&quot;;&quot;0x&quot;;&quot;4x&quot;);&quot;,&quot;;[.B133])" office:value-type="string" office:string-value="rej_sync,MODBUS,0x,324" calcext:value-type="string">
            <text:p>rej_sync,MODBUS,0x,32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z_on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Boo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CONCATENATE([.A134];&quot;,MODBUS,&quot;;IF([.C134]=&quot;Bool&quot;;&quot;0x&quot;;&quot;4x&quot;);&quot;,&quot;;[.B134])" office:value-type="string" office:string-value="Dz_on,MODBUS,0x,325" calcext:value-type="string">
            <text:p>Dz_on,MODBUS,0x,32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rej_nepr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Boo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CONCATENATE([.A135];&quot;,MODBUS,&quot;;IF([.C135]=&quot;Bool&quot;;&quot;0x&quot;;&quot;4x&quot;);&quot;,&quot;;[.B135])" office:value-type="string" office:string-value="rej_nepr,MODBUS,0x,326" calcext:value-type="string">
            <text:p>rej_nepr,MODBUS,0x,326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Rej_sir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Boo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CONCATENATE([.A136];&quot;,MODBUS,&quot;;IF([.C136]=&quot;Bool&quot;;&quot;0x&quot;;&quot;4x&quot;);&quot;,&quot;;[.B136])" office:value-type="string" office:string-value="Rej_sir,MODBUS,0x,327" calcext:value-type="string">
            <text:p>Rej_sir,MODBUS,0x,327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Name</text:p>
          </table:table-cell>
          <table:table-cell office:value-type="string" calcext:value-type="string">
            <text:p>Address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Rej_sgr</text:p>
          </table:table-cell>
          <table:table-cell office:value-type="float" office:value="328" calcext:value-type="float">
            <text:p>328</text:p>
          </table:table-cell>
          <table:table-cell table:number-columns-repeated="13"/>
        </table:table-row>
        <table:table-row table:style-name="ro3">
          <table:table-cell table:number-columns-repeated="15"/>
        </table:table-row>
        <table:table-row table:style-name="ro2">
          <table:table-cell office:value-type="string" calcext:value-type="string">
            <text:p>Name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Format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lo_Gzag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Real</text:p>
          </table:table-cell>
          <table:table-cell table:number-columns-repeated="4"/>
          <table:table-cell table:formula="of:=CONCATENATE([.A141];&quot;,MODBUS,&quot;;IF([.C141]=&quot;Bool&quot;;&quot;0x&quot;;&quot;4x&quot;);&quot;,&quot;;[.B141])" office:value-type="string" office:string-value="lo_Gzag,MODBUS,4x,400" calcext:value-type="string">
            <text:p>lo_Gzag,MODBUS,4x,400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hi_Gzag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Real</text:p>
          </table:table-cell>
          <table:table-cell table:number-columns-repeated="4"/>
          <table:table-cell table:formula="of:=CONCATENATE([.A142];&quot;,MODBUS,&quot;;IF([.C142]=&quot;Bool&quot;;&quot;0x&quot;;&quot;4x&quot;);&quot;,&quot;;[.B142])" office:value-type="string" office:string-value="hi_Gzag,MODBUS,4x,402" calcext:value-type="string">
            <text:p>hi_Gzag,MODBUS,4x,40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a_Gzag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Real</text:p>
          </table:table-cell>
          <table:table-cell table:number-columns-repeated="4"/>
          <table:table-cell table:formula="of:=CONCATENATE([.A143];&quot;,MODBUS,&quot;;IF([.C143]=&quot;Bool&quot;;&quot;0x&quot;;&quot;4x&quot;);&quot;,&quot;;[.B143])" office:value-type="string" office:string-value="a_Gzag,MODBUS,4x,404" calcext:value-type="string">
            <text:p>a_Gzag,MODBUS,4x,40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b_Gzag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Real</text:p>
          </table:table-cell>
          <table:table-cell table:number-columns-repeated="4"/>
          <table:table-cell table:formula="of:=CONCATENATE([.A144];&quot;,MODBUS,&quot;;IF([.C144]=&quot;Bool&quot;;&quot;0x&quot;;&quot;4x&quot;);&quot;,&quot;;[.B144])" office:value-type="string" office:string-value="b_Gzag,MODBUS,4x,406" calcext:value-type="string">
            <text:p>b_Gzag,MODBUS,4x,406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Gzag_offset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Real</text:p>
          </table:table-cell>
          <table:table-cell table:number-columns-repeated="4"/>
          <table:table-cell table:formula="of:=CONCATENATE([.A145];&quot;,MODBUS,&quot;;IF([.C145]=&quot;Bool&quot;;&quot;0x&quot;;&quot;4x&quot;);&quot;,&quot;;[.B145])" office:value-type="string" office:string-value="Gzag_offset,MODBUS,4x,408" calcext:value-type="string">
            <text:p>Gzag_offset,MODBUS,4x,408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Gzag_s_zd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Real</text:p>
          </table:table-cell>
          <table:table-cell table:number-columns-repeated="4"/>
          <table:table-cell table:formula="of:=CONCATENATE([.A146];&quot;,MODBUS,&quot;;IF([.C146]=&quot;Bool&quot;;&quot;0x&quot;;&quot;4x&quot;);&quot;,&quot;;[.B146])" office:value-type="string" office:string-value="Gzag_s_zd,MODBUS,4x,410" calcext:value-type="string">
            <text:p>Gzag_s_zd,MODBUS,4x,410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Gzag_s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Real</text:p>
          </table:table-cell>
          <table:table-cell table:number-columns-repeated="4"/>
          <table:table-cell table:formula="of:=CONCATENATE([.A147];&quot;,MODBUS,&quot;;IF([.C147]=&quot;Bool&quot;;&quot;0x&quot;;&quot;4x&quot;);&quot;,&quot;;[.B147])" office:value-type="string" office:string-value="Gzag_s,MODBUS,4x,412" calcext:value-type="string">
            <text:p>Gzag_s,MODBUS,4x,41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Gzag_c</text:p>
          </table:table-cell>
          <table:table-cell office:value-type="float" office:value="414" calcext:value-type="float">
            <text:p>414</text:p>
          </table:table-cell>
          <table:table-cell office:value-type="string" calcext:value-type="string">
            <text:p>Real</text:p>
          </table:table-cell>
          <table:table-cell table:number-columns-repeated="4"/>
          <table:table-cell table:formula="of:=CONCATENATE([.A148];&quot;,MODBUS,&quot;;IF([.C148]=&quot;Bool&quot;;&quot;0x&quot;;&quot;4x&quot;);&quot;,&quot;;[.B148])" office:value-type="string" office:string-value="Gzag_c,MODBUS,4x,414" calcext:value-type="string">
            <text:p>Gzag_c,MODBUS,4x,41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Cf_nom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Integer</text:p>
          </table:table-cell>
          <table:table-cell table:number-columns-repeated="4"/>
          <table:table-cell table:formula="of:=CONCATENATE([.A149];&quot;,MODBUS,&quot;;IF([.C149]=&quot;Bool&quot;;&quot;0x&quot;;&quot;4x&quot;);&quot;,&quot;;[.B149])" office:value-type="string" office:string-value="Cf_nom,MODBUS,4x,416" calcext:value-type="string">
            <text:p>Cf_nom,MODBUS,4x,416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Gzag_d</text:p>
          </table:table-cell>
          <table:table-cell office:value-type="float" office:value="417" calcext:value-type="float">
            <text:p>417</text:p>
          </table:table-cell>
          <table:table-cell office:value-type="string" calcext:value-type="string">
            <text:p>Integer</text:p>
          </table:table-cell>
          <table:table-cell table:number-columns-repeated="4"/>
          <table:table-cell table:formula="of:=CONCATENATE([.A150];&quot;,MODBUS,&quot;;IF([.C150]=&quot;Bool&quot;;&quot;0x&quot;;&quot;4x&quot;);&quot;,&quot;;[.B150])" office:value-type="string" office:string-value="Gzag_d,MODBUS,4x,417" calcext:value-type="string">
            <text:p>Gzag_d,MODBUS,4x,417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Gzag_t</text:p>
          </table:table-cell>
          <table:table-cell office:value-type="float" office:value="418" calcext:value-type="float">
            <text:p>418</text:p>
          </table:table-cell>
          <table:table-cell office:value-type="string" calcext:value-type="string">
            <text:p>Integer</text:p>
          </table:table-cell>
          <table:table-cell table:number-columns-repeated="4"/>
          <table:table-cell table:formula="of:=CONCATENATE([.A151];&quot;,MODBUS,&quot;;IF([.C151]=&quot;Bool&quot;;&quot;0x&quot;;&quot;4x&quot;);&quot;,&quot;;[.B151])" office:value-type="string" office:string-value="Gzag_t,MODBUS,4x,418" calcext:value-type="string">
            <text:p>Gzag_t,MODBUS,4x,418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z_state</text:p>
          </table:table-cell>
          <table:table-cell office:value-type="float" office:value="419" calcext:value-type="float">
            <text:p>419</text:p>
          </table:table-cell>
          <table:table-cell office:value-type="string" calcext:value-type="string">
            <text:p>Integer</text:p>
          </table:table-cell>
          <table:table-cell table:number-columns-repeated="4"/>
          <table:table-cell table:formula="of:=CONCATENATE([.A152];&quot;,MODBUS,&quot;;IF([.C152]=&quot;Bool&quot;;&quot;0x&quot;;&quot;4x&quot;);&quot;,&quot;;[.B152])" office:value-type="string" office:string-value="dz_state,MODBUS,4x,419" calcext:value-type="string">
            <text:p>dz_state,MODBUS,4x,419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test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Integer</text:p>
          </table:table-cell>
          <table:table-cell table:number-columns-repeated="4"/>
          <table:table-cell table:formula="of:=CONCATENATE([.A153];&quot;,MODBUS,&quot;;IF([.C153]=&quot;Bool&quot;;&quot;0x&quot;;&quot;4x&quot;);&quot;,&quot;;[.B153])" office:value-type="string" office:string-value="test,MODBUS,4x,420" calcext:value-type="string">
            <text:p>test,MODBUS,4x,420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sir</text:p>
          </table:table-cell>
          <table:table-cell office:value-type="float" office:value="421" calcext:value-type="float">
            <text:p>421</text:p>
          </table:table-cell>
          <table:table-cell office:value-type="string" calcext:value-type="string">
            <text:p>Integer</text:p>
          </table:table-cell>
          <table:table-cell table:number-columns-repeated="4"/>
          <table:table-cell table:formula="of:=CONCATENATE([.A154];&quot;,MODBUS,&quot;;IF([.C154]=&quot;Bool&quot;;&quot;0x&quot;;&quot;4x&quot;);&quot;,&quot;;[.B154])" office:value-type="string" office:string-value="Psir,MODBUS,4x,421" calcext:value-type="string">
            <text:p>Psir,MODBUS,4x,42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Tvod</text:p>
          </table:table-cell>
          <table:table-cell office:value-type="float" office:value="422" calcext:value-type="float">
            <text:p>422</text:p>
          </table:table-cell>
          <table:table-cell office:value-type="string" calcext:value-type="string">
            <text:p>Integer</text:p>
          </table:table-cell>
          <table:table-cell table:number-columns-repeated="4"/>
          <table:table-cell table:formula="of:=CONCATENATE([.A155];&quot;,MODBUS,&quot;;IF([.C155]=&quot;Bool&quot;;&quot;0x&quot;;&quot;4x&quot;);&quot;,&quot;;[.B155])" office:value-type="string" office:string-value="Tvod,MODBUS,4x,422" calcext:value-type="string">
            <text:p>Tvod,MODBUS,4x,42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Ob_zd_1</text:p>
          </table:table-cell>
          <table:table-cell office:value-type="float" office:value="423" calcext:value-type="float">
            <text:p>423</text:p>
          </table:table-cell>
          <table:table-cell office:value-type="string" calcext:value-type="string">
            <text:p>Integer</text:p>
          </table:table-cell>
          <table:table-cell table:number-columns-repeated="4"/>
          <table:table-cell table:formula="of:=CONCATENATE([.A156];&quot;,MODBUS,&quot;;IF([.C156]=&quot;Bool&quot;;&quot;0x&quot;;&quot;4x&quot;);&quot;,&quot;;[.B156])" office:value-type="string" office:string-value="Ob_zd_1,MODBUS,4x,423" calcext:value-type="string">
            <text:p>Ob_zd_1,MODBUS,4x,42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sp_field</text:p>
          </table:table-cell>
          <table:table-cell office:value-type="float" office:value="424" calcext:value-type="float">
            <text:p>424</text:p>
          </table:table-cell>
          <table:table-cell office:value-type="string" calcext:value-type="string">
            <text:p>Integer</text:p>
          </table:table-cell>
          <table:table-cell table:number-columns-repeated="4"/>
          <table:table-cell table:formula="of:=CONCATENATE([.A157];&quot;,MODBUS,&quot;;IF([.C157]=&quot;Bool&quot;;&quot;0x&quot;;&quot;4x&quot;);&quot;,&quot;;[.B157])" office:value-type="string" office:string-value="sp_field,MODBUS,4x,424" calcext:value-type="string">
            <text:p>sp_field,MODBUS,4x,424</text:p>
          </table:table-cell>
          <table:table-cell table:number-columns-repeated="7"/>
        </table:table-row>
        <table:table-row table:style-name="ro1">
          <table:table-cell table:number-columns-repeated="7"/>
          <table:table-cell table:formula="of:=CONCATENATE([.A83];&quot;,MODBUS,&quot;;IF([.C83]=&quot;Bool&quot;;&quot;0x&quot;;&quot;4x&quot;);&quot;,&quot;;[.B83])" office:value-type="string" office:string-value="T_zagr,MODBUS,4x,98" calcext:value-type="string">
            <text:p>T_zagr,MODBUS,4x,98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Name</text:p>
          </table:table-cell>
          <table:table-cell office:value-type="string" calcext:value-type="string">
            <text:p>Address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man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Bool</text:p>
          </table:table-cell>
          <table:table-cell table:number-columns-repeated="4"/>
          <table:table-cell table:formula="of:=CONCATENATE([.A160];&quot;,MODBUS,&quot;;IF([.C160]=&quot;Bool&quot;;&quot;0x&quot;;&quot;4x&quot;);&quot;,&quot;;[.B160])" office:value-type="string" office:string-value="man,MODBUS,0x,426" calcext:value-type="string">
            <text:p>man,MODBUS,0x,426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start</text:p>
          </table:table-cell>
          <table:table-cell office:value-type="float" office:value="427" calcext:value-type="float">
            <text:p>427</text:p>
          </table:table-cell>
          <table:table-cell office:value-type="string" calcext:value-type="string">
            <text:p>Bool</text:p>
          </table:table-cell>
          <table:table-cell table:number-columns-repeated="4"/>
          <table:table-cell table:formula="of:=CONCATENATE([.A161];&quot;,MODBUS,&quot;;IF([.C161]=&quot;Bool&quot;;&quot;0x&quot;;&quot;4x&quot;);&quot;,&quot;;[.B161])" office:value-type="string" office:string-value="start,MODBUS,0x,427" calcext:value-type="string">
            <text:p>start,MODBUS,0x,427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Gzag_end</text:p>
          </table:table-cell>
          <table:table-cell office:value-type="float" office:value="428" calcext:value-type="float">
            <text:p>428</text:p>
          </table:table-cell>
          <table:table-cell office:value-type="string" calcext:value-type="string">
            <text:p>Bool</text:p>
          </table:table-cell>
          <table:table-cell table:number-columns-repeated="4"/>
          <table:table-cell table:formula="of:=CONCATENATE([.A162];&quot;,MODBUS,&quot;;IF([.C162]=&quot;Bool&quot;;&quot;0x&quot;;&quot;4x&quot;);&quot;,&quot;;[.B162])" office:value-type="string" office:string-value="Gzag_end,MODBUS,0x,428" calcext:value-type="string">
            <text:p>Gzag_end,MODBUS,0x,428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z_fk</text:p>
          </table:table-cell>
          <table:table-cell office:value-type="float" office:value="429" calcext:value-type="float">
            <text:p>429</text:p>
          </table:table-cell>
          <table:table-cell office:value-type="string" calcext:value-type="string">
            <text:p>Bool</text:p>
          </table:table-cell>
          <table:table-cell table:number-columns-repeated="4"/>
          <table:table-cell table:formula="of:=CONCATENATE([.A163];&quot;,MODBUS,&quot;;IF([.C163]=&quot;Bool&quot;;&quot;0x&quot;;&quot;4x&quot;);&quot;,&quot;;[.B163])" office:value-type="string" office:string-value="dz_fk,MODBUS,0x,429" calcext:value-type="string">
            <text:p>dz_fk,MODBUS,0x,429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z_test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Bool</text:p>
          </table:table-cell>
          <table:table-cell table:number-columns-repeated="4"/>
          <table:table-cell table:formula="of:=CONCATENATE([.A164];&quot;,MODBUS,&quot;;IF([.C164]=&quot;Bool&quot;;&quot;0x&quot;;&quot;4x&quot;);&quot;,&quot;;[.B164])" office:value-type="string" office:string-value="dz_test,MODBUS,0x,430" calcext:value-type="string">
            <text:p>dz_test,MODBUS,0x,430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z_set</text:p>
          </table:table-cell>
          <table:table-cell office:value-type="float" office:value="431" calcext:value-type="float">
            <text:p>431</text:p>
          </table:table-cell>
          <table:table-cell office:value-type="string" calcext:value-type="string">
            <text:p>Bool</text:p>
          </table:table-cell>
          <table:table-cell table:number-columns-repeated="4"/>
          <table:table-cell table:formula="of:=CONCATENATE([.A165];&quot;,MODBUS,&quot;;IF([.C165]=&quot;Bool&quot;;&quot;0x&quot;;&quot;4x&quot;);&quot;,&quot;;[.B165])" office:value-type="string" office:string-value="dz_set,MODBUS,0x,431" calcext:value-type="string">
            <text:p>dz_set,MODBUS,0x,43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z_lock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Bool</text:p>
          </table:table-cell>
          <table:table-cell table:number-columns-repeated="4"/>
          <table:table-cell table:formula="of:=CONCATENATE([.A166];&quot;,MODBUS,&quot;;IF([.C166]=&quot;Bool&quot;;&quot;0x&quot;;&quot;4x&quot;);&quot;,&quot;;[.B166])" office:value-type="string" office:string-value="dz_lock,MODBUS,0x,432" calcext:value-type="string">
            <text:p>dz_lock,MODBUS,0x,43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z_fail_t</text:p>
          </table:table-cell>
          <table:table-cell office:value-type="float" office:value="433" calcext:value-type="float">
            <text:p>433</text:p>
          </table:table-cell>
          <table:table-cell office:value-type="string" calcext:value-type="string">
            <text:p>Bool</text:p>
          </table:table-cell>
          <table:table-cell table:number-columns-repeated="4"/>
          <table:table-cell table:formula="of:=CONCATENATE([.A167];&quot;,MODBUS,&quot;;IF([.C167]=&quot;Bool&quot;;&quot;0x&quot;;&quot;4x&quot;);&quot;,&quot;;[.B167])" office:value-type="string" office:string-value="dz_fail_t,MODBUS,0x,433" calcext:value-type="string">
            <text:p>dz_fail_t,MODBUS,0x,43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sp_alm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Bool</text:p>
          </table:table-cell>
          <table:table-cell table:number-columns-repeated="4"/>
          <table:table-cell table:formula="of:=CONCATENATE([.A168];&quot;,MODBUS,&quot;;IF([.C168]=&quot;Bool&quot;;&quot;0x&quot;;&quot;4x&quot;);&quot;,&quot;;[.B168])" office:value-type="string" office:string-value="dsp_alm,MODBUS,0x,434" calcext:value-type="string">
            <text:p>dsp_alm,MODBUS,0x,43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alm_reset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Bool</text:p>
          </table:table-cell>
          <table:table-cell table:number-columns-repeated="4"/>
          <table:table-cell table:formula="of:=CONCATENATE([.A169];&quot;,MODBUS,&quot;;IF([.C169]=&quot;Bool&quot;;&quot;0x&quot;;&quot;4x&quot;);&quot;,&quot;;[.B169])" office:value-type="string" office:string-value="alm_reset,MODBUS,0x,435" calcext:value-type="string">
            <text:p>alm_reset,MODBUS,0x,43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c_nup</text:p>
          </table:table-cell>
          <table:table-cell office:value-type="float" office:value="436" calcext:value-type="float">
            <text:p>436</text:p>
          </table:table-cell>
          <table:table-cell office:value-type="string" calcext:value-type="string">
            <text:p>Bool</text:p>
          </table:table-cell>
          <table:table-cell table:number-columns-repeated="4"/>
          <table:table-cell table:formula="of:=CONCATENATE([.A170];&quot;,MODBUS,&quot;;IF([.C170]=&quot;Bool&quot;;&quot;0x&quot;;&quot;4x&quot;);&quot;,&quot;;[.B170])" office:value-type="string" office:string-value="c_nup,MODBUS,0x,436" calcext:value-type="string">
            <text:p>c_nup,MODBUS,0x,436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c_ndw</text:p>
          </table:table-cell>
          <table:table-cell office:value-type="float" office:value="437" calcext:value-type="float">
            <text:p>437</text:p>
          </table:table-cell>
          <table:table-cell office:value-type="string" calcext:value-type="string">
            <text:p>Bool</text:p>
          </table:table-cell>
          <table:table-cell table:number-columns-repeated="4"/>
          <table:table-cell table:formula="of:=CONCATENATE([.A171];&quot;,MODBUS,&quot;;IF([.C171]=&quot;Bool&quot;;&quot;0x&quot;;&quot;4x&quot;);&quot;,&quot;;[.B171])" office:value-type="string" office:string-value="c_ndw,MODBUS,0x,437" calcext:value-type="string">
            <text:p>c_ndw,MODBUS,0x,437</text:p>
          </table:table-cell>
          <table:table-cell table:number-columns-repeated="7"/>
        </table:table-row>
        <table:table-row table:style-name="ro1">
          <table:table-cell table:number-columns-repeated="15"/>
        </table:table-row>
        <table:table-row table:style-name="ro2">
          <table:table-cell office:value-type="string" calcext:value-type="string">
            <text:p>Name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Format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Ob_t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Integer</text:p>
          </table:table-cell>
          <table:table-cell table:number-columns-repeated="4"/>
          <table:table-cell table:formula="of:=CONCATENATE([.A174];&quot;,MODBUS,&quot;;IF([.C174]=&quot;Bool&quot;;&quot;0x&quot;;&quot;4x&quot;);&quot;,&quot;;[.B174])" office:value-type="string" office:string-value="Ob_t,MODBUS,4x,512" calcext:value-type="string">
            <text:p>Ob_t,MODBUS,4x,51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Q_all_t</text:p>
          </table:table-cell>
          <table:table-cell office:value-type="float" office:value="513" calcext:value-type="float">
            <text:p>513</text:p>
          </table:table-cell>
          <table:table-cell office:value-type="string" calcext:value-type="string">
            <text:p>Integer</text:p>
          </table:table-cell>
          <table:table-cell table:number-columns-repeated="4"/>
          <table:table-cell table:formula="of:=CONCATENATE([.A175];&quot;,MODBUS,&quot;;IF([.C175]=&quot;Bool&quot;;&quot;0x&quot;;&quot;4x&quot;);&quot;,&quot;;[.B175])" office:value-type="string" office:string-value="Q_all_t,MODBUS,4x,513" calcext:value-type="string">
            <text:p>Q_all_t,MODBUS,4x,51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Fott_t</text:p>
          </table:table-cell>
          <table:table-cell office:value-type="float" office:value="514" calcext:value-type="float">
            <text:p>514</text:p>
          </table:table-cell>
          <table:table-cell office:value-type="string" calcext:value-type="string">
            <text:p>Integer</text:p>
          </table:table-cell>
          <table:table-cell table:number-columns-repeated="4"/>
          <table:table-cell table:formula="of:=CONCATENATE([.A176];&quot;,MODBUS,&quot;;IF([.C176]=&quot;Bool&quot;;&quot;0x&quot;;&quot;4x&quot;);&quot;,&quot;;[.B176])" office:value-type="string" office:string-value="Fott_t,MODBUS,4x,514" calcext:value-type="string">
            <text:p>Fott_t,MODBUS,4x,51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Fsgr_t</text:p>
          </table:table-cell>
          <table:table-cell office:value-type="float" office:value="515" calcext:value-type="float">
            <text:p>515</text:p>
          </table:table-cell>
          <table:table-cell office:value-type="string" calcext:value-type="string">
            <text:p>Integer</text:p>
          </table:table-cell>
          <table:table-cell table:number-columns-repeated="4"/>
          <table:table-cell table:formula="of:=CONCATENATE([.A177];&quot;,MODBUS,&quot;;IF([.C177]=&quot;Bool&quot;;&quot;0x&quot;;&quot;4x&quot;);&quot;,&quot;;[.B177])" office:value-type="string" office:string-value="Fsgr_t,MODBUS,4x,515" calcext:value-type="string">
            <text:p>Fsgr_t,MODBUS,4x,51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Sgr_t</text:p>
          </table:table-cell>
          <table:table-cell office:value-type="float" office:value="516" calcext:value-type="float">
            <text:p>516</text:p>
          </table:table-cell>
          <table:table-cell office:value-type="string" calcext:value-type="string">
            <text:p>Integer</text:p>
          </table:table-cell>
          <table:table-cell table:number-columns-repeated="4"/>
          <table:table-cell table:formula="of:=CONCATENATE([.A178];&quot;,MODBUS,&quot;;IF([.C178]=&quot;Bool&quot;;&quot;0x&quot;;&quot;4x&quot;);&quot;,&quot;;[.B178])" office:value-type="string" office:string-value="Sgr_t,MODBUS,4x,516" calcext:value-type="string">
            <text:p>Sgr_t,MODBUS,4x,516</text:p>
          </table:table-cell>
          <table:table-cell table:number-columns-repeated="7"/>
        </table:table-row>
        <table:table-row table:style-name="ro1" table:number-rows-repeated="38">
          <table:table-cell table:number-columns-repeated="7"/>
          <table:table-cell table:style-name="Default"/>
          <table:table-cell table:number-columns-repeated="7"/>
        </table:table-row>
        <table:table-row table:style-name="ro1">
          <table:table-cell table:number-columns-repeated="7"/>
          <table:table-cell table:style-name="Default"/>
          <table:table-cell table:number-columns-repeated="7"/>
        </table:table-row>
      </table:table>
      <table:table table:name="ФПН" table:style-name="ta1">
        <table:table-column table:style-name="co4" table:number-columns-repeated="11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default-cell-style-name="Default"/>
        <table:table-row table:style-name="ro3">
          <table:table-cell office:value-type="string" calcext:value-type="string">
            <text:p>Тег</text:p>
          </table:table-cell>
          <table:table-cell office:value-type="string" calcext:value-type="string">
            <text:p>Адреса</text:p>
          </table:table-cell>
          <table:table-cell office:value-type="string" calcext:value-type="string">
            <text:p>Тип</text:p>
          </table:table-cell>
          <table:table-cell office:value-type="string" calcext:value-type="string">
            <text:p>Читати</text:p>
          </table:table-cell>
          <table:table-cell office:value-type="string" calcext:value-type="string">
            <text:p>Історія</text:p>
          </table:table-cell>
          <table:table-cell office:value-type="string" calcext:value-type="string">
            <text:p>Шкали</text:p>
          </table:table-cell>
          <table:table-cell office:value-type="string" calcext:value-type="string">
            <text:p>Текст</text:p>
          </table:table-cell>
          <table:table-cell table:number-columns-repeated="4"/>
          <table:table-cell office:value-type="string" calcext:value-type="string">
            <text:p>create table Cf1(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Тег</text:p>
          </table:table-cell>
          <table:table-cell office:value-type="string" calcext:value-type="string">
            <text:p>Адреса</text:p>
          </table:table-cell>
          <table:table-cell office:value-type="string" calcext:value-type="string">
            <text:p>Тип</text:p>
          </table:table-cell>
          <table:table-cell office:value-type="string" calcext:value-type="string">
            <text:p>Читати</text:p>
          </table:table-cell>
          <table:table-cell office:value-type="string" calcext:value-type="string">
            <text:p>Історія</text:p>
          </table:table-cell>
          <table:table-cell office:value-type="string" calcext:value-type="string">
            <text:p>Шкали</text:p>
          </table:table-cell>
          <table:table-cell office:value-type="string" calcext:value-type="string">
            <text:p>Текст</text:p>
          </table:table-cell>
          <table:table-cell table:number-columns-repeated="4"/>
          <table:table-cell office:value-type="string" calcext:value-type="string">
            <text:p>Dt integer unsigned not null,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Q_man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5"/>
          <table:table-cell table:formula="of:=IF([.E3:.E3]=1;CONCATENATE([.A3:.A3];&quot; integer default '0',&quot;);&quot;&quot;)" office:value-type="string" office:string-value="Q_man integer default '0'," calcext:value-type="string">
            <text:p>Q_man integer default '0',</text:p>
          </table:table-cell>
          <table:table-cell/>
          <table:table-cell table:formula="of:=CONCATENATE([.A3];&quot;,MODBUS RTU,&quot;;IF([.C3]=&quot;Bool&quot;;&quot;0x&quot;;&quot;4x&quot;);&quot;,&quot;;[.B3])" office:value-type="string" office:string-value="Q_man,MODBUS RTU,4x,16" calcext:value-type="string">
            <text:p>Q_man,MODBUS RTU,4x,16</text:p>
          </table:table-cell>
        </table:table-row>
        <table:table-row table:style-name="ro3">
          <table:table-cell office:value-type="string" calcext:value-type="string">
            <text:p>Gzag_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5"/>
          <table:table-cell table:formula="of:=IF([.E4:.E4]=1;CONCATENATE([.A4:.A4];&quot; integer default '0',&quot;);&quot;&quot;)" office:value-type="string" office:string-value="Gzag_s integer default '0'," calcext:value-type="string">
            <text:p>Gzag_s integer default '0',</text:p>
          </table:table-cell>
          <table:table-cell/>
          <table:table-cell table:formula="of:=CONCATENATE([.A4];&quot;,MODBUS RTU,&quot;;IF([.C4]=&quot;Bool&quot;;&quot;0x&quot;;&quot;4x&quot;);&quot;,&quot;;[.B4])" office:value-type="string" office:string-value="Gzag_s,MODBUS RTU,4x,18" calcext:value-type="string">
            <text:p>Gzag_s,MODBUS RTU,4x,18</text:p>
          </table:table-cell>
        </table:table-row>
        <table:table-row table:style-name="ro3">
          <table:table-cell office:value-type="string" calcext:value-type="string">
            <text:p>Gzag_c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5"/>
          <table:table-cell table:formula="of:=IF([.E5:.E5]=1;CONCATENATE([.A5:.A5];&quot; integer default '0',&quot;);&quot;&quot;)" office:value-type="string" office:string-value="Gzag_c integer default '0'," calcext:value-type="string">
            <text:p>Gzag_c integer default '0',</text:p>
          </table:table-cell>
          <table:table-cell/>
          <table:table-cell table:formula="of:=CONCATENATE([.A5];&quot;,MODBUS RTU,&quot;;IF([.C5]=&quot;Bool&quot;;&quot;0x&quot;;&quot;4x&quot;);&quot;,&quot;;[.B5])" office:value-type="string" office:string-value="Gzag_c,MODBUS RTU,4x,20" calcext:value-type="string">
            <text:p>Gzag_c,MODBUS RTU,4x,20</text:p>
          </table:table-cell>
        </table:table-row>
        <table:table-row table:style-name="ro3">
          <table:table-cell office:value-type="string" calcext:value-type="string">
            <text:p>I_a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5"/>
          <table:table-cell table:formula="of:=IF([.E6:.E6]=1;CONCATENATE([.A6:.A6];&quot; integer default '0',&quot;);&quot;&quot;)" office:value-type="string" office:string-value="I_a integer default '0'," calcext:value-type="string">
            <text:p>I_a integer default '0',</text:p>
          </table:table-cell>
          <table:table-cell/>
          <table:table-cell table:formula="of:=CONCATENATE([.A6];&quot;,MODBUS RTU,&quot;;IF([.C6]=&quot;Bool&quot;;&quot;0x&quot;;&quot;4x&quot;);&quot;,&quot;;[.B6])" office:value-type="string" office:string-value="I_a,MODBUS RTU,4x,22" calcext:value-type="string">
            <text:p>I_a,MODBUS RTU,4x,22</text:p>
          </table:table-cell>
        </table:table-row>
        <table:table-row table:style-name="ro3">
          <table:table-cell office:value-type="string" calcext:value-type="string">
            <text:p>I_b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5"/>
          <table:table-cell table:formula="of:=IF([.E7:.E7]=1;CONCATENATE([.A7:.A7];&quot; integer default '0',&quot;);&quot;&quot;)" office:value-type="string" office:string-value="I_b integer default '0'," calcext:value-type="string">
            <text:p>I_b integer default '0',</text:p>
          </table:table-cell>
          <table:table-cell/>
          <table:table-cell table:formula="of:=CONCATENATE([.A7];&quot;,MODBUS RTU,&quot;;IF([.C7]=&quot;Bool&quot;;&quot;0x&quot;;&quot;4x&quot;);&quot;,&quot;;[.B7])" office:value-type="string" office:string-value="I_b,MODBUS RTU,4x,24" calcext:value-type="string">
            <text:p>I_b,MODBUS RTU,4x,24</text:p>
          </table:table-cell>
        </table:table-row>
        <table:table-row table:style-name="ro3">
          <table:table-cell office:value-type="string" calcext:value-type="string">
            <text:p>Iavg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5"/>
          <table:table-cell table:formula="of:=IF([.E8:.E8]=1;CONCATENATE([.A8:.A8];&quot; integer default '0',&quot;);&quot;&quot;)" office:value-type="string" office:string-value="Iavg integer default '0'," calcext:value-type="string">
            <text:p>Iavg integer default '0',</text:p>
          </table:table-cell>
          <table:table-cell/>
          <table:table-cell table:formula="of:=CONCATENATE([.A8];&quot;,MODBUS RTU,&quot;;IF([.C8]=&quot;Bool&quot;;&quot;0x&quot;;&quot;4x&quot;);&quot;,&quot;;[.B8])" office:value-type="string" office:string-value="Iavg,MODBUS RTU,4x,26" calcext:value-type="string">
            <text:p>Iavg,MODBUS RTU,4x,26</text:p>
          </table:table-cell>
        </table:table-row>
        <table:table-row table:style-name="ro3">
          <table:table-cell office:value-type="string" calcext:value-type="string">
            <text:p>Q_pr_zd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5"/>
          <table:table-cell table:formula="of:=IF([.E9:.E9]=1;CONCATENATE([.A9:.A9];&quot; integer default '0',&quot;);&quot;&quot;)" office:value-type="string" office:string-value="Q_pr_zd integer default '0'," calcext:value-type="string">
            <text:p>Q_pr_zd integer default '0',</text:p>
          </table:table-cell>
          <table:table-cell/>
          <table:table-cell table:formula="of:=CONCATENATE([.A9];&quot;,MODBUS RTU,&quot;;IF([.C9]=&quot;Bool&quot;;&quot;0x&quot;;&quot;4x&quot;);&quot;,&quot;;[.B9])" office:value-type="string" office:string-value="Q_pr_zd,MODBUS RTU,4x,28" calcext:value-type="string">
            <text:p>Q_pr_zd,MODBUS RTU,4x,28</text:p>
          </table:table-cell>
        </table:table-row>
        <table:table-row table:style-name="ro3">
          <table:table-cell office:value-type="string" calcext:value-type="string">
            <text:p>Gzag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5"/>
          <table:table-cell table:formula="of:=IF([.E10:.E10]=1;CONCATENATE([.A10:.A10];&quot; integer default '0',&quot;);&quot;&quot;)" office:value-type="string" office:string-value="Gzag integer default '0'," calcext:value-type="string">
            <text:p>Gzag integer default '0',</text:p>
          </table:table-cell>
          <table:table-cell/>
          <table:table-cell table:formula="of:=CONCATENATE([.A10];&quot;,MODBUS RTU,&quot;;IF([.C10]=&quot;Bool&quot;;&quot;0x&quot;;&quot;4x&quot;);&quot;,&quot;;[.B10])" office:value-type="string" office:string-value="Gzag,MODBUS RTU,4x,30" calcext:value-type="string">
            <text:p>Gzag,MODBUS RTU,4x,30</text:p>
          </table:table-cell>
        </table:table-row>
        <table:table-row table:style-name="ro3">
          <table:table-cell office:value-type="string" calcext:value-type="string">
            <text:p>Qall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5"/>
          <table:table-cell table:formula="of:=IF([.E11:.E11]=1;CONCATENATE([.A11:.A11];&quot; integer default '0',&quot;);&quot;&quot;)" office:value-type="string" office:string-value="Qall integer default '0'," calcext:value-type="string">
            <text:p>Qall integer default '0',</text:p>
          </table:table-cell>
          <table:table-cell/>
          <table:table-cell table:formula="of:=CONCATENATE([.A11];&quot;,MODBUS RTU,&quot;;IF([.C11]=&quot;Bool&quot;;&quot;0x&quot;;&quot;4x&quot;);&quot;,&quot;;[.B11])" office:value-type="string" office:string-value="Qall,MODBUS RTU,4x,32" calcext:value-type="string">
            <text:p>Qall,MODBUS RTU,4x,32</text:p>
          </table:table-cell>
        </table:table-row>
        <table:table-row table:style-name="ro3">
          <table:table-cell office:value-type="string" calcext:value-type="string">
            <text:p>Q_reg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5"/>
          <table:table-cell table:formula="of:=IF([.E12:.E12]=1;CONCATENATE([.A12:.A12];&quot; integer default '0',&quot;);&quot;&quot;)" office:value-type="string" office:string-value="Q_reg integer default '0'," calcext:value-type="string">
            <text:p>Q_reg integer default '0',</text:p>
          </table:table-cell>
          <table:table-cell/>
          <table:table-cell table:formula="of:=CONCATENATE([.A12];&quot;,MODBUS RTU,&quot;;IF([.C12]=&quot;Bool&quot;;&quot;0x&quot;;&quot;4x&quot;);&quot;,&quot;;[.B12])" office:value-type="string" office:string-value="Q_reg,MODBUS RTU,4x,34" calcext:value-type="string">
            <text:p>Q_reg,MODBUS RTU,4x,34</text:p>
          </table:table-cell>
        </table:table-row>
        <table:table-row table:style-name="ro3">
          <table:table-cell office:value-type="string" calcext:value-type="string">
            <text:p>Q_prl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5"/>
          <table:table-cell table:formula="of:=IF([.E13:.E13]=1;CONCATENATE([.A13:.A13];&quot; integer default '0',&quot;);&quot;&quot;)" office:value-type="string" office:string-value="Q_prl integer default '0'," calcext:value-type="string">
            <text:p>Q_prl integer default '0',</text:p>
          </table:table-cell>
          <table:table-cell/>
          <table:table-cell table:formula="of:=CONCATENATE([.A13];&quot;,MODBUS RTU,&quot;;IF([.C13]=&quot;Bool&quot;;&quot;0x&quot;;&quot;4x&quot;);&quot;,&quot;;[.B13])" office:value-type="string" office:string-value="Q_prl,MODBUS RTU,4x,36" calcext:value-type="string">
            <text:p>Q_prl,MODBUS RTU,4x,36</text:p>
          </table:table-cell>
        </table:table-row>
        <table:table-row table:style-name="ro3">
          <table:table-cell office:value-type="string" calcext:value-type="string">
            <text:p>Q_pr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5"/>
          <table:table-cell table:formula="of:=IF([.E14:.E14]=1;CONCATENATE([.A14:.A14];&quot; integer default '0',&quot;);&quot;&quot;)" office:value-type="string" office:string-value="Q_pr integer default '0'," calcext:value-type="string">
            <text:p>Q_pr integer default '0',</text:p>
          </table:table-cell>
          <table:table-cell/>
          <table:table-cell table:formula="of:=CONCATENATE([.A14];&quot;,MODBUS RTU,&quot;;IF([.C14]=&quot;Bool&quot;;&quot;0x&quot;;&quot;4x&quot;);&quot;,&quot;;[.B14])" office:value-type="string" office:string-value="Q_pr,MODBUS RTU,4x,38" calcext:value-type="string">
            <text:p>Q_pr,MODBUS RTU,4x,38</text:p>
          </table:table-cell>
        </table:table-row>
        <table:table-row table:style-name="ro3">
          <table:table-cell office:value-type="string" calcext:value-type="string">
            <text:p>Q_man_r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5"/>
          <table:table-cell table:formula="of:=IF([.E15:.E15]=1;CONCATENATE([.A15:.A15];&quot; integer default '0',&quot;);&quot;&quot;)" office:value-type="string" office:string-value="Q_man_r integer default '0'," calcext:value-type="string">
            <text:p>Q_man_r integer default '0',</text:p>
          </table:table-cell>
          <table:table-cell/>
          <table:table-cell table:formula="of:=CONCATENATE([.A15];&quot;,MODBUS RTU,&quot;;IF([.C15]=&quot;Bool&quot;;&quot;0x&quot;;&quot;4x&quot;);&quot;,&quot;;[.B15])" office:value-type="string" office:string-value="Q_man_r,MODBUS RTU,4x,40" calcext:value-type="string">
            <text:p>Q_man_r,MODBUS RTU,4x,40</text:p>
          </table:table-cell>
        </table:table-row>
        <table:table-row table:style-name="ro3">
          <table:table-cell office:value-type="string" calcext:value-type="string">
            <text:p>Nc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Lo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5"/>
          <table:table-cell table:formula="of:=IF([.E16:.E16]=1;CONCATENATE([.A16:.A16];&quot; integer default '0',&quot;);&quot;&quot;)" office:value-type="string" office:string-value="Nc integer default '0'," calcext:value-type="string">
            <text:p>Nc integer default '0',</text:p>
          </table:table-cell>
          <table:table-cell/>
          <table:table-cell table:formula="of:=CONCATENATE([.A16];&quot;,MODBUS RTU,&quot;;IF([.C16]=&quot;Bool&quot;;&quot;0x&quot;;&quot;4x&quot;);&quot;,&quot;;[.B16])" office:value-type="string" office:string-value="Nc,MODBUS RTU,4x,42" calcext:value-type="string">
            <text:p>Nc,MODBUS RTU,4x,42</text:p>
          </table:table-cell>
        </table:table-row>
        <table:table-row table:style-name="ro3">
          <table:table-cell office:value-type="string" calcext:value-type="string">
            <text:p>T_all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Integ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5"/>
          <table:table-cell table:formula="of:=IF([.E17:.E17]=1;CONCATENATE([.A17:.A17];&quot; integer default '0',&quot;);&quot;&quot;)" office:value-type="string" office:string-value="T_all integer default '0'," calcext:value-type="string">
            <text:p>T_all integer default '0',</text:p>
          </table:table-cell>
          <table:table-cell/>
          <table:table-cell table:formula="of:=CONCATENATE([.A17];&quot;,MODBUS RTU,&quot;;IF([.C17]=&quot;Bool&quot;;&quot;0x&quot;;&quot;4x&quot;);&quot;,&quot;;[.B17])" office:value-type="string" office:string-value="T_all,MODBUS RTU,4x,44" calcext:value-type="string">
            <text:p>T_all,MODBUS RTU,4x,44</text:p>
          </table:table-cell>
        </table:table-row>
        <table:table-row table:style-name="ro3">
          <table:table-cell office:value-type="string" calcext:value-type="string">
            <text:p>T_reg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Integ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5"/>
          <table:table-cell table:formula="of:=IF([.E18:.E18]=1;CONCATENATE([.A18:.A18];&quot; integer default '0',&quot;);&quot;&quot;)" office:value-type="string" office:string-value="T_reg integer default '0'," calcext:value-type="string">
            <text:p>T_reg integer default '0',</text:p>
          </table:table-cell>
          <table:table-cell/>
          <table:table-cell table:formula="of:=CONCATENATE([.A18];&quot;,MODBUS RTU,&quot;;IF([.C18]=&quot;Bool&quot;;&quot;0x&quot;;&quot;4x&quot;);&quot;,&quot;;[.B18])" office:value-type="string" office:string-value="T_reg,MODBUS RTU,4x,45" calcext:value-type="string">
            <text:p>T_reg,MODBUS RTU,4x,45</text:p>
          </table:table-cell>
        </table:table-row>
        <table:table-row table:style-name="ro3">
          <table:table-cell office:value-type="string" calcext:value-type="string">
            <text:p>T_prl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Integ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5"/>
          <table:table-cell table:formula="of:=IF([.E19:.E19]=1;CONCATENATE([.A19:.A19];&quot; integer default '0',&quot;);&quot;&quot;)" office:value-type="string" office:string-value="T_prl integer default '0'," calcext:value-type="string">
            <text:p>T_prl integer default '0',</text:p>
          </table:table-cell>
          <table:table-cell/>
          <table:table-cell table:formula="of:=CONCATENATE([.A19];&quot;,MODBUS RTU,&quot;;IF([.C19]=&quot;Bool&quot;;&quot;0x&quot;;&quot;4x&quot;);&quot;,&quot;;[.B19])" office:value-type="string" office:string-value="T_prl,MODBUS RTU,4x,46" calcext:value-type="string">
            <text:p>T_prl,MODBUS RTU,4x,46</text:p>
          </table:table-cell>
        </table:table-row>
        <table:table-row table:style-name="ro3">
          <table:table-cell office:value-type="string" calcext:value-type="string">
            <text:p>T_fug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Integ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5"/>
          <table:table-cell table:formula="of:=IF([.E20:.E20]=1;CONCATENATE([.A20:.A20];&quot; integer default '0',&quot;);&quot;&quot;)" office:value-type="string" office:string-value="T_fug integer default '0'," calcext:value-type="string">
            <text:p>T_fug integer default '0',</text:p>
          </table:table-cell>
          <table:table-cell/>
          <table:table-cell table:formula="of:=CONCATENATE([.A20];&quot;,MODBUS RTU,&quot;;IF([.C20]=&quot;Bool&quot;;&quot;0x&quot;;&quot;4x&quot;);&quot;,&quot;;[.B20])" office:value-type="string" office:string-value="T_fug,MODBUS RTU,4x,47" calcext:value-type="string">
            <text:p>T_fug,MODBUS RTU,4x,47</text:p>
          </table:table-cell>
        </table:table-row>
        <table:table-row table:style-name="ro3">
          <table:table-cell office:value-type="string" calcext:value-type="string">
            <text:p>T_pr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Integ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5"/>
          <table:table-cell table:formula="of:=IF([.E21:.E21]=1;CONCATENATE([.A21:.A21];&quot; integer default '0',&quot;);&quot;&quot;)" office:value-type="string" office:string-value="T_pr integer default '0'," calcext:value-type="string">
            <text:p>T_pr integer default '0',</text:p>
          </table:table-cell>
          <table:table-cell/>
          <table:table-cell table:formula="of:=CONCATENATE([.A21];&quot;,MODBUS RTU,&quot;;IF([.C21]=&quot;Bool&quot;;&quot;0x&quot;;&quot;4x&quot;);&quot;,&quot;;[.B21])" office:value-type="string" office:string-value="T_pr,MODBUS RTU,4x,48" calcext:value-type="string">
            <text:p>T_pr,MODBUS RTU,4x,48</text:p>
          </table:table-cell>
        </table:table-row>
        <table:table-row table:style-name="ro3">
          <table:table-cell office:value-type="string" calcext:value-type="string">
            <text:p>T_nt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Integ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5"/>
          <table:table-cell table:formula="of:=IF([.E22:.E22]=1;CONCATENATE([.A22:.A22];&quot; integer default '0',&quot;);&quot;&quot;)" office:value-type="string" office:string-value="T_nt integer default '0'," calcext:value-type="string">
            <text:p>T_nt integer default '0',</text:p>
          </table:table-cell>
          <table:table-cell/>
          <table:table-cell table:formula="of:=CONCATENATE([.A22];&quot;,MODBUS RTU,&quot;;IF([.C22]=&quot;Bool&quot;;&quot;0x&quot;;&quot;4x&quot;);&quot;,&quot;;[.B22])" office:value-type="string" office:string-value="T_nt,MODBUS RTU,4x,49" calcext:value-type="string">
            <text:p>T_nt,MODBUS RTU,4x,49</text:p>
          </table:table-cell>
        </table:table-row>
        <table:table-row table:style-name="ro3">
          <table:table-cell office:value-type="string" calcext:value-type="string">
            <text:p>Erro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Integ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5"/>
          <table:table-cell table:formula="of:=IF([.E23:.E23]=1;CONCATENATE([.A23:.A23];&quot; integer default '0',&quot;);&quot;&quot;)" office:value-type="string" office:string-value="Error integer default '0'," calcext:value-type="string">
            <text:p>Error integer default '0',</text:p>
          </table:table-cell>
          <table:table-cell/>
          <table:table-cell table:formula="of:=CONCATENATE([.A23];&quot;,MODBUS RTU,&quot;;IF([.C23]=&quot;Bool&quot;;&quot;0x&quot;;&quot;4x&quot;);&quot;,&quot;;[.B23])" office:value-type="string" office:string-value="Error,MODBUS RTU,4x,50" calcext:value-type="string">
            <text:p>Error,MODBUS RTU,4x,50</text:p>
          </table:table-cell>
        </table:table-row>
        <table:table-row table:style-name="ro3">
          <table:table-cell office:value-type="string" calcext:value-type="string">
            <text:p>Statu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Integ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5"/>
          <table:table-cell table:formula="of:=IF([.E24:.E24]=1;CONCATENATE([.A24:.A24];&quot; integer default '0',&quot;);&quot;&quot;)" office:value-type="string" office:string-value="Status integer default '0'," calcext:value-type="string">
            <text:p>Status integer default '0',</text:p>
          </table:table-cell>
          <table:table-cell/>
          <table:table-cell table:formula="of:=CONCATENATE([.A24];&quot;,MODBUS RTU,&quot;;IF([.C24]=&quot;Bool&quot;;&quot;0x&quot;;&quot;4x&quot;);&quot;,&quot;;[.B24])" office:value-type="string" office:string-value="Status,MODBUS RTU,4x,51" calcext:value-type="string">
            <text:p>Status,MODBUS RTU,4x,51</text:p>
          </table:table-cell>
        </table:table-row>
        <table:table-row table:style-name="ro3">
          <table:table-cell office:value-type="string" calcext:value-type="string">
            <text:p>State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Integ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5"/>
          <table:table-cell table:formula="of:=IF([.E25:.E25]=1;CONCATENATE([.A25:.A25];&quot; integer default '0',&quot;);&quot;&quot;)" office:value-type="string" office:string-value="State integer default '0'," calcext:value-type="string">
            <text:p>State integer default '0',</text:p>
          </table:table-cell>
          <table:table-cell/>
          <table:table-cell table:formula="of:=CONCATENATE([.A25];&quot;,MODBUS RTU,&quot;;IF([.C25]=&quot;Bool&quot;;&quot;0x&quot;;&quot;4x&quot;);&quot;,&quot;;[.B25])" office:value-type="string" office:string-value="State,MODBUS RTU,4x,52" calcext:value-type="string">
            <text:p>State,MODBUS RTU,4x,52</text:p>
          </table:table-cell>
        </table:table-row>
        <table:table-row table:style-name="ro3">
          <table:table-cell office:value-type="string" calcext:value-type="string">
            <text:p>Ob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Integ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5"/>
          <table:table-cell table:formula="of:=IF([.E26:.E26]=1;CONCATENATE([.A26:.A26];&quot; integer default '0',&quot;);&quot;&quot;)" office:value-type="string" office:string-value="Ob integer default '0'," calcext:value-type="string">
            <text:p>Ob integer default '0',</text:p>
          </table:table-cell>
          <table:table-cell/>
          <table:table-cell table:formula="of:=CONCATENATE([.A26];&quot;,MODBUS RTU,&quot;;IF([.C26]=&quot;Bool&quot;;&quot;0x&quot;;&quot;4x&quot;);&quot;,&quot;;[.B26])" office:value-type="string" office:string-value="Ob,MODBUS RTU,4x,53" calcext:value-type="string">
            <text:p>Ob,MODBUS RTU,4x,53</text:p>
          </table:table-cell>
        </table:table-row>
        <table:table-row table:style-name="ro3">
          <table:table-cell office:value-type="string" calcext:value-type="string">
            <text:p>Fott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Integ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5"/>
          <table:table-cell table:formula="of:=IF([.E27:.E27]=1;CONCATENATE([.A27:.A27];&quot; integer default '0',&quot;);&quot;&quot;)" office:value-type="string" office:string-value="Fott integer default '0'," calcext:value-type="string">
            <text:p>Fott integer default '0',</text:p>
          </table:table-cell>
          <table:table-cell/>
          <table:table-cell table:formula="of:=CONCATENATE([.A27];&quot;,MODBUS RTU,&quot;;IF([.C27]=&quot;Bool&quot;;&quot;0x&quot;;&quot;4x&quot;);&quot;,&quot;;[.B27])" office:value-type="string" office:string-value="Fott,MODBUS RTU,4x,54" calcext:value-type="string">
            <text:p>Fott,MODBUS RTU,4x,54</text:p>
          </table:table-cell>
        </table:table-row>
        <table:table-row table:style-name="ro3">
          <table:table-cell office:value-type="string" calcext:value-type="string">
            <text:p>Fsgr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Integ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5"/>
          <table:table-cell table:formula="of:=IF([.E28:.E28]=1;CONCATENATE([.A28:.A28];&quot; integer default '0',&quot;);&quot;&quot;)" office:value-type="string" office:string-value="Fsgr integer default '0'," calcext:value-type="string">
            <text:p>Fsgr integer default '0',</text:p>
          </table:table-cell>
          <table:table-cell/>
          <table:table-cell table:formula="of:=CONCATENATE([.A28];&quot;,MODBUS RTU,&quot;;IF([.C28]=&quot;Bool&quot;;&quot;0x&quot;;&quot;4x&quot;);&quot;,&quot;;[.B28])" office:value-type="string" office:string-value="Fsgr,MODBUS RTU,4x,55" calcext:value-type="string">
            <text:p>Fsgr,MODBUS RTU,4x,55</text:p>
          </table:table-cell>
        </table:table-row>
        <table:table-row table:style-name="ro3">
          <table:table-cell office:value-type="string" calcext:value-type="string">
            <text:p>Tvod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Integ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5"/>
          <table:table-cell table:formula="of:=IF([.E29:.E29]=1;CONCATENATE([.A29:.A29];&quot; integer default '0',&quot;);&quot;&quot;)" office:value-type="string" office:string-value="Tvod integer default '0'," calcext:value-type="string">
            <text:p>Tvod integer default '0',</text:p>
          </table:table-cell>
          <table:table-cell/>
          <table:table-cell table:formula="of:=CONCATENATE([.A29];&quot;,MODBUS RTU,&quot;;IF([.C29]=&quot;Bool&quot;;&quot;0x&quot;;&quot;4x&quot;);&quot;,&quot;;[.B29])" office:value-type="string" office:string-value="Tvod,MODBUS RTU,4x,56" calcext:value-type="string">
            <text:p>Tvod,MODBUS RTU,4x,56</text:p>
          </table:table-cell>
        </table:table-row>
        <table:table-row table:style-name="ro3">
          <table:table-cell office:value-type="string" calcext:value-type="string">
            <text:p>pv_spd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Integ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5"/>
          <table:table-cell table:formula="of:=IF([.E30:.E30]=1;CONCATENATE([.A30:.A30];&quot; integer default '0',&quot;);&quot;&quot;)" office:value-type="string" office:string-value="pv_spd integer default '0'," calcext:value-type="string">
            <text:p>pv_spd integer default '0',</text:p>
          </table:table-cell>
          <table:table-cell/>
          <table:table-cell table:formula="of:=CONCATENATE([.A30];&quot;,MODBUS RTU,&quot;;IF([.C30]=&quot;Bool&quot;;&quot;0x&quot;;&quot;4x&quot;);&quot;,&quot;;[.B30])" office:value-type="string" office:string-value="pv_spd,MODBUS RTU,4x,57" calcext:value-type="string">
            <text:p>pv_spd,MODBUS RTU,4x,57</text:p>
          </table:table-cell>
        </table:table-row>
        <table:table-row table:style-name="ro3">
          <table:table-cell office:value-type="string" calcext:value-type="string">
            <text:p>Xtorm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5"/>
          <table:table-cell table:formula="of:=IF([.E31:.E31]=1;CONCATENATE([.A31:.A31];&quot; integer default '0',&quot;);&quot;&quot;)" office:value-type="string" office:string-value="Xtorm integer default '0'," calcext:value-type="string">
            <text:p>Xtorm integer default '0',</text:p>
          </table:table-cell>
          <table:table-cell/>
          <table:table-cell table:formula="of:=CONCATENATE([.A31];&quot;,MODBUS RTU,&quot;;IF([.C31]=&quot;Bool&quot;;&quot;0x&quot;;&quot;4x&quot;);&quot;,&quot;;[.B31])" office:value-type="string" office:string-value="Xtorm,MODBUS RTU,0x,58" calcext:value-type="string">
            <text:p>Xtorm,MODBUS RTU,0x,58</text:p>
          </table:table-cell>
        </table:table-row>
        <table:table-row table:style-name="ro3">
          <table:table-cell office:value-type="string" calcext:value-type="string">
            <text:p>XLotok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5"/>
          <table:table-cell table:formula="of:=IF([.E32:.E32]=1;CONCATENATE([.A32:.A32];&quot; integer default '0',&quot;);&quot;&quot;)" office:value-type="string" office:string-value="XLotok integer default '0'," calcext:value-type="string">
            <text:p>XLotok integer default '0',</text:p>
          </table:table-cell>
          <table:table-cell/>
          <table:table-cell table:formula="of:=CONCATENATE([.A32];&quot;,MODBUS RTU,&quot;;IF([.C32]=&quot;Bool&quot;;&quot;0x&quot;;&quot;4x&quot;);&quot;,&quot;;[.B32])" office:value-type="string" office:string-value="XLotok,MODBUS RTU,0x,59" calcext:value-type="string">
            <text:p>XLotok,MODBUS RTU,0x,59</text:p>
          </table:table-cell>
        </table:table-row>
        <table:table-row table:style-name="ro3">
          <table:table-cell office:value-type="string" calcext:value-type="string">
            <text:p>Xshib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5"/>
          <table:table-cell table:formula="of:=IF([.E33:.E33]=1;CONCATENATE([.A33:.A33];&quot; integer default '0',&quot;);&quot;&quot;)" office:value-type="string" office:string-value="Xshib integer default '0'," calcext:value-type="string">
            <text:p>Xshib integer default '0',</text:p>
          </table:table-cell>
          <table:table-cell/>
          <table:table-cell table:formula="of:=CONCATENATE([.A33];&quot;,MODBUS RTU,&quot;;IF([.C33]=&quot;Bool&quot;;&quot;0x&quot;;&quot;4x&quot;);&quot;,&quot;;[.B33])" office:value-type="string" office:string-value="Xshib,MODBUS RTU,0x,60" calcext:value-type="string">
            <text:p>Xshib,MODBUS RTU,0x,60</text:p>
          </table:table-cell>
        </table:table-row>
        <table:table-row table:style-name="ro3">
          <table:table-cell office:value-type="string" calcext:value-type="string">
            <text:p>Xsgrb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5"/>
          <table:table-cell table:formula="of:=IF([.E34:.E34]=1;CONCATENATE([.A34:.A34];&quot; integer default '0',&quot;);&quot;&quot;)" office:value-type="string" office:string-value="Xsgrb integer default '0'," calcext:value-type="string">
            <text:p>Xsgrb integer default '0',</text:p>
          </table:table-cell>
          <table:table-cell/>
          <table:table-cell table:formula="of:=CONCATENATE([.A34];&quot;,MODBUS RTU,&quot;;IF([.C34]=&quot;Bool&quot;;&quot;0x&quot;;&quot;4x&quot;);&quot;,&quot;;[.B34])" office:value-type="string" office:string-value="Xsgrb,MODBUS RTU,0x,61" calcext:value-type="string">
            <text:p>Xsgrb,MODBUS RTU,0x,61</text:p>
          </table:table-cell>
        </table:table-row>
        <table:table-row table:style-name="ro3">
          <table:table-cell office:value-type="string" calcext:value-type="string">
            <text:p>Xsgrz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5"/>
          <table:table-cell table:formula="of:=IF([.E35:.E35]=1;CONCATENATE([.A35:.A35];&quot; integer default '0',&quot;);&quot;&quot;)" office:value-type="string" office:string-value="Xsgrz integer default '0'," calcext:value-type="string">
            <text:p>Xsgrz integer default '0',</text:p>
          </table:table-cell>
          <table:table-cell/>
          <table:table-cell table:formula="of:=CONCATENATE([.A35];&quot;,MODBUS RTU,&quot;;IF([.C35]=&quot;Bool&quot;;&quot;0x&quot;;&quot;4x&quot;);&quot;,&quot;;[.B35])" office:value-type="string" office:string-value="Xsgrz,MODBUS RTU,0x,62" calcext:value-type="string">
            <text:p>Xsgrz,MODBUS RTU,0x,62</text:p>
          </table:table-cell>
        </table:table-row>
        <table:table-row table:style-name="ro3">
          <table:table-cell office:value-type="string" calcext:value-type="string">
            <text:p>Xdsph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5"/>
          <table:table-cell table:formula="of:=IF([.E36:.E36]=1;CONCATENATE([.A36:.A36];&quot; integer default '0',&quot;);&quot;&quot;)" office:value-type="string" office:string-value="Xdsph integer default '0'," calcext:value-type="string">
            <text:p>Xdsph integer default '0',</text:p>
          </table:table-cell>
          <table:table-cell/>
          <table:table-cell table:formula="of:=CONCATENATE([.A36];&quot;,MODBUS RTU,&quot;;IF([.C36]=&quot;Bool&quot;;&quot;0x&quot;;&quot;4x&quot;);&quot;,&quot;;[.B36])" office:value-type="string" office:string-value="Xdsph,MODBUS RTU,0x,63" calcext:value-type="string">
            <text:p>Xdsph,MODBUS RTU,0x,63</text:p>
          </table:table-cell>
        </table:table-row>
        <table:table-row table:style-name="ro3">
          <table:table-cell office:value-type="string" calcext:value-type="string">
            <text:p>Xdspl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5"/>
          <table:table-cell table:formula="of:=IF([.E37:.E37]=1;CONCATENATE([.A37:.A37];&quot; integer default '0',&quot;);&quot;&quot;)" office:value-type="string" office:string-value="Xdspl integer default '0'," calcext:value-type="string">
            <text:p>Xdspl integer default '0',</text:p>
          </table:table-cell>
          <table:table-cell/>
          <table:table-cell table:formula="of:=CONCATENATE([.A37];&quot;,MODBUS RTU,&quot;;IF([.C37]=&quot;Bool&quot;;&quot;0x&quot;;&quot;4x&quot;);&quot;,&quot;;[.B37])" office:value-type="string" office:string-value="Xdspl,MODBUS RTU,0x,64" calcext:value-type="string">
            <text:p>Xdspl,MODBUS RTU,0x,64</text:p>
          </table:table-cell>
        </table:table-row>
        <table:table-row table:style-name="ro3">
          <table:table-cell office:value-type="string" calcext:value-type="string">
            <text:p>X_Vc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5"/>
          <table:table-cell table:formula="of:=IF([.E38:.E38]=1;CONCATENATE([.A38:.A38];&quot; integer default '0',&quot;);&quot;&quot;)" office:value-type="string" office:string-value="X_Vc integer default '0'," calcext:value-type="string">
            <text:p>X_Vc integer default '0',</text:p>
          </table:table-cell>
          <table:table-cell/>
          <table:table-cell table:formula="of:=CONCATENATE([.A38];&quot;,MODBUS RTU,&quot;;IF([.C38]=&quot;Bool&quot;;&quot;0x&quot;;&quot;4x&quot;);&quot;,&quot;;[.B38])" office:value-type="string" office:string-value="X_Vc,MODBUS RTU,0x,65" calcext:value-type="string">
            <text:p>X_Vc,MODBUS RTU,0x,65</text:p>
          </table:table-cell>
        </table:table-row>
        <table:table-row table:style-name="ro3">
          <table:table-cell office:value-type="string" calcext:value-type="string">
            <text:p>X_Vv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5"/>
          <table:table-cell table:formula="of:=IF([.E39:.E39]=1;CONCATENATE([.A39:.A39];&quot; integer default '0',&quot;);&quot;&quot;)" office:value-type="string" office:string-value="X_Vv integer default '0'," calcext:value-type="string">
            <text:p>X_Vv integer default '0',</text:p>
          </table:table-cell>
          <table:table-cell/>
          <table:table-cell table:formula="of:=CONCATENATE([.A39];&quot;,MODBUS RTU,&quot;;IF([.C39]=&quot;Bool&quot;;&quot;0x&quot;;&quot;4x&quot;);&quot;,&quot;;[.B39])" office:value-type="string" office:string-value="X_Vv,MODBUS RTU,0x,66" calcext:value-type="string">
            <text:p>X_Vv,MODBUS RTU,0x,66</text:p>
          </table:table-cell>
        </table:table-row>
        <table:table-row table:style-name="ro3">
          <table:table-cell office:value-type="string" calcext:value-type="string">
            <text:p>X_Luk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5"/>
          <table:table-cell table:formula="of:=IF([.E40:.E40]=1;CONCATENATE([.A40:.A40];&quot; integer default '0',&quot;);&quot;&quot;)" office:value-type="string" office:string-value="X_Luk integer default '0'," calcext:value-type="string">
            <text:p>X_Luk integer default '0',</text:p>
          </table:table-cell>
          <table:table-cell/>
          <table:table-cell table:formula="of:=CONCATENATE([.A40];&quot;,MODBUS RTU,&quot;;IF([.C40]=&quot;Bool&quot;;&quot;0x&quot;;&quot;4x&quot;);&quot;,&quot;;[.B40])" office:value-type="string" office:string-value="X_Luk,MODBUS RTU,0x,67" calcext:value-type="string">
            <text:p>X_Luk,MODBUS RTU,0x,67</text:p>
          </table:table-cell>
        </table:table-row>
        <table:table-row table:style-name="ro3">
          <table:table-cell office:value-type="string" calcext:value-type="string">
            <text:p>X_Stop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5"/>
          <table:table-cell table:formula="of:=IF([.E41:.E41]=1;CONCATENATE([.A41:.A41];&quot; integer default '0',&quot;);&quot;&quot;)" office:value-type="string" office:string-value="X_Stop integer default '0'," calcext:value-type="string">
            <text:p>X_Stop integer default '0',</text:p>
          </table:table-cell>
          <table:table-cell/>
          <table:table-cell table:formula="of:=CONCATENATE([.A41];&quot;,MODBUS RTU,&quot;;IF([.C41]=&quot;Bool&quot;;&quot;0x&quot;;&quot;4x&quot;);&quot;,&quot;;[.B41])" office:value-type="string" office:string-value="X_Stop,MODBUS RTU,0x,68" calcext:value-type="string">
            <text:p>X_Stop,MODBUS RTU,0x,68</text:p>
          </table:table-cell>
        </table:table-row>
        <table:table-row table:style-name="ro3">
          <table:table-cell office:value-type="string" calcext:value-type="string">
            <text:p>X_Endz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5"/>
          <table:table-cell table:formula="of:=IF([.E42:.E42]=1;CONCATENATE([.A42:.A42];&quot; integer default '0',&quot;);&quot;&quot;)" office:value-type="string" office:string-value="X_Endz integer default '0'," calcext:value-type="string">
            <text:p>X_Endz integer default '0',</text:p>
          </table:table-cell>
          <table:table-cell/>
          <table:table-cell table:formula="of:=CONCATENATE([.A42];&quot;,MODBUS RTU,&quot;;IF([.C42]=&quot;Bool&quot;;&quot;0x&quot;;&quot;4x&quot;);&quot;,&quot;;[.B42])" office:value-type="string" office:string-value="X_Endz,MODBUS RTU,0x,69" calcext:value-type="string">
            <text:p>X_Endz,MODBUS RTU,0x,69</text:p>
          </table:table-cell>
        </table:table-row>
        <table:table-row table:style-name="ro3">
          <table:table-cell office:value-type="string" calcext:value-type="string">
            <text:p>X_man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5"/>
          <table:table-cell table:formula="of:=IF([.E43:.E43]=1;CONCATENATE([.A43:.A43];&quot; integer default '0',&quot;);&quot;&quot;)" office:value-type="string" office:string-value="X_man integer default '0'," calcext:value-type="string">
            <text:p>X_man integer default '0',</text:p>
          </table:table-cell>
          <table:table-cell/>
          <table:table-cell table:formula="of:=CONCATENATE([.A43];&quot;,MODBUS RTU,&quot;;IF([.C43]=&quot;Bool&quot;;&quot;0x&quot;;&quot;4x&quot;);&quot;,&quot;;[.B43])" office:value-type="string" office:string-value="X_man,MODBUS RTU,0x,70" calcext:value-type="string">
            <text:p>X_man,MODBUS RTU,0x,70</text:p>
          </table:table-cell>
        </table:table-row>
        <table:table-row table:style-name="ro3">
          <table:table-cell office:value-type="string" calcext:value-type="string">
            <text:p>X_Alarm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5"/>
          <table:table-cell table:formula="of:=IF([.E44:.E44]=1;CONCATENATE([.A44:.A44];&quot; integer default '0',&quot;);&quot;&quot;)" office:value-type="string" office:string-value="X_Alarm integer default '0'," calcext:value-type="string">
            <text:p>X_Alarm integer default '0',</text:p>
          </table:table-cell>
          <table:table-cell/>
          <table:table-cell table:formula="of:=CONCATENATE([.A44];&quot;,MODBUS RTU,&quot;;IF([.C44]=&quot;Bool&quot;;&quot;0x&quot;;&quot;4x&quot;);&quot;,&quot;;[.B44])" office:value-type="string" office:string-value="X_Alarm,MODBUS RTU,0x,71" calcext:value-type="string">
            <text:p>X_Alarm,MODBUS RTU,0x,71</text:p>
          </table:table-cell>
        </table:table-row>
        <table:table-row table:style-name="ro3">
          <table:table-cell office:value-type="string" calcext:value-type="string">
            <text:p>Gzag_end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5"/>
          <table:table-cell table:formula="of:=IF([.E45:.E45]=1;CONCATENATE([.A45:.A45];&quot; integer default '0',&quot;);&quot;&quot;)" office:value-type="string" office:string-value="Gzag_end integer default '0'," calcext:value-type="string">
            <text:p>Gzag_end integer default '0',</text:p>
          </table:table-cell>
          <table:table-cell/>
          <table:table-cell table:formula="of:=CONCATENATE([.A45];&quot;,MODBUS RTU,&quot;;IF([.C45]=&quot;Bool&quot;;&quot;0x&quot;;&quot;4x&quot;);&quot;,&quot;;[.B45])" office:value-type="string" office:string-value="Gzag_end,MODBUS RTU,0x,72" calcext:value-type="string">
            <text:p>Gzag_end,MODBUS RTU,0x,72</text:p>
          </table:table-cell>
        </table:table-row>
        <table:table-row table:style-name="ro3">
          <table:table-cell office:value-type="string" calcext:value-type="string">
            <text:p>drv_fail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5"/>
          <table:table-cell table:formula="of:=IF([.E46:.E46]=1;CONCATENATE([.A46:.A46];&quot; integer default '0',&quot;);&quot;&quot;)" office:value-type="string" office:string-value="drv_fail integer default '0'," calcext:value-type="string">
            <text:p>drv_fail integer default '0',</text:p>
          </table:table-cell>
          <table:table-cell/>
          <table:table-cell table:formula="of:=CONCATENATE([.A46];&quot;,MODBUS RTU,&quot;;IF([.C46]=&quot;Bool&quot;;&quot;0x&quot;;&quot;4x&quot;);&quot;,&quot;;[.B46])" office:value-type="string" office:string-value="drv_fail,MODBUS RTU,0x,73" calcext:value-type="string">
            <text:p>drv_fail,MODBUS RTU,0x,73</text:p>
          </table:table-cell>
        </table:table-row>
        <table:table-row table:style-name="ro3">
          <table:table-cell office:value-type="string" calcext:value-type="string">
            <text:p>cf_fail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5"/>
          <table:table-cell table:formula="of:=IF([.E47:.E47]=1;CONCATENATE([.A47:.A47];&quot; integer default '0',&quot;);&quot;&quot;)" office:value-type="string" office:string-value="cf_fail integer default '0'," calcext:value-type="string">
            <text:p>cf_fail integer default '0',</text:p>
          </table:table-cell>
          <table:table-cell/>
          <table:table-cell table:formula="of:=CONCATENATE([.A47];&quot;,MODBUS RTU,&quot;;IF([.C47]=&quot;Bool&quot;;&quot;0x&quot;;&quot;4x&quot;);&quot;,&quot;;[.B47])" office:value-type="string" office:string-value="cf_fail,MODBUS RTU,0x,74" calcext:value-type="string">
            <text:p>cf_fail,MODBUS RTU,0x,74</text:p>
          </table:table-cell>
        </table:table-row>
        <table:table-row table:style-name="ro3">
          <table:table-cell office:value-type="string" calcext:value-type="string">
            <text:p>dz_fail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5"/>
          <table:table-cell table:formula="of:=IF([.E48:.E48]=1;CONCATENATE([.A48:.A48];&quot; integer default '0',&quot;);&quot;&quot;)" office:value-type="string" office:string-value="dz_fail integer default '0'," calcext:value-type="string">
            <text:p>dz_fail integer default '0',</text:p>
          </table:table-cell>
          <table:table-cell/>
          <table:table-cell table:formula="of:=CONCATENATE([.A48];&quot;,MODBUS RTU,&quot;;IF([.C48]=&quot;Bool&quot;;&quot;0x&quot;;&quot;4x&quot;);&quot;,&quot;;[.B48])" office:value-type="string" office:string-value="dz_fail,MODBUS RTU,0x,75" calcext:value-type="string">
            <text:p>dz_fail,MODBUS RTU,0x,75</text:p>
          </table:table-cell>
        </table:table-row>
        <table:table-row table:style-name="ro3">
          <table:table-cell office:value-type="string" calcext:value-type="string">
            <text:p>YTrom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5"/>
          <table:table-cell table:formula="of:=IF([.E49:.E49]=1;CONCATENATE([.A49:.A49];&quot; integer default '0',&quot;);&quot;&quot;)" office:value-type="string" office:string-value="YTrom integer default '0'," calcext:value-type="string">
            <text:p>YTrom integer default '0',</text:p>
          </table:table-cell>
          <table:table-cell/>
          <table:table-cell table:formula="of:=CONCATENATE([.A49];&quot;,MODBUS RTU,&quot;;IF([.C49]=&quot;Bool&quot;;&quot;0x&quot;;&quot;4x&quot;);&quot;,&quot;;[.B49])" office:value-type="string" office:string-value="YTrom,MODBUS RTU,0x,76" calcext:value-type="string">
            <text:p>YTrom,MODBUS RTU,0x,76</text:p>
          </table:table-cell>
        </table:table-row>
        <table:table-row table:style-name="ro3">
          <table:table-cell office:value-type="string" calcext:value-type="string">
            <text:p>YLotok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5"/>
          <table:table-cell table:formula="of:=IF([.E50:.E50]=1;CONCATENATE([.A50:.A50];&quot; integer default '0',&quot;);&quot;&quot;)" office:value-type="string" office:string-value="YLotok integer default '0'," calcext:value-type="string">
            <text:p>YLotok integer default '0',</text:p>
          </table:table-cell>
          <table:table-cell/>
          <table:table-cell table:formula="of:=CONCATENATE([.A50];&quot;,MODBUS RTU,&quot;;IF([.C50]=&quot;Bool&quot;;&quot;0x&quot;;&quot;4x&quot;);&quot;,&quot;;[.B50])" office:value-type="string" office:string-value="YLotok,MODBUS RTU,0x,77" calcext:value-type="string">
            <text:p>YLotok,MODBUS RTU,0x,77</text:p>
          </table:table-cell>
        </table:table-row>
        <table:table-row table:style-name="ro3">
          <table:table-cell office:value-type="string" calcext:value-type="string">
            <text:p>Yshib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5"/>
          <table:table-cell table:formula="of:=IF([.E51:.E51]=1;CONCATENATE([.A51:.A51];&quot; integer default '0',&quot;);&quot;&quot;)" office:value-type="string" office:string-value="Yshib integer default '0'," calcext:value-type="string">
            <text:p>Yshib integer default '0',</text:p>
          </table:table-cell>
          <table:table-cell/>
          <table:table-cell table:formula="of:=CONCATENATE([.A51];&quot;,MODBUS RTU,&quot;;IF([.C51]=&quot;Bool&quot;;&quot;0x&quot;;&quot;4x&quot;);&quot;,&quot;;[.B51])" office:value-type="string" office:string-value="Yshib,MODBUS RTU,0x,78" calcext:value-type="string">
            <text:p>Yshib,MODBUS RTU,0x,78</text:p>
          </table:table-cell>
        </table:table-row>
        <table:table-row table:style-name="ro3">
          <table:table-cell office:value-type="string" calcext:value-type="string">
            <text:p>Yprl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5"/>
          <table:table-cell table:formula="of:=IF([.E52:.E52]=1;CONCATENATE([.A52:.A52];&quot; integer default '0',&quot;);&quot;&quot;)" office:value-type="string" office:string-value="Yprl integer default '0'," calcext:value-type="string">
            <text:p>Yprl integer default '0',</text:p>
          </table:table-cell>
          <table:table-cell/>
          <table:table-cell table:formula="of:=CONCATENATE([.A52];&quot;,MODBUS RTU,&quot;;IF([.C52]=&quot;Bool&quot;;&quot;0x&quot;;&quot;4x&quot;);&quot;,&quot;;[.B52])" office:value-type="string" office:string-value="Yprl,MODBUS RTU,0x,79" calcext:value-type="string">
            <text:p>Yprl,MODBUS RTU,0x,79</text:p>
          </table:table-cell>
        </table:table-row>
        <table:table-row table:style-name="ro3">
          <table:table-cell office:value-type="string" calcext:value-type="string">
            <text:p>Ysir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5"/>
          <table:table-cell table:formula="of:=IF([.E53:.E53]=1;CONCATENATE([.A53:.A53];&quot; integer default '0',&quot;);&quot;&quot;)" office:value-type="string" office:string-value="Ysir integer default '0'," calcext:value-type="string">
            <text:p>Ysir integer default '0',</text:p>
          </table:table-cell>
          <table:table-cell/>
          <table:table-cell table:formula="of:=CONCATENATE([.A53];&quot;,MODBUS RTU,&quot;;IF([.C53]=&quot;Bool&quot;;&quot;0x&quot;;&quot;4x&quot;);&quot;,&quot;;[.B53])" office:value-type="string" office:string-value="Ysir,MODBUS RTU,0x,80" calcext:value-type="string">
            <text:p>Ysir,MODBUS RTU,0x,80</text:p>
          </table:table-cell>
        </table:table-row>
        <table:table-row table:style-name="ro3">
          <table:table-cell office:value-type="string" calcext:value-type="string">
            <text:p>Ypr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5"/>
          <table:table-cell table:formula="of:=IF([.E54:.E54]=1;CONCATENATE([.A54:.A54];&quot; integer default '0',&quot;);&quot;&quot;)" office:value-type="string" office:string-value="Ypr integer default '0'," calcext:value-type="string">
            <text:p>Ypr integer default '0',</text:p>
          </table:table-cell>
          <table:table-cell/>
          <table:table-cell table:formula="of:=CONCATENATE([.A54];&quot;,MODBUS RTU,&quot;;IF([.C54]=&quot;Bool&quot;;&quot;0x&quot;;&quot;4x&quot;);&quot;,&quot;;[.B54])" office:value-type="string" office:string-value="Ypr,MODBUS RTU,0x,81" calcext:value-type="string">
            <text:p>Ypr,MODBUS RTU,0x,81</text:p>
          </table:table-cell>
        </table:table-row>
        <table:table-row table:style-name="ro3">
          <table:table-cell office:value-type="string" calcext:value-type="string">
            <text:p>Ysgr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5"/>
          <table:table-cell table:formula="of:=IF([.E55:.E55]=1;CONCATENATE([.A55:.A55];&quot; integer default '0',&quot;);&quot;&quot;)" office:value-type="string" office:string-value="Ysgr integer default '0'," calcext:value-type="string">
            <text:p>Ysgr integer default '0',</text:p>
          </table:table-cell>
          <table:table-cell/>
          <table:table-cell table:formula="of:=CONCATENATE([.A55];&quot;,MODBUS RTU,&quot;;IF([.C55]=&quot;Bool&quot;;&quot;0x&quot;;&quot;4x&quot;);&quot;,&quot;;[.B55])" office:value-type="string" office:string-value="Ysgr,MODBUS RTU,0x,82" calcext:value-type="string">
            <text:p>Ysgr,MODBUS RTU,0x,82</text:p>
          </table:table-cell>
        </table:table-row>
        <table:table-row table:style-name="ro3">
          <table:table-cell office:value-type="string" calcext:value-type="string">
            <text:p>Ydsp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5"/>
          <table:table-cell table:formula="of:=IF([.E56:.E56]=1;CONCATENATE([.A56:.A56];&quot; integer default '0',&quot;);&quot;&quot;)" office:value-type="string" office:string-value="Ydsp integer default '0'," calcext:value-type="string">
            <text:p>Ydsp integer default '0',</text:p>
          </table:table-cell>
          <table:table-cell/>
          <table:table-cell table:formula="of:=CONCATENATE([.A56];&quot;,MODBUS RTU,&quot;;IF([.C56]=&quot;Bool&quot;;&quot;0x&quot;;&quot;4x&quot;);&quot;,&quot;;[.B56])" office:value-type="string" office:string-value="Ydsp,MODBUS RTU,0x,83" calcext:value-type="string">
            <text:p>Ydsp,MODBUS RTU,0x,83</text:p>
          </table:table-cell>
        </table:table-row>
        <table:table-row table:style-name="ro3">
          <table:table-cell office:value-type="string" calcext:value-type="string">
            <text:p>YCool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5"/>
          <table:table-cell table:formula="of:=IF([.E57:.E57]=1;CONCATENATE([.A57:.A57];&quot; integer default '0',&quot;);&quot;&quot;)" office:value-type="string" office:string-value="YCool integer default '0'," calcext:value-type="string">
            <text:p>YCool integer default '0',</text:p>
          </table:table-cell>
          <table:table-cell/>
          <table:table-cell table:formula="of:=CONCATENATE([.A57];&quot;,MODBUS RTU,&quot;;IF([.C57]=&quot;Bool&quot;;&quot;0x&quot;;&quot;4x&quot;);&quot;,&quot;;[.B57])" office:value-type="string" office:string-value="YCool,MODBUS RTU,0x,84" calcext:value-type="string">
            <text:p>YCool,MODBUS RTU,0x,84</text:p>
          </table:table-cell>
        </table:table-row>
        <table:table-row table:style-name="ro3">
          <table:table-cell office:value-type="string" calcext:value-type="string">
            <text:p>Y_KM1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5"/>
          <table:table-cell table:formula="of:=IF([.E58:.E58]=1;CONCATENATE([.A58:.A58];&quot; integer default '0',&quot;);&quot;&quot;)" office:value-type="string" office:string-value="Y_KM1 integer default '0'," calcext:value-type="string">
            <text:p>Y_KM1 integer default '0',</text:p>
          </table:table-cell>
          <table:table-cell/>
          <table:table-cell table:formula="of:=CONCATENATE([.A58];&quot;,MODBUS RTU,&quot;;IF([.C58]=&quot;Bool&quot;;&quot;0x&quot;;&quot;4x&quot;);&quot;,&quot;;[.B58])" office:value-type="string" office:string-value="Y_KM1,MODBUS RTU,0x,85" calcext:value-type="string">
            <text:p>Y_KM1,MODBUS RTU,0x,85</text:p>
          </table:table-cell>
        </table:table-row>
        <table:table-row table:style-name="ro3">
          <table:table-cell office:value-type="string" calcext:value-type="string">
            <text:p>Y_KM2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5"/>
          <table:table-cell table:formula="of:=IF([.E59:.E59]=1;CONCATENATE([.A59:.A59];&quot; integer default '0',&quot;);&quot;&quot;)" office:value-type="string" office:string-value="Y_KM2 integer default '0'," calcext:value-type="string">
            <text:p>Y_KM2 integer default '0',</text:p>
          </table:table-cell>
          <table:table-cell/>
          <table:table-cell table:formula="of:=CONCATENATE([.A59];&quot;,MODBUS RTU,&quot;;IF([.C59]=&quot;Bool&quot;;&quot;0x&quot;;&quot;4x&quot;);&quot;,&quot;;[.B59])" office:value-type="string" office:string-value="Y_KM2,MODBUS RTU,0x,86" calcext:value-type="string">
            <text:p>Y_KM2,MODBUS RTU,0x,86</text:p>
          </table:table-cell>
        </table:table-row>
        <table:table-row table:style-name="ro3">
          <table:table-cell office:value-type="string" calcext:value-type="string">
            <text:p>Y_KM3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5"/>
          <table:table-cell table:formula="of:=IF([.E60:.E60]=1;CONCATENATE([.A60:.A60];&quot; integer default '0',&quot;);&quot;&quot;)" office:value-type="string" office:string-value="Y_KM3 integer default '0'," calcext:value-type="string">
            <text:p>Y_KM3 integer default '0',</text:p>
          </table:table-cell>
          <table:table-cell/>
          <table:table-cell table:formula="of:=CONCATENATE([.A60];&quot;,MODBUS RTU,&quot;;IF([.C60]=&quot;Bool&quot;;&quot;0x&quot;;&quot;4x&quot;);&quot;,&quot;;[.B60])" office:value-type="string" office:string-value="Y_KM3,MODBUS RTU,0x,87" calcext:value-type="string">
            <text:p>Y_KM3,MODBUS RTU,0x,87</text:p>
          </table:table-cell>
        </table:table-row>
        <table:table-row table:style-name="ro3">
          <table:table-cell office:value-type="string" calcext:value-type="string">
            <text:p>Y_KM4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5"/>
          <table:table-cell table:formula="of:=IF([.E61:.E61]=1;CONCATENATE([.A61:.A61];&quot; integer default '0',&quot;);&quot;&quot;)" office:value-type="string" office:string-value="Y_KM4 integer default '0'," calcext:value-type="string">
            <text:p>Y_KM4 integer default '0',</text:p>
          </table:table-cell>
          <table:table-cell/>
          <table:table-cell table:formula="of:=CONCATENATE([.A61];&quot;,MODBUS RTU,&quot;;IF([.C61]=&quot;Bool&quot;;&quot;0x&quot;;&quot;4x&quot;);&quot;,&quot;;[.B61])" office:value-type="string" office:string-value="Y_KM4,MODBUS RTU,0x,88" calcext:value-type="string">
            <text:p>Y_KM4,MODBUS RTU,0x,88</text:p>
          </table:table-cell>
        </table:table-row>
        <table:table-row table:style-name="ro3">
          <table:table-cell office:value-type="string" calcext:value-type="string">
            <text:p>Y_Tyr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5"/>
          <table:table-cell table:formula="of:=IF([.E62:.E62]=1;CONCATENATE([.A62:.A62];&quot; integer default '0',&quot;);&quot;&quot;)" office:value-type="string" office:string-value="Y_Tyr integer default '0'," calcext:value-type="string">
            <text:p>Y_Tyr integer default '0',</text:p>
          </table:table-cell>
          <table:table-cell/>
          <table:table-cell table:formula="of:=CONCATENATE([.A62];&quot;,MODBUS RTU,&quot;;IF([.C62]=&quot;Bool&quot;;&quot;0x&quot;;&quot;4x&quot;);&quot;,&quot;;[.B62])" office:value-type="string" office:string-value="Y_Tyr,MODBUS RTU,0x,89" calcext:value-type="string">
            <text:p>Y_Tyr,MODBUS RTU,0x,89</text:p>
          </table:table-cell>
        </table:table-row>
        <table:table-row table:style-name="ro3">
          <table:table-cell office:value-type="string" calcext:value-type="string">
            <text:p>Y_L_fw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5"/>
          <table:table-cell table:formula="of:=IF([.E63:.E63]=1;CONCATENATE([.A63:.A63];&quot; integer default '0',&quot;);&quot;&quot;)" office:value-type="string" office:string-value="Y_L_fw integer default '0'," calcext:value-type="string">
            <text:p>Y_L_fw integer default '0',</text:p>
          </table:table-cell>
          <table:table-cell/>
          <table:table-cell table:formula="of:=CONCATENATE([.A63];&quot;,MODBUS RTU,&quot;;IF([.C63]=&quot;Bool&quot;;&quot;0x&quot;;&quot;4x&quot;);&quot;,&quot;;[.B63])" office:value-type="string" office:string-value="Y_L_fw,MODBUS RTU,0x,90" calcext:value-type="string">
            <text:p>Y_L_fw,MODBUS RTU,0x,90</text:p>
          </table:table-cell>
        </table:table-row>
        <table:table-row table:style-name="ro3">
          <table:table-cell office:value-type="string" calcext:value-type="string">
            <text:p>Y_L_bw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5"/>
          <table:table-cell table:formula="of:=IF([.E64:.E64]=1;CONCATENATE([.A64:.A64];&quot; integer default '0',&quot;);&quot;&quot;)" office:value-type="string" office:string-value="Y_L_bw integer default '0'," calcext:value-type="string">
            <text:p>Y_L_bw integer default '0',</text:p>
          </table:table-cell>
          <table:table-cell/>
          <table:table-cell table:formula="of:=CONCATENATE([.A64];&quot;,MODBUS RTU,&quot;;IF([.C64]=&quot;Bool&quot;;&quot;0x&quot;;&quot;4x&quot;);&quot;,&quot;;[.B64])" office:value-type="string" office:string-value="Y_L_bw,MODBUS RTU,0x,91" calcext:value-type="string">
            <text:p>Y_L_bw,MODBUS RTU,0x,91</text:p>
          </table:table-cell>
        </table:table-row>
        <table:table-row table:style-name="ro3">
          <table:table-cell office:value-type="string" calcext:value-type="string">
            <text:p>a_dsp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5"/>
          <table:table-cell table:formula="of:=IF([.E65:.E65]=1;CONCATENATE([.A65:.A65];&quot; integer default '0',&quot;);&quot;&quot;)" office:value-type="string" office:string-value="a_dsp integer default '0'," calcext:value-type="string">
            <text:p>a_dsp integer default '0',</text:p>
          </table:table-cell>
          <table:table-cell/>
          <table:table-cell table:formula="of:=CONCATENATE([.A65];&quot;,MODBUS RTU,&quot;;IF([.C65]=&quot;Bool&quot;;&quot;0x&quot;;&quot;4x&quot;);&quot;,&quot;;[.B65])" office:value-type="string" office:string-value="a_dsp,MODBUS RTU,0x,92" calcext:value-type="string">
            <text:p>a_dsp,MODBUS RTU,0x,92</text:p>
          </table:table-cell>
        </table:table-row>
        <table:table-row table:style-name="ro3">
          <table:table-cell office:value-type="string" calcext:value-type="string">
            <text:p>a_torm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5"/>
          <table:table-cell table:formula="of:=IF([.E66:.E66]=1;CONCATENATE([.A66:.A66];&quot; integer default '0',&quot;);&quot;&quot;)" office:value-type="string" office:string-value="a_torm integer default '0'," calcext:value-type="string">
            <text:p>a_torm integer default '0',</text:p>
          </table:table-cell>
          <table:table-cell/>
          <table:table-cell table:formula="of:=CONCATENATE([.A66];&quot;,MODBUS RTU,&quot;;IF([.C66]=&quot;Bool&quot;;&quot;0x&quot;;&quot;4x&quot;);&quot;,&quot;;[.B66])" office:value-type="string" office:string-value="a_torm,MODBUS RTU,0x,93" calcext:value-type="string">
            <text:p>a_torm,MODBUS RTU,0x,93</text:p>
          </table:table-cell>
        </table:table-row>
        <table:table-row table:style-name="ro3">
          <table:table-cell office:value-type="string" calcext:value-type="string">
            <text:p>a_sgr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5"/>
          <table:table-cell table:formula="of:=IF([.E67:.E67]=1;CONCATENATE([.A67:.A67];&quot; integer default '0',&quot;);&quot;&quot;)" office:value-type="string" office:string-value="a_sgr integer default '0'," calcext:value-type="string">
            <text:p>a_sgr integer default '0',</text:p>
          </table:table-cell>
          <table:table-cell/>
          <table:table-cell table:formula="of:=CONCATENATE([.A67];&quot;,MODBUS RTU,&quot;;IF([.C67]=&quot;Bool&quot;;&quot;0x&quot;;&quot;4x&quot;);&quot;,&quot;;[.B67])" office:value-type="string" office:string-value="a_sgr,MODBUS RTU,0x,94" calcext:value-type="string">
            <text:p>a_sgr,MODBUS RTU,0x,94</text:p>
          </table:table-cell>
        </table:table-row>
        <table:table-row table:style-name="ro3">
          <table:table-cell office:value-type="string" calcext:value-type="string">
            <text:p>a_Shib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5"/>
          <table:table-cell table:formula="of:=IF([.E68:.E68]=1;CONCATENATE([.A68:.A68];&quot; integer default '0',&quot;);&quot;&quot;)" office:value-type="string" office:string-value="a_Shib integer default '0'," calcext:value-type="string">
            <text:p>a_Shib integer default '0',</text:p>
          </table:table-cell>
          <table:table-cell/>
          <table:table-cell table:formula="of:=CONCATENATE([.A68];&quot;,MODBUS RTU,&quot;;IF([.C68]=&quot;Bool&quot;;&quot;0x&quot;;&quot;4x&quot;);&quot;,&quot;;[.B68])" office:value-type="string" office:string-value="a_Shib,MODBUS RTU,0x,95" calcext:value-type="string">
            <text:p>a_Shib,MODBUS RTU,0x,95</text:p>
          </table:table-cell>
        </table:table-row>
        <table:table-row table:style-name="ro3">
          <table:table-cell office:value-type="string" calcext:value-type="string">
            <text:p>a_lot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5"/>
          <table:table-cell table:formula="of:=IF([.E69:.E69]=1;CONCATENATE([.A69:.A69];&quot; integer default '0',&quot;);&quot;&quot;)" office:value-type="string" office:string-value="a_lot integer default '0'," calcext:value-type="string">
            <text:p>a_lot integer default '0',</text:p>
          </table:table-cell>
          <table:table-cell/>
          <table:table-cell table:formula="of:=CONCATENATE([.A69];&quot;,MODBUS RTU,&quot;;IF([.C69]=&quot;Bool&quot;;&quot;0x&quot;;&quot;4x&quot;);&quot;,&quot;;[.B69])" office:value-type="string" office:string-value="a_lot,MODBUS RTU,0x,96" calcext:value-type="string">
            <text:p>a_lot,MODBUS RTU,0x,96</text:p>
          </table:table-cell>
        </table:table-row>
        <table:table-row table:style-name="ro3">
          <table:table-cell office:value-type="string" calcext:value-type="string">
            <text:p>a_vv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5"/>
          <table:table-cell table:formula="of:=IF([.E70:.E70]=1;CONCATENATE([.A70:.A70];&quot; integer default '0',&quot;);&quot;&quot;)" office:value-type="string" office:string-value="a_vv integer default '0'," calcext:value-type="string">
            <text:p>a_vv integer default '0',</text:p>
          </table:table-cell>
          <table:table-cell/>
          <table:table-cell table:formula="of:=CONCATENATE([.A70];&quot;,MODBUS RTU,&quot;;IF([.C70]=&quot;Bool&quot;;&quot;0x&quot;;&quot;4x&quot;);&quot;,&quot;;[.B70])" office:value-type="string" office:string-value="a_vv,MODBUS RTU,0x,97" calcext:value-type="string">
            <text:p>a_vv,MODBUS RTU,0x,97</text:p>
          </table:table-cell>
        </table:table-row>
        <table:table-row table:style-name="ro3">
          <table:table-cell office:value-type="string" calcext:value-type="string">
            <text:p>vc_fail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5"/>
          <table:table-cell table:formula="of:=IF([.E71:.E71]=1;CONCATENATE([.A71:.A71];&quot; integer default '0',&quot;);&quot;&quot;)" office:value-type="string" office:string-value="vc_fail integer default '0'," calcext:value-type="string">
            <text:p>vc_fail integer default '0',</text:p>
          </table:table-cell>
          <table:table-cell/>
          <table:table-cell table:formula="of:=CONCATENATE([.A71];&quot;,MODBUS RTU,&quot;;IF([.C71]=&quot;Bool&quot;;&quot;0x&quot;;&quot;4x&quot;);&quot;,&quot;;[.B71])" office:value-type="string" office:string-value="vc_fail,MODBUS RTU,0x,98" calcext:value-type="string">
            <text:p>vc_fail,MODBUS RTU,0x,98</text:p>
          </table:table-cell>
        </table:table-row>
        <table:table-row table:style-name="ro3">
          <table:table-cell office:value-type="string" calcext:value-type="string">
            <text:p>a_all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5"/>
          <table:table-cell table:formula="of:=IF([.E72:.E72]=1;CONCATENATE([.A72:.A72];&quot; integer default '0',&quot;);&quot;&quot;)" office:value-type="string" office:string-value="a_all integer default '0'," calcext:value-type="string">
            <text:p>a_all integer default '0',</text:p>
          </table:table-cell>
          <table:table-cell/>
          <table:table-cell table:formula="of:=CONCATENATE([.A72];&quot;,MODBUS RTU,&quot;;IF([.C72]=&quot;Bool&quot;;&quot;0x&quot;;&quot;4x&quot;);&quot;,&quot;;[.B72])" office:value-type="string" office:string-value="a_all,MODBUS RTU,0x,99" calcext:value-type="string">
            <text:p>a_all,MODBUS RTU,0x,99</text:p>
          </table:table-cell>
        </table:table-row>
        <table:table-row table:style-name="ro3">
          <table:table-cell office:value-type="string" calcext:value-type="string">
            <text:p>T_zag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Lon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Tz_prl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Integer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7"/>
          <table:table-cell table:formula="of:=CONCATENATE([.A74];&quot;,MODBUS RTU,&quot;;IF([.C74]=&quot;Bool&quot;;&quot;0x&quot;;&quot;4x&quot;);&quot;,&quot;;[.B74])" office:value-type="string" office:string-value="Tz_prl,MODBUS RTU,4x,255" calcext:value-type="string">
            <text:p>Tz_prl,MODBUS RTU,4x,255</text:p>
          </table:table-cell>
        </table:table-row>
        <table:table-row table:style-name="ro3">
          <table:table-cell office:value-type="string" calcext:value-type="string">
            <text:p>Psir_min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Integer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7"/>
          <table:table-cell table:formula="of:=CONCATENATE([.A75];&quot;,MODBUS RTU,&quot;;IF([.C75]=&quot;Bool&quot;;&quot;0x&quot;;&quot;4x&quot;);&quot;,&quot;;[.B75])" office:value-type="string" office:string-value="Psir_min,MODBUS RTU,4x,256" calcext:value-type="string">
            <text:p>Psir_min,MODBUS RTU,4x,256</text:p>
          </table:table-cell>
        </table:table-row>
        <table:table-row table:style-name="ro3">
          <table:table-cell office:value-type="string" calcext:value-type="string">
            <text:p>Tvod_zd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Integer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7"/>
          <table:table-cell table:formula="of:=CONCATENATE([.A76];&quot;,MODBUS RTU,&quot;;IF([.C76]=&quot;Bool&quot;;&quot;0x&quot;;&quot;4x&quot;);&quot;,&quot;;[.B76])" office:value-type="string" office:string-value="Tvod_zd,MODBUS RTU,4x,257" calcext:value-type="string">
            <text:p>Tvod_zd,MODBUS RTU,4x,257</text:p>
          </table:table-cell>
        </table:table-row>
        <table:table-row table:style-name="ro3">
          <table:table-cell office:value-type="string" calcext:value-type="string">
            <text:p>Imp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Integer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7"/>
          <table:table-cell table:formula="of:=CONCATENATE([.A77];&quot;,MODBUS RTU,&quot;;IF([.C77]=&quot;Bool&quot;;&quot;0x&quot;;&quot;4x&quot;);&quot;,&quot;;[.B77])" office:value-type="string" office:string-value="Imp,MODBUS RTU,4x,258" calcext:value-type="string">
            <text:p>Imp,MODBUS RTU,4x,258</text:p>
          </table:table-cell>
        </table:table-row>
        <table:table-row table:style-name="ro3">
          <table:table-cell office:value-type="string" calcext:value-type="string">
            <text:p>T_zag_zd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Integer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7"/>
          <table:table-cell table:formula="of:=CONCATENATE([.A78];&quot;,MODBUS RTU,&quot;;IF([.C78]=&quot;Bool&quot;;&quot;0x&quot;;&quot;4x&quot;);&quot;,&quot;;[.B78])" office:value-type="string" office:string-value="T_zag_zd,MODBUS RTU,4x,259" calcext:value-type="string">
            <text:p>T_zag_zd,MODBUS RTU,4x,259</text:p>
          </table:table-cell>
        </table:table-row>
        <table:table-row table:style-name="ro3">
          <table:table-cell office:value-type="string" calcext:value-type="string">
            <text:p>T_fug_zd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Integer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7"/>
          <table:table-cell table:formula="of:=CONCATENATE([.A79];&quot;,MODBUS RTU,&quot;;IF([.C79]=&quot;Bool&quot;;&quot;0x&quot;;&quot;4x&quot;);&quot;,&quot;;[.B79])" office:value-type="string" office:string-value="T_fug_zd,MODBUS RTU,4x,260" calcext:value-type="string">
            <text:p>T_fug_zd,MODBUS RTU,4x,260</text:p>
          </table:table-cell>
        </table:table-row>
        <table:table-row table:style-name="ro3">
          <table:table-cell office:value-type="string" calcext:value-type="string">
            <text:p>T_sir_zd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Integer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7"/>
          <table:table-cell table:formula="of:=CONCATENATE([.A80];&quot;,MODBUS RTU,&quot;;IF([.C80]=&quot;Bool&quot;;&quot;0x&quot;;&quot;4x&quot;);&quot;,&quot;;[.B80])" office:value-type="string" office:string-value="T_sir_zd,MODBUS RTU,4x,261" calcext:value-type="string">
            <text:p>T_sir_zd,MODBUS RTU,4x,261</text:p>
          </table:table-cell>
        </table:table-row>
        <table:table-row table:style-name="ro3">
          <table:table-cell office:value-type="string" calcext:value-type="string">
            <text:p>T_p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Integer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7"/>
          <table:table-cell table:formula="of:=CONCATENATE([.A81];&quot;,MODBUS RTU,&quot;;IF([.C81]=&quot;Bool&quot;;&quot;0x&quot;;&quot;4x&quot;);&quot;,&quot;;[.B81])" office:value-type="string" office:string-value="T_p,MODBUS RTU,4x,262" calcext:value-type="string">
            <text:p>T_p,MODBUS RTU,4x,262</text:p>
          </table:table-cell>
        </table:table-row>
        <table:table-row table:style-name="ro3">
          <table:table-cell office:value-type="string" calcext:value-type="string">
            <text:p>Tnt_zd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Integer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7"/>
          <table:table-cell table:formula="of:=CONCATENATE([.A82];&quot;,MODBUS RTU,&quot;;IF([.C82]=&quot;Bool&quot;;&quot;0x&quot;;&quot;4x&quot;);&quot;,&quot;;[.B82])" office:value-type="string" office:string-value="Tnt_zd,MODBUS RTU,4x,263" calcext:value-type="string">
            <text:p>Tnt_zd,MODBUS RTU,4x,263</text:p>
          </table:table-cell>
        </table:table-row>
        <table:table-row table:style-name="ro3">
          <table:table-cell office:value-type="string" calcext:value-type="string">
            <text:p>Ts_z_zd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Integer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7"/>
          <table:table-cell table:formula="of:=CONCATENATE([.A83];&quot;,MODBUS RTU,&quot;;IF([.C83]=&quot;Bool&quot;;&quot;0x&quot;;&quot;4x&quot;);&quot;,&quot;;[.B83])" office:value-type="string" office:string-value="Ts_z_zd,MODBUS RTU,4x,264" calcext:value-type="string">
            <text:p>Ts_z_zd,MODBUS RTU,4x,264</text:p>
          </table:table-cell>
        </table:table-row>
        <table:table-row table:style-name="ro3">
          <table:table-cell office:value-type="string" calcext:value-type="string">
            <text:p>Ts_b_zd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Integer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7"/>
          <table:table-cell table:formula="of:=CONCATENATE([.A84];&quot;,MODBUS RTU,&quot;;IF([.C84]=&quot;Bool&quot;;&quot;0x&quot;;&quot;4x&quot;);&quot;,&quot;;[.B84])" office:value-type="string" office:string-value="Ts_b_zd,MODBUS RTU,4x,265" calcext:value-type="string">
            <text:p>Ts_b_zd,MODBUS RTU,4x,265</text:p>
          </table:table-cell>
        </table:table-row>
        <table:table-row table:style-name="ro3">
          <table:table-cell office:value-type="string" calcext:value-type="string">
            <text:p>Tn_n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Integer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7"/>
          <table:table-cell table:formula="of:=CONCATENATE([.A85];&quot;,MODBUS RTU,&quot;;IF([.C85]=&quot;Bool&quot;;&quot;0x&quot;;&quot;4x&quot;);&quot;,&quot;;[.B85])" office:value-type="string" office:string-value="Tn_n,MODBUS RTU,4x,266" calcext:value-type="string">
            <text:p>Tn_n,MODBUS RTU,4x,266</text:p>
          </table:table-cell>
        </table:table-row>
        <table:table-row table:style-name="ro3">
          <table:table-cell office:value-type="string" calcext:value-type="string">
            <text:p>T_vigr_zd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Integer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7"/>
          <table:table-cell table:formula="of:=CONCATENATE([.A86];&quot;,MODBUS RTU,&quot;;IF([.C86]=&quot;Bool&quot;;&quot;0x&quot;;&quot;4x&quot;);&quot;,&quot;;[.B86])" office:value-type="string" office:string-value="T_vigr_zd,MODBUS RTU,4x,267" calcext:value-type="string">
            <text:p>T_vigr_zd,MODBUS RTU,4x,267</text:p>
          </table:table-cell>
        </table:table-row>
        <table:table-row table:style-name="ro3">
          <table:table-cell office:value-type="string" calcext:value-type="string">
            <text:p>T_c_max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Integer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7"/>
          <table:table-cell table:formula="of:=CONCATENATE([.A87];&quot;,MODBUS RTU,&quot;;IF([.C87]=&quot;Bool&quot;;&quot;0x&quot;;&quot;4x&quot;);&quot;,&quot;;[.B87])" office:value-type="string" office:string-value="T_c_max,MODBUS RTU,4x,268" calcext:value-type="string">
            <text:p>T_c_max,MODBUS RTU,4x,268</text:p>
          </table:table-cell>
        </table:table-row>
        <table:table-row table:style-name="ro3">
          <table:table-cell office:value-type="string" calcext:value-type="string">
            <text:p>Fott_zd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Integer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7"/>
          <table:table-cell table:formula="of:=CONCATENATE([.A88];&quot;,MODBUS RTU,&quot;;IF([.C88]=&quot;Bool&quot;;&quot;0x&quot;;&quot;4x&quot;);&quot;,&quot;;[.B88])" office:value-type="string" office:string-value="Fott_zd,MODBUS RTU,4x,269" calcext:value-type="string">
            <text:p>Fott_zd,MODBUS RTU,4x,269</text:p>
          </table:table-cell>
        </table:table-row>
        <table:table-row table:style-name="ro3">
          <table:table-cell office:value-type="string" calcext:value-type="string">
            <text:p>kf_I_m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Integer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7"/>
          <table:table-cell table:formula="of:=CONCATENATE([.A89];&quot;,MODBUS RTU,&quot;;IF([.C89]=&quot;Bool&quot;;&quot;0x&quot;;&quot;4x&quot;);&quot;,&quot;;[.B89])" office:value-type="string" office:string-value="kf_I_m,MODBUS RTU,4x,270" calcext:value-type="string">
            <text:p>kf_I_m,MODBUS RTU,4x,270</text:p>
          </table:table-cell>
        </table:table-row>
        <table:table-row table:style-name="ro3">
          <table:table-cell office:value-type="string" calcext:value-type="string">
            <text:p>kf_Ob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Integer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7"/>
          <table:table-cell table:formula="of:=CONCATENATE([.A90];&quot;,MODBUS RTU,&quot;;IF([.C90]=&quot;Bool&quot;;&quot;0x&quot;;&quot;4x&quot;);&quot;,&quot;;[.B90])" office:value-type="string" office:string-value="kf_Ob,MODBUS RTU,4x,271" calcext:value-type="string">
            <text:p>kf_Ob,MODBUS RTU,4x,271</text:p>
          </table:table-cell>
        </table:table-row>
        <table:table-row table:style-name="ro3">
          <table:table-cell office:value-type="string" calcext:value-type="string">
            <text:p>kf_Fott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Integer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7"/>
          <table:table-cell table:formula="of:=CONCATENATE([.A91];&quot;,MODBUS RTU,&quot;;IF([.C91]=&quot;Bool&quot;;&quot;0x&quot;;&quot;4x&quot;);&quot;,&quot;;[.B91])" office:value-type="string" office:string-value="kf_Fott,MODBUS RTU,4x,272" calcext:value-type="string">
            <text:p>kf_Fott,MODBUS RTU,4x,272</text:p>
          </table:table-cell>
        </table:table-row>
        <table:table-row table:style-name="ro3">
          <table:table-cell office:value-type="string" calcext:value-type="string">
            <text:p>kf_Fsgr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Integer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7"/>
          <table:table-cell table:formula="of:=CONCATENATE([.A92];&quot;,MODBUS RTU,&quot;;IF([.C92]=&quot;Bool&quot;;&quot;0x&quot;;&quot;4x&quot;);&quot;,&quot;;[.B92])" office:value-type="string" office:string-value="kf_Fsgr,MODBUS RTU,4x,273" calcext:value-type="string">
            <text:p>kf_Fsgr,MODBUS RTU,4x,273</text:p>
          </table:table-cell>
        </table:table-row>
        <table:table-row table:style-name="ro3">
          <table:table-cell office:value-type="string" calcext:value-type="string">
            <text:p>Q_reg_zd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Real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7"/>
          <table:table-cell table:formula="of:=CONCATENATE([.A93];&quot;,MODBUS RTU,&quot;;IF([.C93]=&quot;Bool&quot;;&quot;0x&quot;;&quot;4x&quot;);&quot;,&quot;;[.B93])" office:value-type="string" office:string-value="Q_reg_zd,MODBUS RTU,4x,274" calcext:value-type="string">
            <text:p>Q_reg_zd,MODBUS RTU,4x,274</text:p>
          </table:table-cell>
        </table:table-row>
        <table:table-row table:style-name="ro3">
          <table:table-cell office:value-type="string" calcext:value-type="string">
            <text:p>Q_prl_zd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Real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7"/>
          <table:table-cell table:formula="of:=CONCATENATE([.A94];&quot;,MODBUS RTU,&quot;;IF([.C94]=&quot;Bool&quot;;&quot;0x&quot;;&quot;4x&quot;);&quot;,&quot;;[.B94])" office:value-type="string" office:string-value="Q_prl_zd,MODBUS RTU,4x,276" calcext:value-type="string">
            <text:p>Q_prl_zd,MODBUS RTU,4x,276</text:p>
          </table:table-cell>
        </table:table-row>
        <table:table-row table:style-name="ro3">
          <table:table-cell office:value-type="string" calcext:value-type="string">
            <text:p>Q_man_zd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Real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7"/>
          <table:table-cell table:formula="of:=CONCATENATE([.A95];&quot;,MODBUS RTU,&quot;;IF([.C95]=&quot;Bool&quot;;&quot;0x&quot;;&quot;4x&quot;);&quot;,&quot;;[.B95])" office:value-type="string" office:string-value="Q_man_zd,MODBUS RTU,4x,278" calcext:value-type="string">
            <text:p>Q_man_zd,MODBUS RTU,4x,278</text:p>
          </table:table-cell>
        </table:table-row>
        <table:table-row table:style-name="ro3">
          <table:table-cell office:value-type="string" calcext:value-type="string">
            <text:p>Q_k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Real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7"/>
          <table:table-cell table:formula="of:=CONCATENATE([.A96];&quot;,MODBUS RTU,&quot;;IF([.C96]=&quot;Bool&quot;;&quot;0x&quot;;&quot;4x&quot;);&quot;,&quot;;[.B96])" office:value-type="string" office:string-value="Q_k,MODBUS RTU,4x,280" calcext:value-type="string">
            <text:p>Q_k,MODBUS RTU,4x,280</text:p>
          </table:table-cell>
        </table:table-row>
        <table:table-row table:style-name="ro3">
          <table:table-cell office:value-type="string" calcext:value-type="string">
            <text:p>kf_prl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Real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7"/>
          <table:table-cell table:formula="of:=CONCATENATE([.A97];&quot;,MODBUS RTU,&quot;;IF([.C97]=&quot;Bool&quot;;&quot;0x&quot;;&quot;4x&quot;);&quot;,&quot;;[.B97])" office:value-type="string" office:string-value="kf_prl,MODBUS RTU,4x,282" calcext:value-type="string">
            <text:p>kf_prl,MODBUS RTU,4x,282</text:p>
          </table:table-cell>
        </table:table-row>
        <table:table-row table:style-name="ro3">
          <table:table-cell office:value-type="string" calcext:value-type="string">
            <text:p>kf_pr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Real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7"/>
          <table:table-cell table:formula="of:=CONCATENATE([.A98];&quot;,MODBUS RTU,&quot;;IF([.C98]=&quot;Bool&quot;;&quot;0x&quot;;&quot;4x&quot;);&quot;,&quot;;[.B98])" office:value-type="string" office:string-value="kf_pr,MODBUS RTU,4x,284" calcext:value-type="string">
            <text:p>kf_pr,MODBUS RTU,4x,284</text:p>
          </table:table-cell>
        </table:table-row>
        <table:table-row table:style-name="ro3">
          <table:table-cell office:value-type="string" calcext:value-type="string">
            <text:p>K_imp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Real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7"/>
          <table:table-cell table:formula="of:=CONCATENATE([.A99];&quot;,MODBUS RTU,&quot;;IF([.C99]=&quot;Bool&quot;;&quot;0x&quot;;&quot;4x&quot;);&quot;,&quot;;[.B99])" office:value-type="string" office:string-value="K_imp,MODBUS RTU,4x,286" calcext:value-type="string">
            <text:p>K_imp,MODBUS RTU,4x,286</text:p>
          </table:table-cell>
        </table:table-row>
        <table:table-row table:style-name="ro3">
          <table:table-cell office:value-type="string" calcext:value-type="string">
            <text:p>kV_1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Real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7"/>
          <table:table-cell table:formula="of:=CONCATENATE([.A100];&quot;,MODBUS RTU,&quot;;IF([.C100]=&quot;Bool&quot;;&quot;0x&quot;;&quot;4x&quot;);&quot;,&quot;;[.B100])" office:value-type="string" office:string-value="kV_1,MODBUS RTU,4x,288" calcext:value-type="string">
            <text:p>kV_1,MODBUS RTU,4x,288</text:p>
          </table:table-cell>
        </table:table-row>
        <table:table-row table:style-name="ro3">
          <table:table-cell office:value-type="string" calcext:value-type="string">
            <text:p>kV_2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Real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7"/>
          <table:table-cell table:formula="of:=CONCATENATE([.A101];&quot;,MODBUS RTU,&quot;;IF([.C101]=&quot;Bool&quot;;&quot;0x&quot;;&quot;4x&quot;);&quot;,&quot;;[.B101])" office:value-type="string" office:string-value="kV_2,MODBUS RTU,4x,290" calcext:value-type="string">
            <text:p>kV_2,MODBUS RTU,4x,290</text:p>
          </table:table-cell>
        </table:table-row>
        <table:table-row table:style-name="ro3">
          <table:table-cell office:value-type="string" calcext:value-type="string">
            <text:p>max_I_m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Real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7"/>
          <table:table-cell table:formula="of:=CONCATENATE([.A102];&quot;,MODBUS RTU,&quot;;IF([.C102]=&quot;Bool&quot;;&quot;0x&quot;;&quot;4x&quot;);&quot;,&quot;;[.B102])" office:value-type="string" office:string-value="max_I_m,MODBUS RTU,4x,292" calcext:value-type="string">
            <text:p>max_I_m,MODBUS RTU,4x,292</text:p>
          </table:table-cell>
        </table:table-row>
        <table:table-row table:style-name="ro3">
          <table:table-cell office:value-type="string" calcext:value-type="string">
            <text:p>max_Ob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Real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7"/>
          <table:table-cell table:formula="of:=CONCATENATE([.A103];&quot;,MODBUS RTU,&quot;;IF([.C103]=&quot;Bool&quot;;&quot;0x&quot;;&quot;4x&quot;);&quot;,&quot;;[.B103])" office:value-type="string" office:string-value="max_Ob,MODBUS RTU,4x,294" calcext:value-type="string">
            <text:p>max_Ob,MODBUS RTU,4x,294</text:p>
          </table:table-cell>
        </table:table-row>
        <table:table-row table:style-name="ro3">
          <table:table-cell office:value-type="string" calcext:value-type="string">
            <text:p>max_Fott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Real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7"/>
          <table:table-cell table:formula="of:=CONCATENATE([.A104];&quot;,MODBUS RTU,&quot;;IF([.C104]=&quot;Bool&quot;;&quot;0x&quot;;&quot;4x&quot;);&quot;,&quot;;[.B104])" office:value-type="string" office:string-value="max_Fott,MODBUS RTU,4x,296" calcext:value-type="string">
            <text:p>max_Fott,MODBUS RTU,4x,296</text:p>
          </table:table-cell>
        </table:table-row>
        <table:table-row table:style-name="ro3">
          <table:table-cell office:value-type="string" calcext:value-type="string">
            <text:p>max_Fsgr</text:p>
          </table:table-cell>
          <table:table-cell office:value-type="float" office:value="298" calcext:value-type="float">
            <text:p>298</text:p>
          </table:table-cell>
          <table:table-cell office:value-type="string" calcext:value-type="string">
            <text:p>Real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7"/>
          <table:table-cell table:formula="of:=CONCATENATE([.A105];&quot;,MODBUS RTU,&quot;;IF([.C105]=&quot;Bool&quot;;&quot;0x&quot;;&quot;4x&quot;);&quot;,&quot;;[.B105])" office:value-type="string" office:string-value="max_Fsgr,MODBUS RTU,4x,298" calcext:value-type="string">
            <text:p>max_Fsgr,MODBUS RTU,4x,298</text:p>
          </table:table-cell>
        </table:table-row>
        <table:table-row table:style-name="ro3">
          <table:table-cell office:value-type="string" calcext:value-type="string">
            <text:p>max_Gzag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l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7"/>
          <table:table-cell table:formula="of:=CONCATENATE([.A106];&quot;,MODBUS RTU,&quot;;IF([.C106]=&quot;Bool&quot;;&quot;0x&quot;;&quot;4x&quot;);&quot;,&quot;;[.B106])" office:value-type="string" office:string-value="max_Gzag,MODBUS RTU,4x,300" calcext:value-type="string">
            <text:p>max_Gzag,MODBUS RTU,4x,300</text:p>
          </table:table-cell>
        </table:table-row>
        <table:table-row table:style-name="ro3">
          <table:table-cell office:value-type="string" calcext:value-type="string">
            <text:p>min_Fott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Real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7"/>
          <table:table-cell table:formula="of:=CONCATENATE([.A107];&quot;,MODBUS RTU,&quot;;IF([.C107]=&quot;Bool&quot;;&quot;0x&quot;;&quot;4x&quot;);&quot;,&quot;;[.B107])" office:value-type="string" office:string-value="min_Fott,MODBUS RTU,4x,302" calcext:value-type="string">
            <text:p>min_Fott,MODBUS RTU,4x,302</text:p>
          </table:table-cell>
        </table:table-row>
        <table:table-row table:style-name="ro3">
          <table:table-cell office:value-type="string" calcext:value-type="string">
            <text:p>min_Fsgr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Real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7"/>
          <table:table-cell table:formula="of:=CONCATENATE([.A108];&quot;,MODBUS RTU,&quot;;IF([.C108]=&quot;Bool&quot;;&quot;0x&quot;;&quot;4x&quot;);&quot;,&quot;;[.B108])" office:value-type="string" office:string-value="min_Fsgr,MODBUS RTU,4x,304" calcext:value-type="string">
            <text:p>min_Fsgr,MODBUS RTU,4x,304</text:p>
          </table:table-cell>
        </table:table-row>
        <table:table-row table:style-name="ro3">
          <table:table-cell office:value-type="string" calcext:value-type="string">
            <text:p>min_Gzag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Real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Масксимальний струм холостого ходу ротора</text:p>
          </table:table-cell>
          <table:table-cell table:number-columns-repeated="6"/>
          <table:table-cell table:formula="of:=CONCATENATE([.A109];&quot;,MODBUS RTU,&quot;;IF([.C109]=&quot;Bool&quot;;&quot;0x&quot;;&quot;4x&quot;);&quot;,&quot;;[.B109])" office:value-type="string" office:string-value="min_Gzag,MODBUS RTU,4x,306" calcext:value-type="string">
            <text:p>min_Gzag,MODBUS RTU,4x,306</text:p>
          </table:table-cell>
        </table:table-row>
        <table:table-row table:style-name="ro3">
          <table:table-cell office:value-type="string" calcext:value-type="string">
            <text:p>Gzag_zd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Real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7"/>
          <table:table-cell table:formula="of:=CONCATENATE([.A110];&quot;,MODBUS RTU,&quot;;IF([.C110]=&quot;Bool&quot;;&quot;0x&quot;;&quot;4x&quot;);&quot;,&quot;;[.B110])" office:value-type="string" office:string-value="Gzag_zd,MODBUS RTU,4x,308" calcext:value-type="string">
            <text:p>Gzag_zd,MODBUS RTU,4x,308</text:p>
          </table:table-cell>
        </table:table-row>
        <table:table-row table:style-name="ro3">
          <table:table-cell office:value-type="string" calcext:value-type="string">
            <text:p>c_sw_m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Real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7"/>
          <table:table-cell table:formula="of:=CONCATENATE([.A111];&quot;,MODBUS RTU,&quot;;IF([.C111]=&quot;Bool&quot;;&quot;0x&quot;;&quot;4x&quot;);&quot;,&quot;;[.B111])" office:value-type="string" office:string-value="c_sw_m,MODBUS RTU,4x,310" calcext:value-type="string">
            <text:p>c_sw_m,MODBUS RTU,4x,310</text:p>
          </table:table-cell>
        </table:table-row>
        <table:table-row table:style-name="ro3">
          <table:table-cell office:value-type="string" calcext:value-type="string">
            <text:p>c_sw_1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Real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7"/>
          <table:table-cell table:formula="of:=CONCATENATE([.A112];&quot;,MODBUS RTU,&quot;;IF([.C112]=&quot;Bool&quot;;&quot;0x&quot;;&quot;4x&quot;);&quot;,&quot;;[.B112])" office:value-type="string" office:string-value="c_sw_1,MODBUS RTU,4x,312" calcext:value-type="string">
            <text:p>c_sw_1,MODBUS RTU,4x,312</text:p>
          </table:table-cell>
        </table:table-row>
        <table:table-row table:style-name="ro3">
          <table:table-cell office:value-type="string" calcext:value-type="string">
            <text:p>c_sw_2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Real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7"/>
          <table:table-cell table:formula="of:=CONCATENATE([.A113];&quot;,MODBUS RTU,&quot;;IF([.C113]=&quot;Bool&quot;;&quot;0x&quot;;&quot;4x&quot;);&quot;,&quot;;[.B113])" office:value-type="string" office:string-value="c_sw_2,MODBUS RTU,4x,314" calcext:value-type="string">
            <text:p>c_sw_2,MODBUS RTU,4x,314</text:p>
          </table:table-cell>
        </table:table-row>
        <table:table-row table:style-name="ro3">
          <table:table-cell office:value-type="string" calcext:value-type="string">
            <text:p>c_sw_3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Real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7"/>
          <table:table-cell table:formula="of:=CONCATENATE([.A114];&quot;,MODBUS RTU,&quot;;IF([.C114]=&quot;Bool&quot;;&quot;0x&quot;;&quot;4x&quot;);&quot;,&quot;;[.B114])" office:value-type="string" office:string-value="c_sw_3,MODBUS RTU,4x,316" calcext:value-type="string">
            <text:p>c_sw_3,MODBUS RTU,4x,316</text:p>
          </table:table-cell>
        </table:table-row>
        <table:table-row table:style-name="ro3">
          <table:table-cell office:value-type="string" calcext:value-type="string">
            <text:p>c_sw_4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Real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7"/>
          <table:table-cell table:formula="of:=CONCATENATE([.A115];&quot;,MODBUS RTU,&quot;;IF([.C115]=&quot;Bool&quot;;&quot;0x&quot;;&quot;4x&quot;);&quot;,&quot;;[.B115])" office:value-type="string" office:string-value="c_sw_4,MODBUS RTU,4x,318" calcext:value-type="string">
            <text:p>c_sw_4,MODBUS RTU,4x,318</text:p>
          </table:table-cell>
        </table:table-row>
        <table:table-row table:style-name="ro3">
          <table:table-cell office:value-type="string" calcext:value-type="string">
            <text:p>c_f_max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Real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7"/>
          <table:table-cell table:formula="of:=CONCATENATE([.A116];&quot;,MODBUS RTU,&quot;;IF([.C116]=&quot;Bool&quot;;&quot;0x&quot;;&quot;4x&quot;);&quot;,&quot;;[.B116])" office:value-type="string" office:string-value="c_f_max,MODBUS RTU,4x,320" calcext:value-type="string">
            <text:p>c_f_max,MODBUS RTU,4x,320</text:p>
          </table:table-cell>
        </table:table-row>
        <table:table-row table:style-name="ro3">
          <table:table-cell office:value-type="string" calcext:value-type="string">
            <text:p>c_max</text:p>
          </table:table-cell>
          <table:table-cell office:value-type="float" office:value="322" calcext:value-type="float">
            <text:p>322</text:p>
          </table:table-cell>
          <table:table-cell office:value-type="string" calcext:value-type="string">
            <text:p>Real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7"/>
          <table:table-cell table:formula="of:=CONCATENATE([.A117];&quot;,MODBUS RTU,&quot;;IF([.C117]=&quot;Bool&quot;;&quot;0x&quot;;&quot;4x&quot;);&quot;,&quot;;[.B117])" office:value-type="string" office:string-value="c_max,MODBUS RTU,4x,322" calcext:value-type="string">
            <text:p>c_max,MODBUS RTU,4x,322</text:p>
          </table:table-cell>
        </table:table-row>
        <table:table-row table:style-name="ro3">
          <table:table-cell office:value-type="string" calcext:value-type="string">
            <text:p>Gzag_s_zd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Real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Корекція кількості води на промивку цукру в залежності від струму</text:p>
          </table:table-cell>
          <table:table-cell table:number-columns-repeated="6"/>
          <table:table-cell table:formula="of:=CONCATENATE([.A118];&quot;,MODBUS RTU,&quot;;IF([.C118]=&quot;Bool&quot;;&quot;0x&quot;;&quot;4x&quot;);&quot;,&quot;;[.B118])" office:value-type="string" office:string-value="Gzag_s_zd,MODBUS RTU,4x,324" calcext:value-type="string">
            <text:p>Gzag_s_zd,MODBUS RTU,4x,324</text:p>
          </table:table-cell>
        </table:table-row>
        <table:table-row table:style-name="ro3">
          <table:table-cell office:value-type="string" calcext:value-type="string">
            <text:p>rej_nepr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Bool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7"/>
          <table:table-cell table:formula="of:=CONCATENATE([.A119];&quot;,MODBUS RTU,&quot;;IF([.C119]=&quot;Bool&quot;;&quot;0x&quot;;&quot;4x&quot;);&quot;,&quot;;[.B119])" office:value-type="string" office:string-value="rej_nepr,MODBUS RTU,0x,326" calcext:value-type="string">
            <text:p>rej_nepr,MODBUS RTU,0x,326</text:p>
          </table:table-cell>
        </table:table-row>
        <table:table-row table:style-name="ro3">
          <table:table-cell office:value-type="string" calcext:value-type="string">
            <text:p>rej_sir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Bool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7"/>
          <table:table-cell table:formula="of:=CONCATENATE([.A120];&quot;,MODBUS RTU,&quot;;IF([.C120]=&quot;Bool&quot;;&quot;0x&quot;;&quot;4x&quot;);&quot;,&quot;;[.B120])" office:value-type="string" office:string-value="rej_sir,MODBUS RTU,0x,327" calcext:value-type="string">
            <text:p>rej_sir,MODBUS RTU,0x,327</text:p>
          </table:table-cell>
        </table:table-row>
        <table:table-row table:style-name="ro3">
          <table:table-cell office:value-type="string" calcext:value-type="string">
            <text:p>rej_tvod</text:p>
          </table:table-cell>
          <table:table-cell office:value-type="float" office:value="328" calcext:value-type="float">
            <text:p>328</text:p>
          </table:table-cell>
          <table:table-cell office:value-type="string" calcext:value-type="string">
            <text:p>Bool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7"/>
          <table:table-cell table:formula="of:=CONCATENATE([.A121];&quot;,MODBUS RTU,&quot;;IF([.C121]=&quot;Bool&quot;;&quot;0x&quot;;&quot;4x&quot;);&quot;,&quot;;[.B121])" office:value-type="string" office:string-value="rej_tvod,MODBUS RTU,0x,328" calcext:value-type="string">
            <text:p>rej_tvod,MODBUS RTU,0x,328</text:p>
          </table:table-cell>
        </table:table-row>
        <table:table-row table:style-name="ro3">
          <table:table-cell office:value-type="string" calcext:value-type="string">
            <text:p>rej_fug</text:p>
          </table:table-cell>
          <table:table-cell office:value-type="float" office:value="329" calcext:value-type="float">
            <text:p>329</text:p>
          </table:table-cell>
          <table:table-cell office:value-type="string" calcext:value-type="string">
            <text:p>Bool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7"/>
          <table:table-cell table:formula="of:=CONCATENATE([.A122];&quot;,MODBUS RTU,&quot;;IF([.C122]=&quot;Bool&quot;;&quot;0x&quot;;&quot;4x&quot;);&quot;,&quot;;[.B122])" office:value-type="string" office:string-value="rej_fug,MODBUS RTU,0x,329" calcext:value-type="string">
            <text:p>rej_fug,MODBUS RTU,0x,329</text:p>
          </table:table-cell>
        </table:table-row>
        <table:table-row table:style-name="ro3">
          <table:table-cell office:value-type="string" calcext:value-type="string">
            <text:p>Save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Bool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7"/>
          <table:table-cell table:formula="of:=CONCATENATE([.A123];&quot;,MODBUS RTU,&quot;;IF([.C123]=&quot;Bool&quot;;&quot;0x&quot;;&quot;4x&quot;);&quot;,&quot;;[.B123])" office:value-type="string" office:string-value="Save,MODBUS RTU,0x,330" calcext:value-type="string">
            <text:p>Save,MODBUS RTU,0x,330</text:p>
          </table:table-cell>
        </table:table-row>
        <table:table-row table:style-name="ro3">
          <table:table-cell office:value-type="string" calcext:value-type="string">
            <text:p>Run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Bool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7"/>
          <table:table-cell table:formula="of:=CONCATENATE([.A124];&quot;,MODBUS RTU,&quot;;IF([.C124]=&quot;Bool&quot;;&quot;0x&quot;;&quot;4x&quot;);&quot;,&quot;;[.B124])" office:value-type="string" office:string-value="Run,MODBUS RTU,0x,331" calcext:value-type="string">
            <text:p>Run,MODBUS RTU,0x,331</text:p>
          </table:table-cell>
        </table:table-row>
        <table:table-row table:style-name="ro3">
          <table:table-cell office:value-type="string" calcext:value-type="string">
            <text:p>Cf_nom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Integer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7"/>
          <table:table-cell table:formula="of:=CONCATENATE([.A125];&quot;,MODBUS RTU,&quot;;IF([.C125]=&quot;Bool&quot;;&quot;0x&quot;;&quot;4x&quot;);&quot;,&quot;;[.B125])" office:value-type="string" office:string-value="Cf_nom,MODBUS RTU,4x,332" calcext:value-type="string">
            <text:p>Cf_nom,MODBUS RTU,4x,332</text:p>
          </table:table-cell>
        </table:table-row>
        <table:table-row table:style-name="ro3">
          <table:table-cell office:value-type="string" calcext:value-type="string">
            <text:p>lo_Gzag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Real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7"/>
          <table:table-cell table:formula="of:=CONCATENATE([.A126];&quot;,MODBUS RTU,&quot;;IF([.C126]=&quot;Bool&quot;;&quot;0x&quot;;&quot;4x&quot;);&quot;,&quot;;[.B126])" office:value-type="string" office:string-value="lo_Gzag,MODBUS RTU,4x,333" calcext:value-type="string">
            <text:p>lo_Gzag,MODBUS RTU,4x,333</text:p>
          </table:table-cell>
        </table:table-row>
        <table:table-row table:style-name="ro3">
          <table:table-cell office:value-type="string" calcext:value-type="string">
            <text:p>hi_Gzag</text:p>
          </table:table-cell>
          <table:table-cell office:value-type="float" office:value="335" calcext:value-type="float">
            <text:p>335</text:p>
          </table:table-cell>
          <table:table-cell office:value-type="string" calcext:value-type="string">
            <text:p>Real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7"/>
          <table:table-cell table:formula="of:=CONCATENATE([.A127];&quot;,MODBUS RTU,&quot;;IF([.C127]=&quot;Bool&quot;;&quot;0x&quot;;&quot;4x&quot;);&quot;,&quot;;[.B127])" office:value-type="string" office:string-value="hi_Gzag,MODBUS RTU,4x,335" calcext:value-type="string">
            <text:p>hi_Gzag,MODBUS RTU,4x,335</text:p>
          </table:table-cell>
        </table:table-row>
        <table:table-row table:style-name="ro3">
          <table:table-cell office:value-type="string" calcext:value-type="string">
            <text:p>a_Gzag</text:p>
          </table:table-cell>
          <table:table-cell office:value-type="float" office:value="337" calcext:value-type="float">
            <text:p>337</text:p>
          </table:table-cell>
          <table:table-cell office:value-type="string" calcext:value-type="string">
            <text:p>Real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7"/>
          <table:table-cell table:formula="of:=CONCATENATE([.A128];&quot;,MODBUS RTU,&quot;;IF([.C128]=&quot;Bool&quot;;&quot;0x&quot;;&quot;4x&quot;);&quot;,&quot;;[.B128])" office:value-type="string" office:string-value="a_Gzag,MODBUS RTU,4x,337" calcext:value-type="string">
            <text:p>a_Gzag,MODBUS RTU,4x,337</text:p>
          </table:table-cell>
        </table:table-row>
        <table:table-row table:style-name="ro3">
          <table:table-cell office:value-type="string" calcext:value-type="string">
            <text:p>b_Gzag</text:p>
          </table:table-cell>
          <table:table-cell office:value-type="float" office:value="339" calcext:value-type="float">
            <text:p>339</text:p>
          </table:table-cell>
          <table:table-cell office:value-type="string" calcext:value-type="string">
            <text:p>Real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7"/>
          <table:table-cell table:formula="of:=CONCATENATE([.A129];&quot;,MODBUS RTU,&quot;;IF([.C129]=&quot;Bool&quot;;&quot;0x&quot;;&quot;4x&quot;);&quot;,&quot;;[.B129])" office:value-type="string" office:string-value="b_Gzag,MODBUS RTU,4x,339" calcext:value-type="string">
            <text:p>b_Gzag,MODBUS RTU,4x,339</text:p>
          </table:table-cell>
        </table:table-row>
        <table:table-row table:style-name="ro3">
          <table:table-cell office:value-type="string" calcext:value-type="string">
            <text:p>Gzag_offset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Real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7"/>
          <table:table-cell table:formula="of:=CONCATENATE([.A130];&quot;,MODBUS RTU,&quot;;IF([.C130]=&quot;Bool&quot;;&quot;0x&quot;;&quot;4x&quot;);&quot;,&quot;;[.B130])" office:value-type="string" office:string-value="Gzag_offset,MODBUS RTU,4x,341" calcext:value-type="string">
            <text:p>Gzag_offset,MODBUS RTU,4x,341</text:p>
          </table:table-cell>
        </table:table-row>
        <table:table-row table:style-name="ro3">
          <table:table-cell office:value-type="string" calcext:value-type="string">
            <text:p>rej_sync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Bool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7"/>
          <table:table-cell table:formula="of:=CONCATENATE([.A131];&quot;,MODBUS RTU,&quot;;IF([.C131]=&quot;Bool&quot;;&quot;0x&quot;;&quot;4x&quot;);&quot;,&quot;;[.B131])" office:value-type="string" office:string-value="rej_sync,MODBUS RTU,0x,342" calcext:value-type="string">
            <text:p>rej_sync,MODBUS RTU,0x,342</text:p>
          </table:table-cell>
        </table:table-row>
        <table:table-row table:style-name="ro3">
          <table:table-cell table:number-columns-repeated="13"/>
          <table:table-cell table:formula="of:=CONCATENATE([.A132];&quot;,MODBUS RTU,&quot;;IF([.C132]=&quot;Bool&quot;;&quot;0x&quot;;&quot;4x&quot;);&quot;,&quot;;[.B132])" office:value-type="string" office:string-value=",MODBUS RTU,4x," calcext:value-type="string">
            <text:p>,MODBUS RTU,4x,</text:p>
          </table:table-cell>
        </table:table-row>
        <table:table-row table:style-name="ro3">
          <table:table-cell office:value-type="string" calcext:value-type="string">
            <text:p>sp_spd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Integer</text:p>
          </table:table-cell>
          <table:table-cell table:number-columns-repeated="10"/>
          <table:table-cell table:formula="of:=CONCATENATE([.A133];&quot;,MODBUS RTU,&quot;;IF([.C133]=&quot;Bool&quot;;&quot;0x&quot;;&quot;4x&quot;);&quot;,&quot;;[.B133])" office:value-type="string" office:string-value="sp_spd,MODBUS RTU,4x,512" calcext:value-type="string">
            <text:p>sp_spd,MODBUS RTU,4x,512</text:p>
          </table:table-cell>
        </table:table-row>
        <table:table-row table:style-name="ro3">
          <table:table-cell office:value-type="string" calcext:value-type="string">
            <text:p>man</text:p>
          </table:table-cell>
          <table:table-cell office:value-type="float" office:value="513" calcext:value-type="float">
            <text:p>513</text:p>
          </table:table-cell>
          <table:table-cell office:value-type="string" calcext:value-type="string">
            <text:p>Bool</text:p>
          </table:table-cell>
          <table:table-cell table:number-columns-repeated="10"/>
          <table:table-cell table:formula="of:=CONCATENATE([.A134];&quot;,MODBUS RTU,&quot;;IF([.C134]=&quot;Bool&quot;;&quot;0x&quot;;&quot;4x&quot;);&quot;,&quot;;[.B134])" office:value-type="string" office:string-value="man,MODBUS RTU,0x,513" calcext:value-type="string">
            <text:p>man,MODBUS RTU,0x,513</text:p>
          </table:table-cell>
        </table:table-row>
        <table:table-row table:style-name="ro3">
          <table:table-cell office:value-type="string" calcext:value-type="string">
            <text:p>Pusk</text:p>
          </table:table-cell>
          <table:table-cell office:value-type="float" office:value="514" calcext:value-type="float">
            <text:p>514</text:p>
          </table:table-cell>
          <table:table-cell office:value-type="string" calcext:value-type="string">
            <text:p>Bool</text:p>
          </table:table-cell>
          <table:table-cell table:number-columns-repeated="10"/>
          <table:table-cell table:formula="of:=CONCATENATE([.A135];&quot;,MODBUS RTU,&quot;;IF([.C135]=&quot;Bool&quot;;&quot;0x&quot;;&quot;4x&quot;);&quot;,&quot;;[.B135])" office:value-type="string" office:string-value="Pusk,MODBUS RTU,0x,514" calcext:value-type="string">
            <text:p>Pusk,MODBUS RTU,0x,514</text:p>
          </table:table-cell>
        </table:table-row>
        <table:table-row table:style-name="ro3">
          <table:table-cell office:value-type="string" calcext:value-type="string">
            <text:p>start</text:p>
          </table:table-cell>
          <table:table-cell office:value-type="float" office:value="515" calcext:value-type="float">
            <text:p>515</text:p>
          </table:table-cell>
          <table:table-cell office:value-type="string" calcext:value-type="string">
            <text:p>Bool</text:p>
          </table:table-cell>
          <table:table-cell table:number-columns-repeated="10"/>
          <table:table-cell table:formula="of:=CONCATENATE([.A136];&quot;,MODBUS RTU,&quot;;IF([.C136]=&quot;Bool&quot;;&quot;0x&quot;;&quot;4x&quot;);&quot;,&quot;;[.B136])" office:value-type="string" office:string-value="start,MODBUS RTU,0x,515" calcext:value-type="string">
            <text:p>start,MODBUS RTU,0x,515</text:p>
          </table:table-cell>
        </table:table-row>
        <table:table-row table:style-name="ro3">
          <table:table-cell office:value-type="string" calcext:value-type="string">
            <text:p>dz_fk</text:p>
          </table:table-cell>
          <table:table-cell office:value-type="float" office:value="516" calcext:value-type="float">
            <text:p>516</text:p>
          </table:table-cell>
          <table:table-cell office:value-type="string" calcext:value-type="string">
            <text:p>Bool</text:p>
          </table:table-cell>
          <table:table-cell table:number-columns-repeated="10"/>
          <table:table-cell table:formula="of:=CONCATENATE([.A137];&quot;,MODBUS RTU,&quot;;IF([.C137]=&quot;Bool&quot;;&quot;0x&quot;;&quot;4x&quot;);&quot;,&quot;;[.B137])" office:value-type="string" office:string-value="dz_fk,MODBUS RTU,0x,516" calcext:value-type="string">
            <text:p>dz_fk,MODBUS RTU,0x,516</text:p>
          </table:table-cell>
        </table:table-row>
        <table:table-row table:style-name="ro3">
          <table:table-cell office:value-type="string" calcext:value-type="string">
            <text:p>dz_test</text:p>
          </table:table-cell>
          <table:table-cell office:value-type="float" office:value="517" calcext:value-type="float">
            <text:p>517</text:p>
          </table:table-cell>
          <table:table-cell office:value-type="string" calcext:value-type="string">
            <text:p>Bool</text:p>
          </table:table-cell>
          <table:table-cell table:number-columns-repeated="10"/>
          <table:table-cell table:formula="of:=CONCATENATE([.A138];&quot;,MODBUS RTU,&quot;;IF([.C138]=&quot;Bool&quot;;&quot;0x&quot;;&quot;4x&quot;);&quot;,&quot;;[.B138])" office:value-type="string" office:string-value="dz_test,MODBUS RTU,0x,517" calcext:value-type="string">
            <text:p>dz_test,MODBUS RTU,0x,517</text:p>
          </table:table-cell>
        </table:table-row>
        <table:table-row table:style-name="ro3">
          <table:table-cell office:value-type="string" calcext:value-type="string">
            <text:p>Ob_t</text:p>
          </table:table-cell>
          <table:table-cell office:value-type="float" office:value="518" calcext:value-type="float">
            <text:p>518</text:p>
          </table:table-cell>
          <table:table-cell office:value-type="string" calcext:value-type="string">
            <text:p>Integer</text:p>
          </table:table-cell>
          <table:table-cell table:number-columns-repeated="10"/>
          <table:table-cell table:formula="of:=CONCATENATE([.A139];&quot;,MODBUS RTU,&quot;;IF([.C139]=&quot;Bool&quot;;&quot;0x&quot;;&quot;4x&quot;);&quot;,&quot;;[.B139])" office:value-type="string" office:string-value="Ob_t,MODBUS RTU,4x,518" calcext:value-type="string">
            <text:p>Ob_t,MODBUS RTU,4x,518</text:p>
          </table:table-cell>
        </table:table-row>
        <table:table-row table:style-name="ro3">
          <table:table-cell office:value-type="string" calcext:value-type="string">
            <text:p>Qall_t</text:p>
          </table:table-cell>
          <table:table-cell office:value-type="float" office:value="519" calcext:value-type="float">
            <text:p>519</text:p>
          </table:table-cell>
          <table:table-cell office:value-type="string" calcext:value-type="string">
            <text:p>Integer</text:p>
          </table:table-cell>
          <table:table-cell table:number-columns-repeated="10"/>
          <table:table-cell table:formula="of:=CONCATENATE([.A140];&quot;,MODBUS RTU,&quot;;IF([.C140]=&quot;Bool&quot;;&quot;0x&quot;;&quot;4x&quot;);&quot;,&quot;;[.B140])" office:value-type="string" office:string-value="Qall_t,MODBUS RTU,4x,519" calcext:value-type="string">
            <text:p>Qall_t,MODBUS RTU,4x,519</text:p>
          </table:table-cell>
        </table:table-row>
        <table:table-row table:style-name="ro3">
          <table:table-cell office:value-type="string" calcext:value-type="string">
            <text:p>Fott_t</text:p>
          </table:table-cell>
          <table:table-cell office:value-type="float" office:value="520" calcext:value-type="float">
            <text:p>520</text:p>
          </table:table-cell>
          <table:table-cell office:value-type="string" calcext:value-type="string">
            <text:p>Integer</text:p>
          </table:table-cell>
          <table:table-cell table:number-columns-repeated="10"/>
          <table:table-cell table:formula="of:=CONCATENATE([.A141];&quot;,MODBUS RTU,&quot;;IF([.C141]=&quot;Bool&quot;;&quot;0x&quot;;&quot;4x&quot;);&quot;,&quot;;[.B141])" office:value-type="string" office:string-value="Fott_t,MODBUS RTU,4x,520" calcext:value-type="string">
            <text:p>Fott_t,MODBUS RTU,4x,520</text:p>
          </table:table-cell>
        </table:table-row>
        <table:table-row table:style-name="ro3">
          <table:table-cell office:value-type="string" calcext:value-type="string">
            <text:p>Fsgr_t</text:p>
          </table:table-cell>
          <table:table-cell office:value-type="float" office:value="521" calcext:value-type="float">
            <text:p>521</text:p>
          </table:table-cell>
          <table:table-cell office:value-type="string" calcext:value-type="string">
            <text:p>Integer</text:p>
          </table:table-cell>
          <table:table-cell table:number-columns-repeated="10"/>
          <table:table-cell table:formula="of:=CONCATENATE([.A142];&quot;,MODBUS RTU,&quot;;IF([.C142]=&quot;Bool&quot;;&quot;0x&quot;;&quot;4x&quot;);&quot;,&quot;;[.B142])" office:value-type="string" office:string-value="Fsgr_t,MODBUS RTU,4x,521" calcext:value-type="string">
            <text:p>Fsgr_t,MODBUS RTU,4x,521</text:p>
          </table:table-cell>
        </table:table-row>
        <table:table-row table:style-name="ro3">
          <table:table-cell office:value-type="string" calcext:value-type="string">
            <text:p>Sgr_t</text:p>
          </table:table-cell>
          <table:table-cell office:value-type="float" office:value="522" calcext:value-type="float">
            <text:p>522</text:p>
          </table:table-cell>
          <table:table-cell office:value-type="string" calcext:value-type="string">
            <text:p>Integer</text:p>
          </table:table-cell>
          <table:table-cell table:number-columns-repeated="10"/>
          <table:table-cell table:formula="of:=CONCATENATE([.A143];&quot;,MODBUS RTU,&quot;;IF([.C143]=&quot;Bool&quot;;&quot;0x&quot;;&quot;4x&quot;);&quot;,&quot;;[.B143])" office:value-type="string" office:string-value="Sgr_t,MODBUS RTU,4x,522" calcext:value-type="string">
            <text:p>Sgr_t,MODBUS RTU,4x,522</text:p>
          </table:table-cell>
        </table:table-row>
        <table:table-row table:style-name="ro3">
          <table:table-cell office:value-type="string" calcext:value-type="string">
            <text:p>Gzag_t</text:p>
          </table:table-cell>
          <table:table-cell office:value-type="float" office:value="523" calcext:value-type="float">
            <text:p>523</text:p>
          </table:table-cell>
          <table:table-cell office:value-type="string" calcext:value-type="string">
            <text:p>Integer</text:p>
          </table:table-cell>
          <table:table-cell table:number-columns-repeated="10"/>
          <table:table-cell table:formula="of:=CONCATENATE([.A144];&quot;,MODBUS RTU,&quot;;IF([.C144]=&quot;Bool&quot;;&quot;0x&quot;;&quot;4x&quot;);&quot;,&quot;;[.B144])" office:value-type="string" office:string-value="Gzag_t,MODBUS RTU,4x,523" calcext:value-type="string">
            <text:p>Gzag_t,MODBUS RTU,4x,523</text:p>
          </table:table-cell>
        </table:table-row>
        <table:table-row table:style-name="ro3">
          <table:table-cell office:value-type="string" calcext:value-type="string">
            <text:p>dz_set</text:p>
          </table:table-cell>
          <table:table-cell office:value-type="float" office:value="524" calcext:value-type="float">
            <text:p>524</text:p>
          </table:table-cell>
          <table:table-cell office:value-type="string" calcext:value-type="string">
            <text:p>Bool</text:p>
          </table:table-cell>
          <table:table-cell table:number-columns-repeated="10"/>
          <table:table-cell table:formula="of:=CONCATENATE([.A145];&quot;,MODBUS RTU,&quot;;IF([.C145]=&quot;Bool&quot;;&quot;0x&quot;;&quot;4x&quot;);&quot;,&quot;;[.B145])" office:value-type="string" office:string-value="dz_set,MODBUS RTU,0x,524" calcext:value-type="string">
            <text:p>dz_set,MODBUS RTU,0x,524</text:p>
          </table:table-cell>
        </table:table-row>
        <table:table-row table:style-name="ro3">
          <table:table-cell office:value-type="string" calcext:value-type="string">
            <text:p>Gzag_d</text:p>
          </table:table-cell>
          <table:table-cell office:value-type="float" office:value="525" calcext:value-type="float">
            <text:p>525</text:p>
          </table:table-cell>
          <table:table-cell office:value-type="string" calcext:value-type="string">
            <text:p>Integer</text:p>
          </table:table-cell>
          <table:table-cell table:number-columns-repeated="10"/>
          <table:table-cell table:formula="of:=CONCATENATE([.A146];&quot;,MODBUS RTU,&quot;;IF([.C146]=&quot;Bool&quot;;&quot;0x&quot;;&quot;4x&quot;);&quot;,&quot;;[.B146])" office:value-type="string" office:string-value="Gzag_d,MODBUS RTU,4x,525" calcext:value-type="string">
            <text:p>Gzag_d,MODBUS RTU,4x,525</text:p>
          </table:table-cell>
        </table:table-row>
        <table:table-row table:style-name="ro3">
          <table:table-cell office:value-type="string" calcext:value-type="string">
            <text:p>Name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Format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V_01</text:p>
          </table:table-cell>
          <table:table-cell office:value-type="float" office:value="526" calcext:value-type="float">
            <text:p>526</text:p>
          </table:table-cell>
          <table:table-cell office:value-type="string" calcext:value-type="string">
            <text:p>Real</text:p>
          </table:table-cell>
          <table:table-cell table:number-columns-repeated="10"/>
          <table:table-cell table:formula="of:=CONCATENATE([.A148];&quot;,MODBUS RTU,&quot;;IF([.C148]=&quot;Bool&quot;;&quot;0x&quot;;&quot;4x&quot;);&quot;,&quot;;[.B148])" office:value-type="string" office:string-value="V_01,MODBUS RTU,4x,526" calcext:value-type="string">
            <text:p>V_01,MODBUS RTU,4x,526</text:p>
          </table:table-cell>
        </table:table-row>
        <table:table-row table:style-name="ro3">
          <table:table-cell office:value-type="string" calcext:value-type="string">
            <text:p>V_02</text:p>
          </table:table-cell>
          <table:table-cell office:value-type="float" office:value="528" calcext:value-type="float">
            <text:p>528</text:p>
          </table:table-cell>
          <table:table-cell office:value-type="string" calcext:value-type="string">
            <text:p>Real</text:p>
          </table:table-cell>
          <table:table-cell table:number-columns-repeated="10"/>
          <table:table-cell table:formula="of:=CONCATENATE([.A149];&quot;,MODBUS RTU,&quot;;IF([.C149]=&quot;Bool&quot;;&quot;0x&quot;;&quot;4x&quot;);&quot;,&quot;;[.B149])" office:value-type="string" office:string-value="V_02,MODBUS RTU,4x,528" calcext:value-type="string">
            <text:p>V_02,MODBUS RTU,4x,528</text:p>
          </table:table-cell>
        </table:table-row>
        <table:table-row table:style-name="ro3">
          <table:table-cell office:value-type="string" calcext:value-type="string">
            <text:p>V_03</text:p>
          </table:table-cell>
          <table:table-cell office:value-type="float" office:value="530" calcext:value-type="float">
            <text:p>530</text:p>
          </table:table-cell>
          <table:table-cell office:value-type="string" calcext:value-type="string">
            <text:p>Real</text:p>
          </table:table-cell>
          <table:table-cell table:number-columns-repeated="10"/>
          <table:table-cell table:formula="of:=CONCATENATE([.A150];&quot;,MODBUS RTU,&quot;;IF([.C150]=&quot;Bool&quot;;&quot;0x&quot;;&quot;4x&quot;);&quot;,&quot;;[.B150])" office:value-type="string" office:string-value="V_03,MODBUS RTU,4x,530" calcext:value-type="string">
            <text:p>V_03,MODBUS RTU,4x,530</text:p>
          </table:table-cell>
        </table:table-row>
        <table:table-row table:style-name="ro3">
          <table:table-cell office:value-type="string" calcext:value-type="string">
            <text:p>V_04</text:p>
          </table:table-cell>
          <table:table-cell office:value-type="float" office:value="532" calcext:value-type="float">
            <text:p>532</text:p>
          </table:table-cell>
          <table:table-cell office:value-type="string" calcext:value-type="string">
            <text:p>Real</text:p>
          </table:table-cell>
          <table:table-cell table:number-columns-repeated="10"/>
          <table:table-cell table:formula="of:=CONCATENATE([.A151];&quot;,MODBUS RTU,&quot;;IF([.C151]=&quot;Bool&quot;;&quot;0x&quot;;&quot;4x&quot;);&quot;,&quot;;[.B151])" office:value-type="string" office:string-value="V_04,MODBUS RTU,4x,532" calcext:value-type="string">
            <text:p>V_04,MODBUS RTU,4x,532</text:p>
          </table:table-cell>
        </table:table-row>
        <table:table-row table:style-name="ro3">
          <table:table-cell office:value-type="string" calcext:value-type="string">
            <text:p>V_05</text:p>
          </table:table-cell>
          <table:table-cell office:value-type="float" office:value="534" calcext:value-type="float">
            <text:p>534</text:p>
          </table:table-cell>
          <table:table-cell office:value-type="string" calcext:value-type="string">
            <text:p>Real</text:p>
          </table:table-cell>
          <table:table-cell table:number-columns-repeated="10"/>
          <table:table-cell table:formula="of:=CONCATENATE([.A152];&quot;,MODBUS RTU,&quot;;IF([.C152]=&quot;Bool&quot;;&quot;0x&quot;;&quot;4x&quot;);&quot;,&quot;;[.B152])" office:value-type="string" office:string-value="V_05,MODBUS RTU,4x,534" calcext:value-type="string">
            <text:p>V_05,MODBUS RTU,4x,534</text:p>
          </table:table-cell>
        </table:table-row>
        <table:table-row table:style-name="ro3">
          <table:table-cell office:value-type="string" calcext:value-type="string">
            <text:p>V_06</text:p>
          </table:table-cell>
          <table:table-cell office:value-type="float" office:value="536" calcext:value-type="float">
            <text:p>536</text:p>
          </table:table-cell>
          <table:table-cell office:value-type="string" calcext:value-type="string">
            <text:p>Real</text:p>
          </table:table-cell>
          <table:table-cell table:number-columns-repeated="10"/>
          <table:table-cell table:formula="of:=CONCATENATE([.A153];&quot;,MODBUS RTU,&quot;;IF([.C153]=&quot;Bool&quot;;&quot;0x&quot;;&quot;4x&quot;);&quot;,&quot;;[.B153])" office:value-type="string" office:string-value="V_06,MODBUS RTU,4x,536" calcext:value-type="string">
            <text:p>V_06,MODBUS RTU,4x,536</text:p>
          </table:table-cell>
        </table:table-row>
        <table:table-row table:style-name="ro3">
          <table:table-cell office:value-type="string" calcext:value-type="string">
            <text:p>V_07</text:p>
          </table:table-cell>
          <table:table-cell office:value-type="float" office:value="538" calcext:value-type="float">
            <text:p>538</text:p>
          </table:table-cell>
          <table:table-cell office:value-type="string" calcext:value-type="string">
            <text:p>Real</text:p>
          </table:table-cell>
          <table:table-cell table:number-columns-repeated="10"/>
          <table:table-cell table:formula="of:=CONCATENATE([.A154];&quot;,MODBUS RTU,&quot;;IF([.C154]=&quot;Bool&quot;;&quot;0x&quot;;&quot;4x&quot;);&quot;,&quot;;[.B154])" office:value-type="string" office:string-value="V_07,MODBUS RTU,4x,538" calcext:value-type="string">
            <text:p>V_07,MODBUS RTU,4x,538</text:p>
          </table:table-cell>
        </table:table-row>
        <table:table-row table:style-name="ro3">
          <table:table-cell office:value-type="string" calcext:value-type="string">
            <text:p>V_08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Real</text:p>
          </table:table-cell>
          <table:table-cell table:number-columns-repeated="11"/>
        </table:table-row>
        <table:table-row table:style-name="ro1" table:number-rows-repeated="1048420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Аркуш4" table:style-name="ta1">
        <table:table-column table:style-name="co1" table:default-cell-style-name="Default"/>
        <table:table-row table:style-name="ro3">
          <table:table-cell/>
        </table:table-row>
      </table:table>
      <table:table table:name="Аркуш2_2" table:style-name="ta1">
        <table:table-column table:style-name="co4" table:number-columns-repeated="5" table:default-cell-style-name="Default"/>
        <table:table-column table:style-name="co4" table:default-cell-style-name="ce2"/>
        <table:table-column table:style-name="co6" table:default-cell-style-name="Default"/>
        <table:table-column table:style-name="co4" table:number-columns-repeated="3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number-columns-repeated="7" table:default-cell-style-name="Default"/>
        <table:table-row table:style-name="ro3">
          <table:table-cell table:number-columns-repeated="19"/>
        </table:table-row>
        <table:table-row table:style-name="ro2">
          <table:table-cell office:value-type="string" calcext:value-type="string">
            <text:p>Тег</text:p>
          </table:table-cell>
          <table:table-cell office:value-type="string" calcext:value-type="string">
            <text:p>Адреса</text:p>
          </table:table-cell>
          <table:table-cell office:value-type="string" calcext:value-type="string">
            <text:p>Тип</text:p>
          </table:table-cell>
          <table:table-cell office:value-type="string" calcext:value-type="string">
            <text:p>Читати</text:p>
          </table:table-cell>
          <table:table-cell office:value-type="string" calcext:value-type="string">
            <text:p>Історія</text:p>
          </table:table-cell>
          <table:table-cell office:value-type="string" calcext:value-type="string">
            <text:p>Шкали</text:p>
          </table:table-cell>
          <table:table-cell office:value-type="string" calcext:value-type="string">
            <text:p>Текст</text:p>
          </table:table-cell>
          <table:table-cell table:number-columns-repeated="4"/>
          <table:table-cell office:value-type="string" calcext:value-type="string">
            <text:p>create table Cf_1(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Name</text:p>
          </table:table-cell>
          <table:table-cell office:value-type="string" calcext:value-type="string">
            <text:p>Address</text:p>
          </table:table-cell>
          <table:table-cell table:number-columns-repeated="9"/>
          <table:table-cell office:value-type="string" calcext:value-type="string">
            <text:p>Dt integer unsigned not null,</text:p>
          </table:table-cell>
          <table:table-cell/>
          <table:table-cell table:formula="of:=CONCATENATE([.A3];&quot;,MODBUS RTU,&quot;;IF([.C3]=&quot;Bool&quot;;&quot;0x&quot;;&quot;4x&quot;);&quot;,&quot;;[.B3])" office:value-type="string" office:string-value="Name,MODBUS RTU,4x,Address" calcext:value-type="string">
            <text:p>Name,MODBUS RTU,4x,Addres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u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oo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5"/>
          <table:table-cell table:formula="of:=IF([.E4:.E4]=1;CONCATENATE([.A4:.A4];&quot; integer default '0',&quot;);&quot;&quot;)">
            <text:p/>
          </table:table-cell>
          <table:table-cell/>
          <table:table-cell table:formula="of:=CONCATENATE([.A4];&quot;,MODBUS RTU,&quot;;IF([.C4]=&quot;Bool&quot;;&quot;0x&quot;;&quot;4x&quot;);&quot;,&quot;;[.B4])" office:value-type="string" office:string-value="Run,MODBUS RTU,0x,8" calcext:value-type="string">
            <text:p>Run,MODBUS RTU,0x,8</text:p>
          </table:table-cell>
          <table:table-cell table:number-columns-repeated="4"/>
          <table:table-cell table:style-name="ce4"/>
        </table:table-row>
        <table:table-row table:style-name="ro2">
          <table:table-cell office:value-type="string" calcext:value-type="string">
            <text:p>Sav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oo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5"/>
          <table:table-cell table:formula="of:=IF([.E5:.E5]=1;CONCATENATE([.A5:.A5];&quot; integer default '0',&quot;);&quot;&quot;)">
            <text:p/>
          </table:table-cell>
          <table:table-cell/>
          <table:table-cell table:formula="of:=CONCATENATE([.A5];&quot;,MODBUS RTU,&quot;;IF([.C5]=&quot;Bool&quot;;&quot;0x&quot;;&quot;4x&quot;);&quot;,&quot;;[.B5])" office:value-type="string" office:string-value="Save,MODBUS RTU,0x,9" calcext:value-type="string">
            <text:p>Save,MODBUS RTU,0x,9</text:p>
          </table:table-cell>
          <table:table-cell table:number-columns-repeated="4"/>
          <table:table-cell table:style-name="ce4"/>
        </table:table-row>
        <table:table-row table:style-name="ro3">
          <table:table-cell office:value-type="string" calcext:value-type="string">
            <text:p>V0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string" calcext:value-type="string">
            <text:p>+</text:p>
          </table:table-cell>
          <table:table-cell office:value-type="string" calcext:value-type="string">
            <text:p>рівень в зб. зеленої</text:p>
          </table:table-cell>
          <table:table-cell table:number-columns-repeated="4"/>
          <table:table-cell table:formula="of:=IF([.E6:.E6]=1;CONCATENATE([.A6:.A6];&quot; integer default '0',&quot;);&quot;&quot;)" office:value-type="string" office:string-value="V01 integer default '0'," calcext:value-type="string">
            <text:p>V01 integer default '0',</text:p>
          </table:table-cell>
          <table:table-cell/>
          <table:table-cell table:formula="of:=CONCATENATE([.A6];&quot;,MODBUS RTU,&quot;;IF([.C6]=&quot;Bool&quot;;&quot;0x&quot;;&quot;4x&quot;);&quot;,&quot;;[.B6])" office:value-type="string" office:string-value="V01,MODBUS RTU,4x,10" calcext:value-type="string">
            <text:p>V01,MODBUS RTU,4x,10</text:p>
          </table:table-cell>
          <table:table-cell table:number-columns-repeated="4"/>
          <table:table-cell table:style-name="ce4" table:formula="of:=CONCATENATE([.A6];&quot; integer default '0',&quot;)" office:value-type="string" office:string-value="V01 integer default '0'," calcext:value-type="string">
            <text:p>V01 integer default '0',</text:p>
          </table:table-cell>
        </table:table-row>
        <table:table-row table:style-name="ro3">
          <table:table-cell office:value-type="string" calcext:value-type="string">
            <text:p>V0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string" calcext:value-type="string">
            <text:p>+</text:p>
          </table:table-cell>
          <table:table-cell office:value-type="string" calcext:value-type="string">
            <text:p>рівень в зб. білої</text:p>
          </table:table-cell>
          <table:table-cell table:number-columns-repeated="4"/>
          <table:table-cell table:formula="of:=IF([.E7:.E7]=1;CONCATENATE([.A7:.A7];&quot; integer default '0',&quot;);&quot;&quot;)" office:value-type="string" office:string-value="V02 integer default '0'," calcext:value-type="string">
            <text:p>V02 integer default '0',</text:p>
          </table:table-cell>
          <table:table-cell/>
          <table:table-cell table:formula="of:=CONCATENATE([.A7];&quot;,MODBUS RTU,&quot;;IF([.C7]=&quot;Bool&quot;;&quot;0x&quot;;&quot;4x&quot;);&quot;,&quot;;[.B7])" office:value-type="string" office:string-value="V02,MODBUS RTU,4x,12" calcext:value-type="string">
            <text:p>V02,MODBUS RTU,4x,12</text:p>
          </table:table-cell>
          <table:table-cell table:number-columns-repeated="4"/>
          <table:table-cell table:style-name="ce4" table:formula="of:=CONCATENATE([.A7];&quot; integer default '0',&quot;)" office:value-type="string" office:string-value="V02 integer default '0'," calcext:value-type="string">
            <text:p>V02 integer default '0',</text:p>
          </table:table-cell>
        </table:table-row>
        <table:table-row table:style-name="ro3">
          <table:table-cell office:value-type="string" calcext:value-type="string">
            <text:p>V0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string" calcext:value-type="string">
            <text:p>+</text:p>
          </table:table-cell>
          <table:table-cell office:value-type="string" calcext:value-type="string">
            <text:p>Рівень в розподілювачі</text:p>
          </table:table-cell>
          <table:table-cell table:number-columns-repeated="4"/>
          <table:table-cell table:formula="of:=IF([.E8:.E8]=1;CONCATENATE([.A8:.A8];&quot; integer default '0',&quot;);&quot;&quot;)" office:value-type="string" office:string-value="V03 integer default '0'," calcext:value-type="string">
            <text:p>V03 integer default '0',</text:p>
          </table:table-cell>
          <table:table-cell/>
          <table:table-cell table:formula="of:=CONCATENATE([.A8];&quot;,MODBUS RTU,&quot;;IF([.C8]=&quot;Bool&quot;;&quot;0x&quot;;&quot;4x&quot;);&quot;,&quot;;[.B8])" office:value-type="string" office:string-value="V03,MODBUS RTU,4x,14" calcext:value-type="string">
            <text:p>V03,MODBUS RTU,4x,14</text:p>
          </table:table-cell>
          <table:table-cell table:number-columns-repeated="4"/>
          <table:table-cell table:style-name="ce4" table:formula="of:=CONCATENATE([.A8];&quot; integer default '0',&quot;)" office:value-type="string" office:string-value="V03 integer default '0'," calcext:value-type="string">
            <text:p>V03 integer default '0',</text:p>
          </table:table-cell>
        </table:table-row>
        <table:table-row table:style-name="ro3">
          <table:table-cell office:value-type="string" calcext:value-type="string">
            <text:p>V0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string" calcext:value-type="string">
            <text:p>+</text:p>
          </table:table-cell>
          <table:table-cell office:value-type="string" calcext:value-type="string">
            <text:p>Рівень в мішалці</text:p>
          </table:table-cell>
          <table:table-cell table:number-columns-repeated="4"/>
          <table:table-cell table:formula="of:=IF([.E9:.E9]=1;CONCATENATE([.A9:.A9];&quot; integer default '0',&quot;);&quot;&quot;)" office:value-type="string" office:string-value="V04 integer default '0'," calcext:value-type="string">
            <text:p>V04 integer default '0',</text:p>
          </table:table-cell>
          <table:table-cell/>
          <table:table-cell table:formula="of:=CONCATENATE([.A9];&quot;,MODBUS RTU,&quot;;IF([.C9]=&quot;Bool&quot;;&quot;0x&quot;;&quot;4x&quot;);&quot;,&quot;;[.B9])" office:value-type="string" office:string-value="V04,MODBUS RTU,4x,16" calcext:value-type="string">
            <text:p>V04,MODBUS RTU,4x,16</text:p>
          </table:table-cell>
          <table:table-cell table:number-columns-repeated="4"/>
          <table:table-cell table:style-name="ce4" table:formula="of:=CONCATENATE([.A9];&quot; integer default '0',&quot;)" office:value-type="string" office:string-value="V04 integer default '0'," calcext:value-type="string">
            <text:p>V04 integer default '0',</text:p>
          </table:table-cell>
        </table:table-row>
        <table:table-row table:style-name="ro3">
          <table:table-cell office:value-type="string" calcext:value-type="string">
            <text:p>V0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string" calcext:value-type="string">
            <text:p>+</text:p>
          </table:table-cell>
          <table:table-cell office:value-type="string" calcext:value-type="string">
            <text:p>Температура</text:p>
          </table:table-cell>
          <table:table-cell table:number-columns-repeated="4"/>
          <table:table-cell table:formula="of:=IF([.E10:.E10]=1;CONCATENATE([.A10:.A10];&quot; integer default '0',&quot;);&quot;&quot;)" office:value-type="string" office:string-value="V05 integer default '0'," calcext:value-type="string">
            <text:p>V05 integer default '0',</text:p>
          </table:table-cell>
          <table:table-cell/>
          <table:table-cell table:formula="of:=CONCATENATE([.A10];&quot;,MODBUS RTU,&quot;;IF([.C10]=&quot;Bool&quot;;&quot;0x&quot;;&quot;4x&quot;);&quot;,&quot;;[.B10])" office:value-type="string" office:string-value="V05,MODBUS RTU,4x,18" calcext:value-type="string">
            <text:p>V05,MODBUS RTU,4x,18</text:p>
          </table:table-cell>
          <table:table-cell table:number-columns-repeated="4"/>
          <table:table-cell table:style-name="ce4" table:formula="of:=CONCATENATE([.A10];&quot; integer default '0',&quot;)" office:value-type="string" office:string-value="V05 integer default '0'," calcext:value-type="string">
            <text:p>V05 integer default '0',</text:p>
          </table:table-cell>
        </table:table-row>
        <table:table-row table:style-name="ro3">
          <table:table-cell office:value-type="string" calcext:value-type="string">
            <text:p>V0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string" calcext:value-type="string">
            <text:p>+</text:p>
          </table:table-cell>
          <table:table-cell office:value-type="string" calcext:value-type="string">
            <text:p>Температура</text:p>
          </table:table-cell>
          <table:table-cell table:number-columns-repeated="4"/>
          <table:table-cell table:formula="of:=IF([.E11:.E11]=1;CONCATENATE([.A11:.A11];&quot; integer default '0',&quot;);&quot;&quot;)" office:value-type="string" office:string-value="V06 integer default '0'," calcext:value-type="string">
            <text:p>V06 integer default '0',</text:p>
          </table:table-cell>
          <table:table-cell/>
          <table:table-cell table:formula="of:=CONCATENATE([.A11];&quot;,MODBUS RTU,&quot;;IF([.C11]=&quot;Bool&quot;;&quot;0x&quot;;&quot;4x&quot;);&quot;,&quot;;[.B11])" office:value-type="string" office:string-value="V06,MODBUS RTU,4x,20" calcext:value-type="string">
            <text:p>V06,MODBUS RTU,4x,20</text:p>
          </table:table-cell>
          <table:table-cell table:number-columns-repeated="4"/>
          <table:table-cell table:style-name="ce4" table:formula="of:=CONCATENATE([.A11];&quot; integer default '0',&quot;)" office:value-type="string" office:string-value="V06 integer default '0'," calcext:value-type="string">
            <text:p>V06 integer default '0',</text:p>
          </table:table-cell>
        </table:table-row>
        <table:table-row table:style-name="ro3">
          <table:table-cell office:value-type="string" calcext:value-type="string">
            <text:p>V0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string" calcext:value-type="string">
            <text:p>+</text:p>
          </table:table-cell>
          <table:table-cell office:value-type="string" calcext:value-type="string">
            <text:p>Температура</text:p>
          </table:table-cell>
          <table:table-cell table:number-columns-repeated="4"/>
          <table:table-cell table:formula="of:=IF([.E12:.E12]=1;CONCATENATE([.A12:.A12];&quot; integer default '0',&quot;);&quot;&quot;)" office:value-type="string" office:string-value="V07 integer default '0'," calcext:value-type="string">
            <text:p>V07 integer default '0',</text:p>
          </table:table-cell>
          <table:table-cell/>
          <table:table-cell table:formula="of:=CONCATENATE([.A12];&quot;,MODBUS RTU,&quot;;IF([.C12]=&quot;Bool&quot;;&quot;0x&quot;;&quot;4x&quot;);&quot;,&quot;;[.B12])" office:value-type="string" office:string-value="V07,MODBUS RTU,4x,22" calcext:value-type="string">
            <text:p>V07,MODBUS RTU,4x,22</text:p>
          </table:table-cell>
          <table:table-cell table:number-columns-repeated="4"/>
          <table:table-cell table:style-name="ce4" table:formula="of:=CONCATENATE([.A12];&quot; integer default '0',&quot;)" office:value-type="string" office:string-value="V07 integer default '0'," calcext:value-type="string">
            <text:p>V07 integer default '0',</text:p>
          </table:table-cell>
        </table:table-row>
        <table:table-row table:style-name="ro3">
          <table:table-cell office:value-type="string" calcext:value-type="string">
            <text:p>V0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160" calcext:value-type="float">
            <text:p>160</text:p>
          </table:table-cell>
          <table:table-cell office:value-type="string" calcext:value-type="string">
            <text:p>Температура води</text:p>
          </table:table-cell>
          <table:table-cell table:number-columns-repeated="4"/>
          <table:table-cell table:formula="of:=IF([.E13:.E13]=1;CONCATENATE([.A13:.A13];&quot; integer default '0',&quot;);&quot;&quot;)" office:value-type="string" office:string-value="V08 integer default '0'," calcext:value-type="string">
            <text:p>V08 integer default '0',</text:p>
          </table:table-cell>
          <table:table-cell/>
          <table:table-cell table:formula="of:=CONCATENATE([.A13];&quot;,MODBUS RTU,&quot;;IF([.C13]=&quot;Bool&quot;;&quot;0x&quot;;&quot;4x&quot;);&quot;,&quot;;[.B13])" office:value-type="string" office:string-value="V08,MODBUS RTU,4x,24" calcext:value-type="string">
            <text:p>V08,MODBUS RTU,4x,24</text:p>
          </table:table-cell>
          <table:table-cell table:number-columns-repeated="4"/>
          <table:table-cell table:style-name="ce4" table:formula="of:=CONCATENATE([.A13];&quot; integer default '0',&quot;)" office:value-type="string" office:string-value="V08 integer default '0'," calcext:value-type="string">
            <text:p>V08 integer default '0',</text:p>
          </table:table-cell>
        </table:table-row>
        <table:table-row table:style-name="ro3">
          <table:table-cell office:value-type="string" calcext:value-type="string">
            <text:p>C_0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string" calcext:value-type="string">
            <text:p>-</text:p>
          </table:table-cell>
          <table:table-cell table:number-columns-repeated="5"/>
          <table:table-cell table:formula="of:=IF([.E14:.E14]=1;CONCATENATE([.A14:.A14];&quot; integer default '0',&quot;);&quot;&quot;)" office:value-type="string" office:string-value="C_01 integer default '0'," calcext:value-type="string">
            <text:p>C_01 integer default '0',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C_0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string" calcext:value-type="string">
            <text:p>-</text:p>
          </table:table-cell>
          <table:table-cell table:number-columns-repeated="5"/>
          <table:table-cell table:formula="of:=IF([.E15:.E15]=1;CONCATENATE([.A15:.A15];&quot; integer default '0',&quot;);&quot;&quot;)" office:value-type="string" office:string-value="C_02 integer default '0'," calcext:value-type="string">
            <text:p>C_02 integer default '0',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C_0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string" calcext:value-type="string">
            <text:p>-</text:p>
          </table:table-cell>
          <table:table-cell table:number-columns-repeated="5"/>
          <table:table-cell table:formula="of:=IF([.E16:.E16]=1;CONCATENATE([.A16:.A16];&quot; integer default '0',&quot;);&quot;&quot;)" office:value-type="string" office:string-value="C_03 integer default '0'," calcext:value-type="string">
            <text:p>C_03 integer default '0',</text:p>
          </table:table-cell>
          <table:table-cell table:number-columns-repeated="6"/>
          <table:table-cell table:style-name="ce4"/>
        </table:table-row>
        <table:table-row table:style-name="ro4">
          <table:table-cell office:value-type="string" calcext:value-type="string">
            <text:p>C_0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string" calcext:value-type="string">
            <text:p>-</text:p>
          </table:table-cell>
          <table:table-cell table:number-columns-repeated="5"/>
          <table:table-cell table:formula="of:=IF([.E17:.E17]=1;CONCATENATE([.A17:.A17];&quot; integer default '0',&quot;);&quot;&quot;)" office:value-type="string" office:string-value="C_04 integer default '0'," calcext:value-type="string">
            <text:p>C_04 integer default '0',</text:p>
          </table:table-cell>
          <table:table-cell table:number-columns-repeated="6"/>
          <table:table-cell table:style-name="ce4"/>
        </table:table-row>
        <table:table-row table:style-name="ro3">
          <table:table-cell office:value-type="string" calcext:value-type="string">
            <text:p>Y_0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string" calcext:value-type="string">
            <text:p>-</text:p>
          </table:table-cell>
          <table:table-cell table:number-columns-repeated="5"/>
          <table:table-cell table:formula="of:=IF([.E18:.E18]=1;CONCATENATE([.A18:.A18];&quot; integer default '0',&quot;);&quot;&quot;)" office:value-type="string" office:string-value="Y_01 integer default '0'," calcext:value-type="string">
            <text:p>Y_01 integer default '0',</text:p>
          </table:table-cell>
          <table:table-cell table:number-columns-repeated="6"/>
          <table:table-cell table:style-name="ce4"/>
        </table:table-row>
        <table:table-row table:style-name="ro3">
          <table:table-cell office:value-type="string" calcext:value-type="string">
            <text:p>Y_0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string" calcext:value-type="string">
            <text:p>-</text:p>
          </table:table-cell>
          <table:table-cell table:number-columns-repeated="5"/>
          <table:table-cell table:formula="of:=IF([.E19:.E19]=1;CONCATENATE([.A19:.A19];&quot; integer default '0',&quot;);&quot;&quot;)" office:value-type="string" office:string-value="Y_02 integer default '0'," calcext:value-type="string">
            <text:p>Y_02 integer default '0',</text:p>
          </table:table-cell>
          <table:table-cell table:number-columns-repeated="6"/>
          <table:table-cell table:style-name="ce4"/>
        </table:table-row>
        <table:table-row table:style-name="ro3">
          <table:table-cell office:value-type="string" calcext:value-type="string">
            <text:p>Y_0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string" calcext:value-type="string">
            <text:p>-</text:p>
          </table:table-cell>
          <table:table-cell table:number-columns-repeated="5"/>
          <table:table-cell table:formula="of:=IF([.E20:.E20]=1;CONCATENATE([.A20:.A20];&quot; integer default '0',&quot;);&quot;&quot;)" office:value-type="string" office:string-value="Y_03 integer default '0'," calcext:value-type="string">
            <text:p>Y_03 integer default '0',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Y_0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string" calcext:value-type="string">
            <text:p>-</text:p>
          </table:table-cell>
          <table:table-cell table:number-columns-repeated="5"/>
          <table:table-cell table:formula="of:=IF([.E21:.E21]=1;CONCATENATE([.A21:.A21];&quot; integer default '0',&quot;);&quot;&quot;)" office:value-type="string" office:string-value="Y_04 integer default '0'," calcext:value-type="string">
            <text:p>Y_04 integer default '0',</text:p>
          </table:table-cell>
          <table:table-cell table:number-columns-repeated="7"/>
        </table:table-row>
        <table:table-row table:style-name="ro3">
          <table:table-cell table:number-columns-repeated="5"/>
          <table:table-cell table:style-name="Default"/>
          <table:table-cell table:number-columns-repeated="5"/>
          <table:table-cell table:formula="of:=IF([.E22:.E22]=1;CONCATENATE([.A22:.A22];&quot; integer default '0',&quot;);&quot;&quot;)">
            <text:p/>
          </table:table-cell>
          <table:table-cell table:number-columns-repeated="7"/>
        </table:table-row>
        <table:table-row table:style-name="ro3">
          <table:table-cell table:number-columns-repeated="5"/>
          <table:table-cell table:style-name="Default"/>
          <table:table-cell table:number-columns-repeated="5"/>
          <table:table-cell table:formula="of:=IF([.E23:.E23]=1;CONCATENATE([.A23:.A23];&quot; integer default '0',&quot;);&quot;&quot;)">
            <text:p/>
          </table:table-cell>
          <table:table-cell table:number-columns-repeated="7"/>
        </table:table-row>
        <table:table-row table:style-name="ro3">
          <table:table-cell table:number-columns-repeated="5"/>
          <table:table-cell table:style-name="Default"/>
          <table:table-cell table:number-columns-repeated="5"/>
          <table:table-cell table:formula="of:=IF([.E24:.E24]=1;CONCATENATE([.A24:.A24];&quot; integer default '0',&quot;);&quot;&quot;)">
            <text:p/>
          </table:table-cell>
          <table:table-cell table:number-columns-repeated="7"/>
        </table:table-row>
        <table:table-row table:style-name="ro3" table:number-rows-repeated="9">
          <table:table-cell table:number-columns-repeated="5"/>
          <table:table-cell table:style-name="Default"/>
          <table:table-cell table:number-columns-repeated="13"/>
        </table:table-row>
        <table:table-row table:style-name="ro3" table:number-rows-repeated="1048542">
          <table:table-cell table:number-columns-repeated="19"/>
        </table:table-row>
        <table:table-row table:style-name="ro3"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uk" fo:country="U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uk" number:country="UA">грн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uk" number:country="UA">грн.</number:currency-symbol>
      <style:map style:condition="value()&gt;=0" style:apply-style-name="N108P0"/>
    </number:currency-style>
    <number:number-style style:name="N110P0" style:volatile="true">
      <number:number number:decimal-places="0" loext:min-decimal-places="0" number:min-integer-digits="1" number:grouping="true"/>
      <number:text> грн.</number:text>
    </number:number-style>
    <number:number-style style:name="N110">
      <number:text>-</number:text>
      <number:number number:decimal-places="0" loext:min-decimal-places="0" number:min-integer-digits="1" number:grouping="true"/>
      <number:text> грн.</number:text>
      <style:map style:condition="value()&gt;=0" style:apply-style-name="N110P0"/>
    </number:number-style>
    <number:number-style style:name="N111P0" style:volatile="true">
      <number:number number:decimal-places="0" loext:min-decimal-places="0" number:min-integer-digits="1" number:grouping="true"/>
      <number:text> грн.</number:text>
    </number:number-style>
    <number:number-style style:name="N111">
      <style:text-properties fo:color="#ff0000"/>
      <number:text>-</number:text>
      <number:number number:decimal-places="0" loext:min-decimal-places="0" number:min-integer-digits="1" number:grouping="true"/>
      <number:text> грн.</number:text>
      <style:map style:condition="value()&gt;=0" style:apply-style-name="N111P0"/>
    </number:number-style>
    <number:number-style style:name="N113P0" style:volatile="true">
      <number:number number:decimal-places="2" loext:min-decimal-places="2" number:min-integer-digits="1" number:grouping="true"/>
      <number:text> грн.</number:text>
    </number:number-style>
    <number:number-style style:name="N113">
      <number:text>-</number:text>
      <number:number number:decimal-places="2" loext:min-decimal-places="2" number:min-integer-digits="1" number:grouping="true"/>
      <number:text> грн.</number:text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  <number:text> грн.</number:text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number:text> грн.</number:text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loext:min-decimal-places="0" number:min-integer-digits="1" number:grouping="true"/>
    </number:number-style>
    <number:number-style style:name="N11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</number:number-style>
    <number:number-style style:name="N11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8P0"/>
    </number:number-style>
    <number:number-style style:name="N122P0" style:volatile="true">
      <number:text> </number:text>
      <number:number number:decimal-places="0" loext:min-decimal-places="0" number:min-integer-digits="1" number:grouping="true"/>
      <number:text>         </number:text>
    </number:number-style>
    <number:number-style style:name="N122P1" style:volatile="true">
      <number:text>-</number:text>
      <number:number number:decimal-places="0" loext:min-decimal-places="0" number:min-integer-digits="1" number:grouping="true"/>
      <number:text>         </number:text>
    </number:number-style>
    <number:number-style style:name="N122P2" style:volatile="true">
      <number:text> -        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</number:text>
      <number:number number:decimal-places="0" loext:min-decimal-places="0" number:min-integer-digits="1" number:grouping="true"/>
      <number:text> грн. </number:text>
    </number:number-style>
    <number:number-style style:name="N126P1" style:volatile="true">
      <number:text>-</number:text>
      <number:number number:decimal-places="0" loext:min-decimal-places="0" number:min-integer-digits="1" number:grouping="true"/>
      <number:text> грн. </number:text>
    </number:number-style>
    <number:number-style style:name="N126P2" style:volatile="true">
      <number:text> - грн.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</number:text>
      <number:number number:decimal-places="2" loext:min-decimal-places="2" number:min-integer-digits="1" number:grouping="true"/>
      <number:text>         </number:text>
    </number:number-style>
    <number:number-style style:name="N130P1" style:volatile="true">
      <number:text>-</number:text>
      <number:number number:decimal-places="2" loext:min-decimal-places="2" number:min-integer-digits="1" number:grouping="true"/>
      <number:text>         </number:text>
    </number:number-style>
    <number:number-style style:name="N130P2" style:volatile="true">
      <number:text>-</number:text>
      <number:number number:decimal-places="0" loext:min-decimal-places="0" number:min-integer-digits="0"/>
      <number:text>        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</number:text>
      <number:number number:decimal-places="2" loext:min-decimal-places="2" number:min-integer-digits="1" number:grouping="true"/>
      <number:text> грн. </number:text>
    </number:number-style>
    <number:number-style style:name="N134P1" style:volatile="true">
      <number:text>-</number:text>
      <number:number number:decimal-places="2" loext:min-decimal-places="2" number:min-integer-digits="1" number:grouping="true"/>
      <number:text> грн. </number:text>
    </number:number-style>
    <number:number-style style:name="N134P2" style:volatile="true">
      <number:text>-</number:text>
      <number:number number:decimal-places="0" loext:min-decimal-places="0" number:min-integer-digits="0"/>
      <number:text> грн.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40P0" style:volatile="true">
      <number:number number:decimal-places="0" loext:min-decimal-places="0" number:min-integer-digits="1" number:grouping="true"/>
      <number:text>р.</number:text>
    </number:number-style>
    <number:number-style style:name="N140"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40P0"/>
    </number:number-style>
    <number:number-style style:name="N141P0" style:volatile="true">
      <number:number number:decimal-places="0" loext:min-decimal-places="0" number:min-integer-digits="1" number:grouping="true"/>
      <number:text>р.</number:text>
    </number:number-style>
    <number:number-style style:name="N141">
      <style:text-properties fo:color="#ff0000"/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41P0"/>
    </number:number-style>
    <number:number-style style:name="N143P0" style:volatile="true">
      <number:number number:decimal-places="2" loext:min-decimal-places="2" number:min-integer-digits="1" number:grouping="true"/>
      <number:text>р.</number:text>
    </number:number-style>
    <number:number-style style:name="N143"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43P0"/>
    </number:number-style>
    <number:number-style style:name="N144P0" style:volatile="true">
      <number:number number:decimal-places="2" loext:min-decimal-places="2" number:min-integer-digits="1" number:grouping="true"/>
      <number:text>р.</number:text>
    </number:number-style>
    <number:number-style style:name="N144">
      <style:text-properties fo:color="#ff0000"/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44P0"/>
    </number:number-style>
    <number:number-style style:name="N148P0" style:volatile="true">
      <number:text> </number:text>
      <number:number number:decimal-places="0" loext:min-decimal-places="0" number:min-integer-digits="1" number:grouping="true"/>
      <number:text>р. </number:text>
    </number:number-style>
    <number:number-style style:name="N148P1" style:volatile="true">
      <number:text>-</number:text>
      <number:number number:decimal-places="0" loext:min-decimal-places="0" number:min-integer-digits="1" number:grouping="true"/>
      <number:text>р. </number:text>
    </number:number-style>
    <number:number-style style:name="N148P2" style:volatile="true">
      <number:text> -р.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> </number:text>
      <number:number number:decimal-places="0" loext:min-decimal-places="0" number:min-integer-digits="1" number:grouping="true"/>
      <number:text>    </number:text>
    </number:number-style>
    <number:number-style style:name="N152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52P2" style:volatile="true">
      <number:text> -   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number:text> </number:text>
      <number:number number:decimal-places="2" loext:min-decimal-places="2" number:min-integer-digits="1" number:grouping="true"/>
      <number:text>р. </number:text>
    </number:number-style>
    <number:number-style style:name="N156P1" style:volatile="true">
      <number:text>-</number:text>
      <number:number number:decimal-places="2" loext:min-decimal-places="2" number:min-integer-digits="1" number:grouping="true"/>
      <number:text>р. </number:text>
    </number:number-style>
    <number:number-style style:name="N156P2" style:volatile="true">
      <number:text>-</number:text>
      <number:number number:decimal-places="0" loext:min-decimal-places="0" number:min-integer-digits="0"/>
      <number:text>р.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text> </number:text>
      <number:number number:decimal-places="2" loext:min-decimal-places="2" number:min-integer-digits="1" number:grouping="true"/>
      <number:text>    </number:text>
    </number:number-style>
    <number:number-style style:name="N160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60P2" style:volatile="true">
      <number:text>-</number:text>
      <number:number number:decimal-places="0" loext:min-decimal-places="0" number:min-integer-digits="0"/>
      <number:text>   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date-style style:name="N161">
      <number:text>B2</number:text>
      <number:day number:style="long"/>
      <number:text>/</number:text>
      <number:month number:textual="true"/>
    </number:date-style>
    <number:number-style style:name="N163P0" style:volatile="true">
      <number:text>€</number:text>
      <number:number number:decimal-places="0" loext:min-decimal-places="0" number:min-integer-digits="1" number:grouping="true"/>
    </number:number-style>
    <number:number-style style:name="N163">
      <number:text>-€</number:text>
      <number:number number:decimal-places="0" loext:min-decimal-places="0" number:min-integer-digits="1" number:grouping="true"/>
      <style:map style:condition="value()&gt;=0" style:apply-style-name="N163P0"/>
    </number:number-style>
    <number:number-style style:name="N164P0" style:volatile="true">
      <number:text>€</number:text>
      <number:number number:decimal-places="0" loext:min-decimal-places="0" number:min-integer-digits="1" number:grouping="true"/>
    </number:number-style>
    <number:number-style style:name="N164">
      <style:text-properties fo:color="#ff0000"/>
      <number:text>-€</number:text>
      <number:number number:decimal-places="0" loext:min-decimal-places="0" number:min-integer-digits="1" number:grouping="true"/>
      <style:map style:condition="value()&gt;=0" style:apply-style-name="N164P0"/>
    </number:number-style>
    <number:number-style style:name="N166P0" style:volatile="true">
      <number:text>€</number:text>
      <number:number number:decimal-places="2" loext:min-decimal-places="2" number:min-integer-digits="1" number:grouping="true"/>
    </number:number-style>
    <number:number-style style:name="N166">
      <number:text>-€</number:text>
      <number:number number:decimal-places="2" loext:min-decimal-places="2" number:min-integer-digits="1" number:grouping="true"/>
      <style:map style:condition="value()&gt;=0" style:apply-style-name="N166P0"/>
    </number:number-style>
    <number:number-style style:name="N167P0" style:volatile="true">
      <number:text>€</number:text>
      <number:number number:decimal-places="2" loext:min-decimal-places="2" number:min-integer-digits="1" number:grouping="true"/>
    </number:number-style>
    <number:number-style style:name="N167">
      <style:text-properties fo:color="#ff0000"/>
      <number:text>-€</number:text>
      <number:number number:decimal-places="2" loext:min-decimal-places="2" number:min-integer-digits="1" number:grouping="true"/>
      <style:map style:condition="value()&gt;=0" style:apply-style-name="N167P0"/>
    </number:number-style>
    <number:number-style style:name="N171P0" style:volatile="true">
      <number:text> €</number:text>
      <number:number number:decimal-places="0" loext:min-decimal-places="0" number:min-integer-digits="1" number:grouping="true"/>
      <number:text> </number:text>
    </number:number-style>
    <number:number-style style:name="N171P1" style:volatile="true">
      <number:text>-€</number:text>
      <number:number number:decimal-places="0" loext:min-decimal-places="0" number:min-integer-digits="1" number:grouping="true"/>
      <number:text> </number:text>
    </number:number-style>
    <number:number-style style:name="N171P2" style:volatile="true">
      <number:text> €-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5P0" style:volatile="true">
      <number:text> </number:text>
      <number:number number:decimal-places="0" loext:min-decimal-places="0" number:min-integer-digits="1" number:grouping="true"/>
      <number:text> </number:text>
    </number:number-style>
    <number:number-style style:name="N175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75P2" style:volatile="true">
      <number:text> - </number:text>
    </number:number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9P0" style:volatile="true">
      <number:text> €</number:text>
      <number:number number:decimal-places="2" loext:min-decimal-places="2" number:min-integer-digits="1" number:grouping="true"/>
      <number:text> </number:text>
    </number:number-style>
    <number:number-style style:name="N179P1" style:volatile="true">
      <number:text>-€</number:text>
      <number:number number:decimal-places="2" loext:min-decimal-places="2" number:min-integer-digits="1" number:grouping="true"/>
      <number:text> </number:text>
    </number:number-style>
    <number:number-style style:name="N179P2" style:volatile="true">
      <number:text> €-</number:text>
      <number:number number:decimal-places="0" loext:min-decimal-places="0" number:min-integer-digits="0"/>
      <number:text>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3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83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83P2" style:volatile="true">
      <number:text>-</number:text>
      <number:number number:decimal-places="0" loext:min-decimal-places="0" number:min-integer-digits="0"/>
      <number:text> </number:text>
    </number:number-style>
    <number:text-style style:name="N183"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5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85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85P0"/>
    </number:number-style>
    <number:number-style style:name="N186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86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86P0"/>
    </number:number-style>
    <number:number-style style:name="N188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88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88P0"/>
    </number:number-style>
    <number:number-style style:name="N18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89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89P0"/>
    </number:number-style>
    <number:number-style style:name="N193P0" style:volatile="true">
      <number:text> $</number:text>
      <number:number number:decimal-places="0" loext:min-decimal-places="0" number:min-integer-digits="1" number:grouping="true"/>
      <number:text> </number:text>
    </number:number-style>
    <number:number-style style:name="N193P1" style:volatile="true">
      <number:text> $(</number:text>
      <number:number number:decimal-places="0" loext:min-decimal-places="0" number:min-integer-digits="1" number:grouping="true"/>
      <number:text>)</number:text>
    </number:number-style>
    <number:number-style style:name="N193P2" style:volatile="true">
      <number:text> $- </number:text>
    </number:number-style>
    <number:text-style style:name="N193">
      <number:text-content/>
      <number:text> </number:text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number-style style:name="N195P0" style:volatile="true">
      <number:text> </number:text>
      <number:number number:decimal-places="0" loext:min-decimal-places="0" number:min-integer-digits="1" number:grouping="true"/>
      <number:text> </number:text>
    </number:number-style>
    <number:number-style style:name="N195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195P2" style:volatile="true">
      <number:text> - </number:text>
    </number:number-style>
    <number:text-style style:name="N195">
      <number:text-content/>
      <number:text> </number:text>
      <style:map style:condition="value()&gt;0" style:apply-style-name="N195P0"/>
      <style:map style:condition="value()&lt;0" style:apply-style-name="N195P1"/>
      <style:map style:condition="value()=0" style:apply-style-name="N195P2"/>
    </number:text-style>
    <number:number-style style:name="N199P0" style:volatile="true">
      <number:text> $</number:text>
      <number:number number:decimal-places="2" loext:min-decimal-places="2" number:min-integer-digits="1" number:grouping="true"/>
      <number:text> </number:text>
    </number:number-style>
    <number:number-style style:name="N199P1" style:volatile="true">
      <number:text> $(</number:text>
      <number:number number:decimal-places="2" loext:min-decimal-places="2" number:min-integer-digits="1" number:grouping="true"/>
      <number:text>)</number:text>
    </number:number-style>
    <number:number-style style:name="N199P2" style:volatile="true">
      <number:text> $-</number:text>
      <number:number number:decimal-places="0" loext:min-decimal-places="0" number:min-integer-digits="0"/>
      <number:text> </number:text>
    </number:number-style>
    <number:text-style style:name="N199"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1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201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201P2" style:volatile="true">
      <number:text>-</number:text>
      <number:number number:decimal-places="0" loext:min-decimal-places="0" number:min-integer-digits="0"/>
      <number:text>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68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орінк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09-24">00.00.0000</text:date>, <text:time style:data-style-name="N2" text:time-value="10:25:00.005769277">00:00:00</text:time></text:p>
        </style:region-right>
      </style:header>
      <style:header-left style:display="false"/>
      <style:footer>
        <text:p>Сторінк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19T10:51:28</meta:creation-date>
    <dc:date>2017-09-24T12:43:52.792388138</dc:date>
    <meta:editing-duration>P22DT5H8S</meta:editing-duration>
    <meta:editing-cycles>18</meta:editing-cycles>
    <meta:generator>LibreOffice/5.4.0.3$Linux_X86_64 LibreOffice_project/40m0$Build-3</meta:generator>
    <meta:print-date>2013-07-16T16:57:13</meta:print-date>
    <meta:document-statistic meta:table-count="4" meta:cell-count="2454" meta:object-count="0"/>
  </office:meta>
</office:document-meta>
</file>